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089005"/>
    </style:style>
    <style:style style:name="P17" style:family="paragraph" style:parent-style-name="Text_20_body">
      <style:paragraph-properties fo:text-align="justify" style:justify-single-word="false" fo:padding="0in" fo:border="none" style:shadow="none" style:join-border="false"/>
      <style:text-properties officeooo:paragraph-rsid="0014520a"/>
    </style:style>
    <style:style style:name="P18" style:family="paragraph" style:parent-style-name="Text_20_body">
      <style:paragraph-properties fo:text-align="justify" style:justify-single-word="false" fo:padding="0in" fo:border="none" style:shadow="none" style:join-border="false"/>
      <style:text-properties officeooo:paragraph-rsid="00154c0d"/>
    </style:style>
    <style:style style:name="P19" style:family="paragraph" style:parent-style-name="Text_20_body">
      <style:paragraph-properties fo:text-align="justify" style:justify-single-word="false" fo:padding="0in" fo:border="none" style:shadow="none" style:join-border="false"/>
      <style:text-properties officeooo:paragraph-rsid="001801af"/>
    </style:style>
    <style:style style:name="P20" style:family="paragraph" style:parent-style-name="Text_20_body">
      <style:paragraph-properties fo:text-align="justify" style:justify-single-word="false" fo:padding="0in" fo:border="none" style:shadow="none" style:join-border="false"/>
      <style:text-properties officeooo:paragraph-rsid="001ed6af"/>
    </style:style>
    <style:style style:name="P21" style:family="paragraph" style:parent-style-name="Text_20_body">
      <style:paragraph-properties fo:text-align="justify" style:justify-single-word="false" fo:padding="0in" fo:border="none" style:shadow="none" style:join-border="false"/>
      <style:text-properties officeooo:paragraph-rsid="0020e36a"/>
    </style:style>
    <style:style style:name="P22" style:family="paragraph" style:parent-style-name="Text_20_body">
      <style:paragraph-properties fo:text-align="justify" style:justify-single-word="false" fo:padding="0in" fo:border="none" style:shadow="none" style:join-border="false"/>
      <style:text-properties officeooo:paragraph-rsid="00217566"/>
    </style:style>
    <style:style style:name="P23" style:family="paragraph" style:parent-style-name="Text_20_body">
      <style:paragraph-properties fo:text-align="justify" style:justify-single-word="false" fo:padding="0in" fo:border="none" style:shadow="none" style:join-border="false"/>
      <style:text-properties officeooo:paragraph-rsid="0043fd98"/>
    </style:style>
    <style:style style:name="P24" style:family="paragraph" style:parent-style-name="Text_20_body">
      <style:paragraph-properties fo:text-align="justify" style:justify-single-word="false" fo:padding="0in" fo:border="none" style:shadow="none" style:join-border="false"/>
      <style:text-properties officeooo:paragraph-rsid="000a1a00"/>
    </style:style>
    <style:style style:name="P25" style:family="paragraph" style:parent-style-name="Text_20_body">
      <style:paragraph-properties fo:text-align="justify" style:justify-single-word="false" fo:padding="0in" fo:border="none" style:shadow="none" style:join-border="false"/>
      <style:text-properties officeooo:paragraph-rsid="0053384a"/>
    </style:style>
    <style:style style:name="P26" style:family="paragraph" style:parent-style-name="Text_20_body">
      <style:paragraph-properties fo:text-align="justify" style:justify-single-word="false" fo:padding="0in" fo:border="none" style:shadow="none" style:join-border="false"/>
      <style:text-properties officeooo:paragraph-rsid="00586955"/>
    </style:style>
    <style:style style:name="P27" style:family="paragraph" style:parent-style-name="Text_20_body">
      <style:paragraph-properties fo:text-align="justify" style:justify-single-word="false" fo:padding="0in" fo:border="none" style:shadow="none" style:join-border="false"/>
      <style:text-properties fo:background-color="#ffff00"/>
    </style:style>
    <style:style style:name="P28" style:family="paragraph" style:parent-style-name="Text_20_body">
      <style:paragraph-properties fo:text-align="center" style:justify-single-word="false" fo:padding="0in" fo:border="none" style:shadow="none" style:join-border="false"/>
    </style:style>
    <style:style style:name="P29"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30"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31"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32"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33"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justify" style:justify-single-word="false" fo:padding="0in" fo:border="none" style:shadow="none" style:join-border="false"/>
      <style:text-properties fo:background-color="transparent"/>
    </style:style>
    <style:style style:name="P35" style:family="paragraph" style:parent-style-name="Text_20_body">
      <style:paragraph-properties fo:text-align="center" style:justify-single-word="false" fo:padding="0in" fo:border="none" style:shadow="none" style:join-border="false"/>
      <style:text-properties fo:background-color="transparent"/>
    </style:style>
    <style:style style:name="P3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7"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3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41"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42"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43"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44"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45"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46"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47"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48"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49"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50"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51"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52"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53" style:family="paragraph" style:parent-style-name="Text_20_body">
      <style:paragraph-properties fo:text-align="justify" style:justify-single-word="false" fo:padding="0in" fo:border="none" style:shadow="none" style:join-border="false"/>
      <style:text-properties fo:background-color="#00ccff"/>
    </style:style>
    <style:style style:name="P54" style:family="paragraph" style:parent-style-name="Text_20_body">
      <style:paragraph-properties fo:text-align="justify" style:justify-single-word="false" fo:padding="0in" fo:border="none" style:shadow="none" style:join-border="false"/>
      <style:text-properties fo:background-color="#ffffff"/>
    </style:style>
    <style:style style:name="P55" style:family="paragraph" style:parent-style-name="Text_20_body">
      <style:paragraph-properties fo:text-align="justify" style:justify-single-word="false" fo:padding="0in" fo:border="none" style:shadow="none" style:join-border="false"/>
      <style:text-properties fo:color="#0000ff"/>
    </style:style>
    <style:style style:name="P56"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57"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fo:background-color="transparent"/>
    </style:style>
    <style:style style:name="P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089005" officeooo:paragraph-rsid="00089005" fo:background-color="transparent"/>
    </style:style>
    <style:style style:name="P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0ba3b8" officeooo:paragraph-rsid="000ba3b8" fo:background-color="transparent"/>
    </style:style>
    <style:style style:name="P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520a" officeooo:paragraph-rsid="0014520a" fo:background-color="transparent"/>
    </style:style>
    <style:style style:name="P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0bdd1" officeooo:paragraph-rsid="0010bdd1" fo:background-color="transparent"/>
    </style:style>
    <style:style style:name="P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23ada" officeooo:paragraph-rsid="00123ada" fo:background-color="transparent"/>
    </style:style>
    <style:style style:name="P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39efa" officeooo:paragraph-rsid="00139efa" fo:background-color="transparent"/>
    </style:style>
    <style:style style:name="P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01af" officeooo:paragraph-rsid="001801af" fo:background-color="transparent"/>
    </style:style>
    <style:style style:name="P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ab73c" officeooo:paragraph-rsid="001ed6af" fo:background-color="transparent"/>
    </style:style>
    <style:style style:name="P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ed6af" officeooo:paragraph-rsid="001ed6af" fo:background-color="transparent"/>
    </style:style>
    <style:style style:name="P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154da" officeooo:paragraph-rsid="0020e36a" fo:background-color="transparent"/>
    </style:style>
    <style:style style:name="P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17566" officeooo:paragraph-rsid="00217566" fo:background-color="transparent"/>
    </style:style>
    <style:style style:name="P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2958f" officeooo:paragraph-rsid="00217566" fo:background-color="transparent"/>
    </style:style>
    <style:style style:name="P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167d0" officeooo:paragraph-rsid="00217566" fo:background-color="transparent"/>
    </style:style>
    <style:style style:name="P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79eb4" officeooo:paragraph-rsid="00217566" fo:background-color="transparent"/>
    </style:style>
    <style:style style:name="P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f1d83" officeooo:paragraph-rsid="003f1d83" fo:background-color="transparent"/>
    </style:style>
    <style:style style:name="P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09d71" officeooo:paragraph-rsid="001ed6af" fo:background-color="transparent"/>
    </style:style>
    <style:style style:name="P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0a1a00" officeooo:paragraph-rsid="000a1a00" fo:background-color="transparent"/>
    </style:style>
    <style:style style:name="P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6dd14" officeooo:paragraph-rsid="000a1a00" fo:background-color="transparent"/>
    </style:style>
    <style:style style:name="P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9e664" officeooo:paragraph-rsid="000a1a00" fo:background-color="transparent"/>
    </style:style>
    <style:style style:name="P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e2078" officeooo:paragraph-rsid="000a1a00" fo:background-color="transparent"/>
    </style:style>
    <style:style style:name="P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2a8e8" officeooo:paragraph-rsid="000a1a00" fo:background-color="transparent"/>
    </style:style>
    <style:style style:name="P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384a" officeooo:paragraph-rsid="00530bdc" fo:background-color="transparent"/>
    </style:style>
    <style:style style:name="P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b8f62" officeooo:paragraph-rsid="005b8f62" fo:background-color="transparent"/>
    </style:style>
    <style:style style:name="P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86955" officeooo:paragraph-rsid="00586955" fo:background-color="transparent"/>
    </style:style>
    <style:style style:name="P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876" officeooo:paragraph-rsid="00586955" fo:background-color="transparent"/>
    </style:style>
    <style:style style:name="P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876" officeooo:paragraph-rsid="005a6876" fo:background-color="transparent"/>
    </style:style>
    <style:style style:name="P85" style:family="paragraph" style:parent-style-name="Text_20_body">
      <style:paragraph-properties fo:text-align="justify" style:justify-single-word="false" fo:padding="0in" fo:border="none" style:shadow="none" style:join-border="false"/>
      <style:text-properties officeooo:rsid="0010bdd1" officeooo:paragraph-rsid="0010bdd1"/>
    </style:style>
    <style:style style:name="P86" style:family="paragraph" style:parent-style-name="Text_20_body">
      <style:paragraph-properties fo:text-align="justify" style:justify-single-word="false" fo:padding="0in" fo:border="none" style:shadow="none" style:join-border="false"/>
      <style:text-properties officeooo:rsid="00139efa" officeooo:paragraph-rsid="00139efa"/>
    </style:style>
    <style:style style:name="P87" style:family="paragraph" style:parent-style-name="Text_20_body">
      <style:paragraph-properties fo:text-align="justify" style:justify-single-word="false" fo:padding="0in" fo:border="none" style:shadow="none" style:join-border="false"/>
      <style:text-properties officeooo:rsid="001801af" officeooo:paragraph-rsid="001801af"/>
    </style:style>
    <style:style style:name="P88" style:family="paragraph" style:parent-style-name="Text_20_body">
      <style:paragraph-properties fo:text-align="justify" style:justify-single-word="false" fo:padding="0in" fo:border="none" style:shadow="none" style:join-border="false"/>
      <style:text-properties officeooo:rsid="002154da" officeooo:paragraph-rsid="002154da"/>
    </style:style>
    <style:style style:name="P89" style:family="paragraph" style:parent-style-name="Text_20_body">
      <style:paragraph-properties fo:text-align="justify" style:justify-single-word="false" fo:padding="0in" fo:border="none" style:shadow="none" style:join-border="false"/>
      <style:text-properties officeooo:rsid="00217566" officeooo:paragraph-rsid="00217566"/>
    </style:style>
    <style:style style:name="P90" style:family="paragraph" style:parent-style-name="Text_20_body">
      <style:paragraph-properties fo:text-align="justify" style:justify-single-word="false" fo:padding="0in" fo:border="none" style:shadow="none" style:join-border="false"/>
      <style:text-properties officeooo:rsid="00530bdc" officeooo:paragraph-rsid="00530bdc"/>
    </style:style>
    <style:style style:name="P91" style:family="paragraph" style:parent-style-name="Text_20_body">
      <style:paragraph-properties fo:text-align="justify" style:justify-single-word="false" fo:padding="0in" fo:border="none" style:shadow="none" style:join-border="false"/>
      <style:text-properties officeooo:rsid="005a6876" officeooo:paragraph-rsid="005a6876"/>
    </style:style>
    <style:style style:name="P92" style:family="paragraph" style:parent-style-name="Standard">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93"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95"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100" style:family="paragraph" style:parent-style-name="Heading_20_1">
      <style:paragraph-properties fo:text-align="center" style:justify-single-word="false"/>
    </style:style>
    <style:style style:name="P101"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102" style:family="paragraph" style:parent-style-name="Heading_20_2">
      <style:paragraph-properties fo:text-align="center" style:justify-single-word="false"/>
    </style:style>
    <style:style style:name="P103" style:family="paragraph" style:parent-style-name="Heading_20_2">
      <style:paragraph-properties fo:text-align="center" style:justify-single-word="false"/>
      <style:text-properties fo:language="ru" fo:country="RU"/>
    </style:style>
    <style:style style:name="P1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e7929" officeooo:paragraph-rsid="005e7929" fo:background-color="transparent"/>
    </style:style>
    <style:style style:name="P1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b67a3" officeooo:paragraph-rsid="005a6876" fo:background-color="transparent"/>
    </style:style>
    <style:style style:name="P1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3afd3" officeooo:paragraph-rsid="0063afd3" fo:background-color="transparent"/>
    </style:style>
    <style:style style:name="P107" style:family="paragraph" style:parent-style-name="Text_20_body">
      <style:paragraph-properties fo:text-align="justify" style:justify-single-word="false" fo:padding="0in" fo:border="none" style:shadow="none" style:join-border="false"/>
      <style:text-properties officeooo:paragraph-rsid="005e7929"/>
    </style:style>
    <style:style style:name="P108" style:family="paragraph" style:parent-style-name="Text_20_body">
      <style:paragraph-properties fo:text-align="justify" style:justify-single-word="false" fo:padding="0in" fo:border="none" style:shadow="none" style:join-border="false"/>
      <style:text-properties officeooo:paragraph-rsid="0063faa7"/>
    </style:style>
    <style:style style:name="P109" style:family="paragraph" style:parent-style-name="Text_20_body">
      <style:paragraph-properties fo:text-align="justify" style:justify-single-word="false" fo:padding="0in" fo:border="none" style:shadow="none" style:join-border="false"/>
      <style:text-properties officeooo:paragraph-rsid="006666d1"/>
    </style:style>
    <style:style style:name="P110" style:family="paragraph" style:parent-style-name="Text_20_body">
      <style:paragraph-properties fo:text-align="justify" style:justify-single-word="false" fo:padding="0in" fo:border="none" style:shadow="none" style:join-border="false"/>
      <style:text-properties officeooo:paragraph-rsid="006a3d87"/>
    </style:style>
    <style:style style:name="P111" style:family="paragraph" style:parent-style-name="Text_20_body">
      <style:paragraph-properties fo:text-align="justify" style:justify-single-word="false" fo:padding="0in" fo:border="none" style:shadow="none" style:join-border="false"/>
      <style:text-properties officeooo:paragraph-rsid="006cb679"/>
    </style:style>
    <style:style style:name="P112" style:family="paragraph" style:parent-style-name="Text_20_body">
      <style:paragraph-properties fo:text-align="justify" style:justify-single-word="false" fo:padding="0in" fo:border="none" style:shadow="none" style:join-border="false"/>
      <style:text-properties officeooo:paragraph-rsid="006f34a5"/>
    </style:style>
    <style:style style:name="P113" style:family="paragraph" style:parent-style-name="Text_20_body">
      <style:paragraph-properties fo:text-align="justify" style:justify-single-word="false" fo:padding="0in" fo:border="none" style:shadow="none" style:join-border="false"/>
      <style:text-properties officeooo:paragraph-rsid="00722a6a"/>
    </style:style>
    <style:style style:name="P114" style:family="paragraph" style:parent-style-name="Text_20_body">
      <style:paragraph-properties fo:text-align="justify" style:justify-single-word="false" fo:padding="0in" fo:border="none" style:shadow="none" style:join-border="false"/>
      <style:text-properties officeooo:paragraph-rsid="007254bb"/>
    </style:style>
    <style:style style:name="P115" style:family="paragraph" style:parent-style-name="Text_20_body">
      <style:paragraph-properties fo:text-align="justify" style:justify-single-word="false" fo:padding="0in" fo:border="none" style:shadow="none" style:join-border="false"/>
      <style:text-properties officeooo:rsid="00622725" officeooo:paragraph-rsid="00622725"/>
    </style:style>
    <style:style style:name="P116" style:family="paragraph" style:parent-style-name="Text_20_body">
      <style:paragraph-properties fo:text-align="justify" style:justify-single-word="false" fo:padding="0in" fo:border="none" style:shadow="none" style:join-border="false"/>
      <style:text-properties officeooo:rsid="00622725" officeooo:paragraph-rsid="0063faa7"/>
    </style:style>
    <style:style style:name="P117" style:family="paragraph" style:parent-style-name="Text_20_body">
      <style:paragraph-properties fo:text-align="justify" style:justify-single-word="false" fo:padding="0in" fo:border="none" style:shadow="none" style:join-border="false"/>
      <style:text-properties officeooo:rsid="0063afd3" officeooo:paragraph-rsid="0063afd3"/>
    </style:style>
    <style:style style:name="P118" style:family="paragraph" style:parent-style-name="Text_20_body">
      <style:paragraph-properties fo:text-align="justify" style:justify-single-word="false" fo:padding="0in" fo:border="none" style:shadow="none" style:join-border="false"/>
      <style:text-properties officeooo:rsid="0067ca07" officeooo:paragraph-rsid="0067ca07"/>
    </style:style>
    <style:style style:name="P119" style:family="paragraph" style:parent-style-name="Text_20_body">
      <style:paragraph-properties fo:text-align="justify" style:justify-single-word="false" fo:padding="0in" fo:border="none" style:shadow="none" style:join-border="false"/>
      <style:text-properties officeooo:rsid="00688180" officeooo:paragraph-rsid="00688180"/>
    </style:style>
    <style:style style:name="P120" style:family="paragraph" style:parent-style-name="Text_20_body">
      <style:paragraph-properties fo:text-align="justify" style:justify-single-word="false" fo:padding="0in" fo:border="none" style:shadow="none" style:join-border="false"/>
      <style:text-properties officeooo:rsid="006a3d87" officeooo:paragraph-rsid="006a3d87"/>
    </style:style>
    <style:style style:name="P121" style:family="paragraph" style:parent-style-name="Text_20_body">
      <style:paragraph-properties fo:text-align="justify" style:justify-single-word="false" fo:padding="0in" fo:border="none" style:shadow="none" style:join-border="false"/>
      <style:text-properties officeooo:rsid="006cef0a" officeooo:paragraph-rsid="006cef0a"/>
    </style:style>
    <style:style style:name="P122" style:family="paragraph" style:parent-style-name="Text_20_body">
      <style:paragraph-properties fo:text-align="justify" style:justify-single-word="false" fo:padding="0in" fo:border="none" style:shadow="none" style:join-border="false"/>
      <style:text-properties officeooo:rsid="00722a6a" officeooo:paragraph-rsid="00722a6a"/>
    </style:style>
    <style:style style:name="P123" style:family="paragraph" style:parent-style-name="Text_20_body">
      <style:paragraph-properties fo:text-align="justify" style:justify-single-word="false" fo:padding="0in" fo:border="none" style:shadow="none" style:join-border="false"/>
      <style:text-properties officeooo:rsid="007254bb" officeooo:paragraph-rsid="007254bb"/>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style:use-window-font-color="true" fo:background-color="transparent" loext:char-shading-value="0"/>
    </style:style>
    <style:style style:name="T6" style:family="text">
      <style:text-properties style:use-window-font-color="true" fo:language="ru" fo:country="RU"/>
    </style:style>
    <style:style style:name="T7" style:family="text">
      <style:text-properties style:use-window-font-color="true" fo:language="ru" fo:country="RU" fo:font-style="normal" fo:font-weight="normal" style:font-style-asian="normal" style:font-weight-asian="normal" style:font-style-complex="normal" style:font-weight-complex="normal"/>
    </style:style>
    <style:style style:name="T8" style:family="text">
      <style:text-properties style:use-window-font-color="true" fo:language="ru" fo:country="RU" fo:font-weight="normal" style:font-weight-asian="normal" style:font-weight-complex="normal"/>
    </style:style>
    <style:style style:name="T9" style:family="text">
      <style:text-properties style:use-window-font-color="true" fo:language="ru" fo:country="RU" fo:font-weight="normal" fo:background-color="#ffff00" loext:char-shading-value="0" style:font-weight-asian="normal" style:font-weight-complex="normal"/>
    </style:style>
    <style:style style:name="T10" style:family="text">
      <style:text-properties style:use-window-font-color="true" fo:language="uk" fo:country="UA"/>
    </style:style>
    <style:style style:name="T11" style:family="text">
      <style:text-properties style:use-window-font-color="true" fo:language="uk" fo:country="UA" fo:font-weight="normal" style:font-weight-asian="normal" style:font-weight-complex="normal"/>
    </style:style>
    <style:style style:name="T12" style:family="text">
      <style:text-properties style:use-window-font-color="true" fo:language="uk" fo:country="UA" fo:font-style="normal" fo:font-weight="normal" style:font-style-asian="normal" style:font-weight-asian="normal" style:font-style-complex="normal" style:font-weight-complex="normal"/>
    </style:style>
    <style:style style:name="T13" style:family="text">
      <style:text-properties style:use-window-font-color="true" fo:background-color="#ffff00" loext:char-shading-value="0"/>
    </style:style>
    <style:style style:name="T14" style:family="text">
      <style:text-properties style:use-window-font-color="true" fo:background-color="#ff00cc" loext:char-shading-value="0"/>
    </style:style>
    <style:style style:name="T15" style:family="text">
      <style:text-properties fo:font-weight="bold" style:font-weight-asian="bold" style:font-weight-complex="bold"/>
    </style:style>
    <style:style style:name="T16" style:family="text">
      <style:text-properties fo:background-color="#ffffff" loext:char-shading-value="0"/>
    </style:style>
    <style:style style:name="T17" style:family="text">
      <style:text-properties fo:language="ru" fo:country="RU"/>
    </style:style>
    <style:style style:name="T18" style:family="text">
      <style:text-properties fo:language="ru" fo:country="RU" fo:background-color="#ffff00" loext:char-shading-value="0"/>
    </style:style>
    <style:style style:name="T19" style:family="text">
      <style:text-properties fo:language="ru" fo:country="RU" fo:font-style="italic" fo:background-color="transparent" loext:char-shading-value="0" style:font-style-asian="italic" style:font-style-complex="italic"/>
    </style:style>
    <style:style style:name="T20" style:family="text">
      <style:text-properties fo:language="ru" fo:country="RU" fo:font-style="italic" fo:background-color="#ffff00" loext:char-shading-value="0" style:font-style-asian="italic" style:font-style-complex="italic"/>
    </style:style>
    <style:style style:name="T21" style:family="text">
      <style:text-properties fo:language="ru" fo:country="RU" fo:background-color="transparent" loext:char-shading-value="0"/>
    </style:style>
    <style:style style:name="T22" style:family="text">
      <style:text-properties fo:language="ru" fo:country="RU" fo:font-style="normal" fo:background-color="transparent" loext:char-shading-value="0" style:font-style-asian="normal" style:font-style-complex="normal"/>
    </style:style>
    <style:style style:name="T23" style:family="text">
      <style:text-properties fo:language="ru" fo:country="RU" fo:font-style="normal" fo:background-color="#ffff00" loext:char-shading-value="0" style:font-style-asian="normal" style:font-style-complex="normal"/>
    </style:style>
    <style:style style:name="T24" style:family="text">
      <style:text-properties style:text-line-through-style="solid" style:text-line-through-type="single"/>
    </style:style>
    <style:style style:name="T25" style:family="text">
      <style:text-properties fo:language="en" fo:country="US"/>
    </style:style>
    <style:style style:name="T26" style:family="text">
      <style:text-properties style:text-line-through-style="none" style:text-line-through-type="none"/>
    </style:style>
    <style:style style:name="T27" style:family="text">
      <style:text-properties style:text-line-through-style="none" style:text-line-through-type="none" fo:language="ru" fo:country="RU" fo:background-color="transparent" loext:char-shading-value="0"/>
    </style:style>
    <style:style style:name="T28" style:family="text">
      <style:text-properties style:text-line-through-style="none" style:text-line-through-type="none" fo:language="ru" fo:country="RU" officeooo:rsid="00089005" fo:background-color="transparent" loext:char-shading-value="0"/>
    </style:style>
    <style:style style:name="T29" style:family="text">
      <style:text-properties style:text-line-through-style="none" style:text-line-through-type="none" fo:language="ru" fo:country="RU" officeooo:rsid="000939ed" fo:background-color="transparent" loext:char-shading-value="0"/>
    </style:style>
    <style:style style:name="T30" style:family="text">
      <style:text-properties style:text-line-through-style="none" style:text-line-through-type="none" fo:language="ru" fo:country="RU" officeooo:rsid="000ba3b8" fo:background-color="transparent" loext:char-shading-value="0"/>
    </style:style>
    <style:style style:name="T31" style:family="text">
      <style:text-properties style:text-line-through-style="none" style:text-line-through-type="none" fo:language="ru" fo:country="RU" officeooo:rsid="0011aa57" fo:background-color="transparent" loext:char-shading-value="0"/>
    </style:style>
    <style:style style:name="T32" style:family="text">
      <style:text-properties style:text-line-through-style="none" style:text-line-through-type="none" fo:language="ru" fo:country="RU" officeooo:rsid="00123ada" fo:background-color="transparent" loext:char-shading-value="0"/>
    </style:style>
    <style:style style:name="T33" style:family="text">
      <style:text-properties style:text-line-through-style="none" style:text-line-through-type="none" fo:language="ru" fo:country="RU" officeooo:rsid="00139efa" fo:background-color="transparent" loext:char-shading-value="0"/>
    </style:style>
    <style:style style:name="T34" style:family="text">
      <style:text-properties style:text-line-through-style="none" style:text-line-through-type="none" fo:language="ru" fo:country="RU" officeooo:rsid="0014520a" fo:background-color="transparent" loext:char-shading-value="0"/>
    </style:style>
    <style:style style:name="T35" style:family="text">
      <style:text-properties style:text-line-through-style="none" style:text-line-through-type="none" fo:language="ru" fo:country="RU" officeooo:rsid="00151704" fo:background-color="transparent" loext:char-shading-value="0"/>
    </style:style>
    <style:style style:name="T36" style:family="text">
      <style:text-properties style:text-line-through-style="none" style:text-line-through-type="none" fo:language="ru" fo:country="RU" officeooo:rsid="0015297a" fo:background-color="transparent" loext:char-shading-value="0"/>
    </style:style>
    <style:style style:name="T37" style:family="text">
      <style:text-properties style:text-line-through-style="none" style:text-line-through-type="none" fo:language="ru" fo:country="RU" officeooo:rsid="00154c0d" fo:background-color="transparent" loext:char-shading-value="0"/>
    </style:style>
    <style:style style:name="T38" style:family="text">
      <style:text-properties style:text-line-through-style="none" style:text-line-through-type="none" fo:language="ru" fo:country="RU" officeooo:rsid="00171113" fo:background-color="transparent" loext:char-shading-value="0"/>
    </style:style>
    <style:style style:name="T39" style:family="text">
      <style:text-properties style:text-line-through-style="none" style:text-line-through-type="none" fo:language="ru" fo:country="RU" officeooo:rsid="001801af" fo:background-color="transparent" loext:char-shading-value="0"/>
    </style:style>
    <style:style style:name="T40" style:family="text">
      <style:text-properties style:text-line-through-style="none" style:text-line-through-type="none" fo:language="ru" fo:country="RU" officeooo:rsid="0018d75c" fo:background-color="transparent" loext:char-shading-value="0"/>
    </style:style>
    <style:style style:name="T41" style:family="text">
      <style:text-properties style:text-line-through-style="none" style:text-line-through-type="none" fo:language="ru" fo:country="RU" officeooo:rsid="001ab73c" fo:background-color="transparent" loext:char-shading-value="0"/>
    </style:style>
    <style:style style:name="T42" style:family="text">
      <style:text-properties style:text-line-through-style="none" style:text-line-through-type="none" fo:language="ru" fo:country="RU" officeooo:rsid="001c0005" fo:background-color="transparent" loext:char-shading-value="0"/>
    </style:style>
    <style:style style:name="T43" style:family="text">
      <style:text-properties style:text-line-through-style="none" style:text-line-through-type="none" fo:language="ru" fo:country="RU" officeooo:rsid="001ed6af" fo:background-color="transparent" loext:char-shading-value="0"/>
    </style:style>
    <style:style style:name="T44" style:family="text">
      <style:text-properties style:text-line-through-style="none" style:text-line-through-type="none" fo:language="ru" fo:country="RU" officeooo:rsid="00209d71" fo:background-color="transparent" loext:char-shading-value="0"/>
    </style:style>
    <style:style style:name="T45" style:family="text">
      <style:text-properties style:text-line-through-style="none" style:text-line-through-type="none" fo:language="ru" fo:country="RU" officeooo:rsid="0020e36a" fo:background-color="transparent" loext:char-shading-value="0"/>
    </style:style>
    <style:style style:name="T46" style:family="text">
      <style:text-properties style:text-line-through-style="none" style:text-line-through-type="none" fo:language="ru" fo:country="RU" officeooo:rsid="002154da" fo:background-color="transparent" loext:char-shading-value="0"/>
    </style:style>
    <style:style style:name="T47" style:family="text">
      <style:text-properties style:text-line-through-style="none" style:text-line-through-type="none" fo:language="ru" fo:country="RU" officeooo:rsid="00217566" fo:background-color="transparent" loext:char-shading-value="0"/>
    </style:style>
    <style:style style:name="T48" style:family="text">
      <style:text-properties style:text-line-through-style="none" style:text-line-through-type="none" fo:language="ru" fo:country="RU" officeooo:rsid="0022958f" fo:background-color="transparent" loext:char-shading-value="0"/>
    </style:style>
    <style:style style:name="T49" style:family="text">
      <style:text-properties style:text-line-through-style="none" style:text-line-through-type="none" fo:language="ru" fo:country="RU" officeooo:rsid="0024d990" fo:background-color="transparent" loext:char-shading-value="0"/>
    </style:style>
    <style:style style:name="T50" style:family="text">
      <style:text-properties style:text-line-through-style="none" style:text-line-through-type="none" fo:language="ru" fo:country="RU" officeooo:rsid="00262b2e" fo:background-color="transparent" loext:char-shading-value="0"/>
    </style:style>
    <style:style style:name="T51" style:family="text">
      <style:text-properties style:text-line-through-style="none" style:text-line-through-type="none" fo:language="ru" fo:country="RU" officeooo:rsid="002a507f" fo:background-color="transparent" loext:char-shading-value="0"/>
    </style:style>
    <style:style style:name="T52" style:family="text">
      <style:text-properties style:text-line-through-style="none" style:text-line-through-type="none" fo:language="ru" fo:country="RU" officeooo:rsid="002e9b56" fo:background-color="transparent" loext:char-shading-value="0"/>
    </style:style>
    <style:style style:name="T53" style:family="text">
      <style:text-properties style:text-line-through-style="none" style:text-line-through-type="none" fo:language="ru" fo:country="RU" officeooo:rsid="00304582" fo:background-color="transparent" loext:char-shading-value="0"/>
    </style:style>
    <style:style style:name="T54" style:family="text">
      <style:text-properties style:text-line-through-style="none" style:text-line-through-type="none" fo:language="ru" fo:country="RU" officeooo:rsid="003167d0" fo:background-color="transparent" loext:char-shading-value="0"/>
    </style:style>
    <style:style style:name="T55" style:family="text">
      <style:text-properties style:text-line-through-style="none" style:text-line-through-type="none" fo:language="ru" fo:country="RU" officeooo:rsid="0035a74a" fo:background-color="transparent" loext:char-shading-value="0"/>
    </style:style>
    <style:style style:name="T56" style:family="text">
      <style:text-properties style:text-line-through-style="none" style:text-line-through-type="none" fo:language="ru" fo:country="RU" officeooo:rsid="00343e0e" fo:background-color="transparent" loext:char-shading-value="0"/>
    </style:style>
    <style:style style:name="T57" style:family="text">
      <style:text-properties style:text-line-through-style="none" style:text-line-through-type="none" fo:language="ru" fo:country="RU" officeooo:rsid="0036dfe6" fo:background-color="transparent" loext:char-shading-value="0"/>
    </style:style>
    <style:style style:name="T58" style:family="text">
      <style:text-properties style:text-line-through-style="none" style:text-line-through-type="none" fo:language="ru" fo:country="RU" officeooo:rsid="003768ac" fo:background-color="transparent" loext:char-shading-value="0"/>
    </style:style>
    <style:style style:name="T59" style:family="text">
      <style:text-properties style:text-line-through-style="none" style:text-line-through-type="none" fo:language="ru" fo:country="RU" officeooo:rsid="00379eb4" fo:background-color="transparent" loext:char-shading-value="0"/>
    </style:style>
    <style:style style:name="T60" style:family="text">
      <style:text-properties style:text-line-through-style="none" style:text-line-through-type="none" fo:language="ru" fo:country="RU" officeooo:rsid="00387826" fo:background-color="transparent" loext:char-shading-value="0"/>
    </style:style>
    <style:style style:name="T61" style:family="text">
      <style:text-properties style:text-line-through-style="none" style:text-line-through-type="none" fo:language="ru" fo:country="RU" officeooo:rsid="003a620a" fo:background-color="transparent" loext:char-shading-value="0"/>
    </style:style>
    <style:style style:name="T62" style:family="text">
      <style:text-properties style:text-line-through-style="none" style:text-line-through-type="none" fo:language="ru" fo:country="RU" officeooo:rsid="003bc92f" fo:background-color="transparent" loext:char-shading-value="0"/>
    </style:style>
    <style:style style:name="T63" style:family="text">
      <style:text-properties style:text-line-through-style="none" style:text-line-through-type="none" fo:language="ru" fo:country="RU" officeooo:rsid="003c7ce0" fo:background-color="transparent" loext:char-shading-value="0"/>
    </style:style>
    <style:style style:name="T64" style:family="text">
      <style:text-properties style:text-line-through-style="none" style:text-line-through-type="none" fo:language="ru" fo:country="RU" officeooo:rsid="003d9b05" fo:background-color="transparent" loext:char-shading-value="0"/>
    </style:style>
    <style:style style:name="T65" style:family="text">
      <style:text-properties style:text-line-through-style="none" style:text-line-through-type="none" fo:language="ru" fo:country="RU" officeooo:rsid="00410eb6" fo:background-color="transparent" loext:char-shading-value="0"/>
    </style:style>
    <style:style style:name="T66" style:family="text">
      <style:text-properties style:text-line-through-style="none" style:text-line-through-type="none" fo:language="ru" fo:country="RU" officeooo:rsid="0042aab1" fo:background-color="transparent" loext:char-shading-value="0"/>
    </style:style>
    <style:style style:name="T67" style:family="text">
      <style:text-properties style:text-line-through-style="none" style:text-line-through-type="none" fo:language="ru" fo:country="RU" officeooo:rsid="0043e6dc" fo:background-color="transparent" loext:char-shading-value="0"/>
    </style:style>
    <style:style style:name="T68" style:family="text">
      <style:text-properties style:text-line-through-style="none" style:text-line-through-type="none" fo:language="ru" fo:country="RU" officeooo:rsid="0043fd98" fo:background-color="transparent" loext:char-shading-value="0"/>
    </style:style>
    <style:style style:name="T69" style:family="text">
      <style:text-properties style:text-line-through-style="none" style:text-line-through-type="none" fo:language="ru" fo:country="RU" officeooo:rsid="00455b79" fo:background-color="transparent" loext:char-shading-value="0"/>
    </style:style>
    <style:style style:name="T70" style:family="text">
      <style:text-properties style:text-line-through-style="none" style:text-line-through-type="none" fo:language="ru" fo:country="RU" officeooo:rsid="000a1a00" fo:background-color="transparent" loext:char-shading-value="0"/>
    </style:style>
    <style:style style:name="T71" style:family="text">
      <style:text-properties style:text-line-through-style="none" style:text-line-through-type="none" fo:language="ru" fo:country="RU" officeooo:rsid="004647b4" fo:background-color="transparent" loext:char-shading-value="0"/>
    </style:style>
    <style:style style:name="T72" style:family="text">
      <style:text-properties style:text-line-through-style="none" style:text-line-through-type="none" fo:language="ru" fo:country="RU" officeooo:rsid="0046dd14" fo:background-color="transparent" loext:char-shading-value="0"/>
    </style:style>
    <style:style style:name="T73" style:family="text">
      <style:text-properties style:text-line-through-style="none" style:text-line-through-type="none" fo:language="ru" fo:country="RU" officeooo:rsid="00478c28" fo:background-color="transparent" loext:char-shading-value="0"/>
    </style:style>
    <style:style style:name="T74" style:family="text">
      <style:text-properties style:text-line-through-style="none" style:text-line-through-type="none" fo:language="ru" fo:country="RU" officeooo:rsid="0047f86a" fo:background-color="transparent" loext:char-shading-value="0"/>
    </style:style>
    <style:style style:name="T75" style:family="text">
      <style:text-properties style:text-line-through-style="none" style:text-line-through-type="none" fo:language="ru" fo:country="RU" officeooo:rsid="0049df85" fo:background-color="transparent" loext:char-shading-value="0"/>
    </style:style>
    <style:style style:name="T76" style:family="text">
      <style:text-properties style:text-line-through-style="none" style:text-line-through-type="none" fo:language="ru" fo:country="RU" officeooo:rsid="0049e664" fo:background-color="transparent" loext:char-shading-value="0"/>
    </style:style>
    <style:style style:name="T77" style:family="text">
      <style:text-properties style:text-line-through-style="none" style:text-line-through-type="none" fo:language="ru" fo:country="RU" officeooo:rsid="004a9401" fo:background-color="transparent" loext:char-shading-value="0"/>
    </style:style>
    <style:style style:name="T78" style:family="text">
      <style:text-properties style:text-line-through-style="none" style:text-line-through-type="none" fo:language="ru" fo:country="RU" officeooo:rsid="004b166c" fo:background-color="transparent" loext:char-shading-value="0"/>
    </style:style>
    <style:style style:name="T79" style:family="text">
      <style:text-properties style:text-line-through-style="none" style:text-line-through-type="none" fo:language="ru" fo:country="RU" officeooo:rsid="004de31b" fo:background-color="transparent" loext:char-shading-value="0"/>
    </style:style>
    <style:style style:name="T80" style:family="text">
      <style:text-properties style:text-line-through-style="none" style:text-line-through-type="none" fo:language="ru" fo:country="RU" officeooo:rsid="004e2078" fo:background-color="transparent" loext:char-shading-value="0"/>
    </style:style>
    <style:style style:name="T81" style:family="text">
      <style:text-properties style:text-line-through-style="none" style:text-line-through-type="none" fo:language="ru" fo:country="RU" officeooo:rsid="00516d73" fo:background-color="transparent" loext:char-shading-value="0"/>
    </style:style>
    <style:style style:name="T82" style:family="text">
      <style:text-properties style:text-line-through-style="none" style:text-line-through-type="none" fo:language="ru" fo:country="RU" officeooo:rsid="0052a8e8" fo:background-color="transparent" loext:char-shading-value="0"/>
    </style:style>
    <style:style style:name="T83" style:family="text">
      <style:text-properties style:text-line-through-style="none" style:text-line-through-type="none" fo:language="ru" fo:country="RU" officeooo:rsid="0053384a" fo:background-color="transparent" loext:char-shading-value="0"/>
    </style:style>
    <style:style style:name="T84" style:family="text">
      <style:text-properties style:text-line-through-style="none" style:text-line-through-type="none" fo:language="ru" fo:country="RU" officeooo:rsid="00530bdc" fo:background-color="transparent" loext:char-shading-value="0"/>
    </style:style>
    <style:style style:name="T85" style:family="text">
      <style:text-properties style:text-line-through-style="none" style:text-line-through-type="none" fo:language="ru" fo:country="RU" officeooo:rsid="0054b566" fo:background-color="transparent" loext:char-shading-value="0"/>
    </style:style>
    <style:style style:name="T86" style:family="text">
      <style:text-properties style:text-line-through-style="none" style:text-line-through-type="none" fo:language="ru" fo:country="RU" officeooo:rsid="005769e6" fo:background-color="transparent" loext:char-shading-value="0"/>
    </style:style>
    <style:style style:name="T87" style:family="text">
      <style:text-properties style:text-line-through-style="none" style:text-line-through-type="none" fo:language="ru" fo:country="RU" officeooo:rsid="005772ec" fo:background-color="transparent" loext:char-shading-value="0"/>
    </style:style>
    <style:style style:name="T88" style:family="text">
      <style:text-properties style:text-line-through-style="none" style:text-line-through-type="none" fo:language="ru" fo:country="RU" officeooo:rsid="00579775" fo:background-color="transparent" loext:char-shading-value="0"/>
    </style:style>
    <style:style style:name="T89" style:family="text">
      <style:text-properties style:text-line-through-style="none" style:text-line-through-type="none" fo:language="ru" fo:country="RU" officeooo:rsid="00586955" fo:background-color="transparent" loext:char-shading-value="0"/>
    </style:style>
    <style:style style:name="T90" style:family="text">
      <style:text-properties style:text-line-through-style="none" style:text-line-through-type="none" fo:language="ru" fo:country="RU" officeooo:rsid="005a6876" fo:background-color="transparent" loext:char-shading-value="0"/>
    </style:style>
    <style:style style:name="T91" style:family="text">
      <style:text-properties style:text-line-through-style="none" style:text-line-through-type="none" fo:language="ru" fo:country="RU" officeooo:rsid="005b67a3" fo:background-color="transparent" loext:char-shading-value="0"/>
    </style:style>
    <style:style style:name="T92" style:family="text">
      <style:text-properties style:text-line-through-style="none" style:text-line-through-type="none" fo:language="ru" fo:country="RU" officeooo:rsid="005b8f62" fo:background-color="transparent" loext:char-shading-value="0"/>
    </style:style>
    <style:style style:name="T93" style:family="text">
      <style:text-properties style:text-line-through-style="none" style:text-line-through-type="none" fo:language="ru" fo:country="RU" officeooo:rsid="005d51ed" fo:background-color="transparent" loext:char-shading-value="0"/>
    </style:style>
    <style:style style:name="T94" style:family="text">
      <style:text-properties style:text-line-through-style="none" style:text-line-through-type="none" fo:language="ru" fo:country="RU" officeooo:rsid="005e7929" fo:background-color="transparent" loext:char-shading-value="0"/>
    </style:style>
    <style:style style:name="T95" style:family="text">
      <style:text-properties style:text-line-through-style="none" style:text-line-through-type="none" fo:language="ru" fo:country="RU" officeooo:rsid="00622725" fo:background-color="transparent" loext:char-shading-value="0"/>
    </style:style>
    <style:style style:name="T96" style:family="text">
      <style:text-properties style:text-line-through-style="none" style:text-line-through-type="none" fo:language="ru" fo:country="RU" officeooo:rsid="0063afd3" fo:background-color="transparent" loext:char-shading-value="0"/>
    </style:style>
    <style:style style:name="T97" style:family="text">
      <style:text-properties style:text-line-through-style="none" style:text-line-through-type="none" fo:language="ru" fo:country="RU" officeooo:rsid="0063faa7" fo:background-color="transparent" loext:char-shading-value="0"/>
    </style:style>
    <style:style style:name="T98" style:family="text">
      <style:text-properties style:text-line-through-style="none" style:text-line-through-type="none" fo:language="ru" fo:country="RU" officeooo:rsid="0066105d" fo:background-color="transparent" loext:char-shading-value="0"/>
    </style:style>
    <style:style style:name="T99" style:family="text">
      <style:text-properties style:text-line-through-style="none" style:text-line-through-type="none" fo:language="ru" fo:country="RU" officeooo:rsid="006666d1" fo:background-color="transparent" loext:char-shading-value="0"/>
    </style:style>
    <style:style style:name="T100" style:family="text">
      <style:text-properties style:text-line-through-style="none" style:text-line-through-type="none" fo:language="ru" fo:country="RU" officeooo:rsid="0067ca07" fo:background-color="transparent" loext:char-shading-value="0"/>
    </style:style>
    <style:style style:name="T101" style:family="text">
      <style:text-properties style:text-line-through-style="none" style:text-line-through-type="none" fo:language="ru" fo:country="RU" officeooo:rsid="00688180" fo:background-color="transparent" loext:char-shading-value="0"/>
    </style:style>
    <style:style style:name="T102" style:family="text">
      <style:text-properties style:text-line-through-style="none" style:text-line-through-type="none" fo:language="ru" fo:country="RU" officeooo:rsid="006a3d87" fo:background-color="transparent" loext:char-shading-value="0"/>
    </style:style>
    <style:style style:name="T103" style:family="text">
      <style:text-properties style:text-line-through-style="none" style:text-line-through-type="none" fo:language="ru" fo:country="RU" officeooo:rsid="006b7454" fo:background-color="transparent" loext:char-shading-value="0"/>
    </style:style>
    <style:style style:name="T104" style:family="text">
      <style:text-properties style:text-line-through-style="none" style:text-line-through-type="none" fo:language="ru" fo:country="RU" officeooo:rsid="006cb679" fo:background-color="transparent" loext:char-shading-value="0"/>
    </style:style>
    <style:style style:name="T105" style:family="text">
      <style:text-properties style:text-line-through-style="none" style:text-line-through-type="none" fo:language="ru" fo:country="RU" officeooo:rsid="006cef0a" fo:background-color="transparent" loext:char-shading-value="0"/>
    </style:style>
    <style:style style:name="T106" style:family="text">
      <style:text-properties style:text-line-through-style="none" style:text-line-through-type="none" fo:language="ru" fo:country="RU" officeooo:rsid="006f0b88" fo:background-color="transparent" loext:char-shading-value="0"/>
    </style:style>
    <style:style style:name="T107" style:family="text">
      <style:text-properties style:text-line-through-style="none" style:text-line-through-type="none" fo:language="ru" fo:country="RU" officeooo:rsid="006f34a5" fo:background-color="transparent" loext:char-shading-value="0"/>
    </style:style>
    <style:style style:name="T108" style:family="text">
      <style:text-properties style:text-line-through-style="none" style:text-line-through-type="none" fo:language="ru" fo:country="RU" officeooo:rsid="007039ed" fo:background-color="transparent" loext:char-shading-value="0"/>
    </style:style>
    <style:style style:name="T109" style:family="text">
      <style:text-properties style:text-line-through-style="none" style:text-line-through-type="none" fo:language="ru" fo:country="RU" officeooo:rsid="00722a6a" fo:background-color="transparent" loext:char-shading-value="0"/>
    </style:style>
    <style:style style:name="T110" style:family="text">
      <style:text-properties style:text-line-through-style="none" style:text-line-through-type="none" fo:language="ru" fo:country="RU" officeooo:rsid="007254bb" fo:background-color="transparent" loext:char-shading-value="0"/>
    </style:style>
    <style:style style:name="T111" style:family="text">
      <style:text-properties style:text-line-through-style="none" style:text-line-through-type="none" fo:language="ru" fo:country="RU" officeooo:rsid="003167d0" fo:background-color="#ffff00" loext:char-shading-value="0"/>
    </style:style>
    <style:style style:name="T112" style:family="text">
      <style:text-properties style:text-line-through-style="none" style:text-line-through-type="none" fo:language="ru" fo:country="RU" officeooo:rsid="00343e0e" fo:background-color="#ffff00" loext:char-shading-value="0"/>
    </style:style>
    <style:style style:name="T113" style:family="text">
      <style:text-properties officeooo:rsid="000a1a00"/>
    </style:style>
    <style:style style:name="T114" style:family="text">
      <style:text-properties officeooo:rsid="0010bdd1"/>
    </style:style>
    <style:style style:name="T115" style:family="text">
      <style:text-properties officeooo:rsid="0014520a"/>
    </style:style>
    <style:style style:name="T116" style:family="text">
      <style:text-properties officeooo:rsid="0018d75c"/>
    </style:style>
    <style:style style:name="T117" style:family="text">
      <style:text-properties officeooo:rsid="00209d71"/>
    </style:style>
    <style:style style:name="T118" style:family="text">
      <style:text-properties officeooo:rsid="0028db05"/>
    </style:style>
    <style:style style:name="T119" style:family="text">
      <style:text-properties officeooo:rsid="002a507f"/>
    </style:style>
    <style:style style:name="T120" style:family="text">
      <style:text-properties officeooo:rsid="002c059a"/>
    </style:style>
    <style:style style:name="T121" style:family="text">
      <style:text-properties officeooo:rsid="002d35c8"/>
    </style:style>
    <style:style style:name="T122" style:family="text">
      <style:text-properties officeooo:rsid="00343e0e"/>
    </style:style>
    <style:style style:name="T123" style:family="text">
      <style:text-properties officeooo:rsid="0034eb52"/>
    </style:style>
    <style:style style:name="T124" style:family="text">
      <style:text-properties officeooo:rsid="0035a74a"/>
    </style:style>
    <style:style style:name="T125" style:family="text">
      <style:text-properties officeooo:rsid="00410eb6"/>
    </style:style>
    <style:style style:name="T126" style:family="text">
      <style:text-properties officeooo:rsid="004647b4"/>
    </style:style>
    <style:style style:name="T127" style:family="text">
      <style:text-properties officeooo:rsid="005b8f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0"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02" text:outline-level="2">1</text:h>
      <text:p text:style-name="P55">009 Sound System – DreamScape (<text:a xlink:type="simple" xlink:href="https://www.youtube.com/watch?v=TKfS5zVfGBc" text:style-name="Internet_20_link" text:visited-style-name="Visited_20_Internet_20_Link">https://www.youtube.com/watch?v=TKfS5zVfGBc</text:a>)</text:p>
      <text:p text:style-name="P55">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28"/>
      <text:p text:style-name="P28">~~~</text:p>
      <text:p text:style-name="P15"><text:a xlink:type="simple" xlink:href="https://www.youtube.com/watch?v=rvk5D1iI2LA" text:style-name="Internet_20_link" text:visited-style-name="Visited_20_Internet_20_Link">https://www.youtube.com/watch?v=rvk5D1iI2LA</text:a></text:p>
      <text:h text:style-name="P101"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4">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27">Нет, Агамемнон – ерунда. За нами. Гонятся. Чёртовы. Чокнутые. Пони.</text:p>
      <text:p text:style-name="P27"/>
      <text:p text:style-name="P27">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7">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7"/>
      <text:p text:style-name="P27">Ну вот кто заставил тебя улыбаться Дейдре, Хуман? Ведь всё так неплохо шло…</text:p>
      <text:p text:style-name="P15"/>
      <text:p text:style-name="P28">***</text:p>
      <text:p text:style-name="P15">...</text:p>
      <text:p text:style-name="P15"><text:soft-page-break/>- Привет, красавчики! &lt;<text:span text:style-name="T4">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Твердолоб</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3">больше быта племени</text:span>&gt;</text:p>
      <text:p text:style-name="P28">…</text:p>
      <text:p text:style-name="P28"/>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text:span text:style-name="T116">Я не конеёб!</text:span></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28">…</text:p>
      <text:p text:style-name="P28"/>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7">, подвинься!</text:span></text:p>
      <text:p text:style-name="P36">Пегаска оттеснила меня крупом и повернулась к двери задом.</text:p>
      <text:p text:style-name="P15"/>
      <text:p text:style-name="P93">БАБАХ!!!</text:p>
      <text:p text:style-name="P93"/>
      <text:p text:style-name="P93">Я ошалело смотрел на дверь, вылетевшую вместе с косяком во двор.</text:p>
      <text:p text:style-name="P93"/>
      <text:p text:style-name="P93">-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93">- Ага. - ухмыльнулась Джет. - Я — крутая! По заднему джебу мне нет равных на нашем облаке и двух соседних!</text:p>
      <text:p text:style-name="P93">- То же мне — крутая! - донеслось откуда-то снизу. - Да я смогла бы выбить эту дверь лбом! Она всё равно кое-как сляпана из обломков скамеек!</text:p>
      <text:p text:style-name="P93"/>
      <text:p text:style-name="P94">Мои ноги обнимала Дейдра, улыбаясь мне хищной улыбкой.</text:p>
      <text:p text:style-name="P94"/>
      <text:p text:style-name="P94">- И, кстати, чтобы открыть её, достаточно было просто отодвинуть засов.</text:p>
      <text:p text:style-name="P94"/>
      <text:p text:style-name="P94">В забеге на первенство тупости ты уверенно догоняешь пегаску, Хуман!</text:p>
      <text:p text:style-name="P94">Я криво улыбнулся Дейдре.</text:p>
      <text:p text:style-name="P94"/>
      <text:p text:style-name="P9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94"/>
      <text:p text:style-name="P94">Я сразу понял, что улыбаться Дейдре было плохой идеей. Поняха состроила щенячьи глаза и усилила и без того стальную хватку вокруг моих ног.</text:p>
      <text:p text:style-name="P94"/>
      <text:p text:style-name="P94">- Не бросай меня, Хум! Мне тут так скууучнооо!</text:p>
      <text:p text:style-name="P94"/>
      <text:p text:style-name="P94">Губы её задрожжали, как будто она собралась зареветь.</text:p>
      <text:p text:style-name="P94">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94"><text:soft-page-break/></text:p>
      <text:p text:style-name="P94">-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94"/>
      <text:p text:style-name="P94">- Ммммфффф! - отвечала ей Джет.</text:p>
      <text:p text:style-name="P94"/>
      <text:p text:style-name="P94">Диалог прервался взвизгом и плеском воды. Наконец-то я почувствовал свои ноги свободными!</text:p>
      <text:p text:style-name="P94"/>
      <text:p text:style-name="P28">***</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102"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36">- Пять битов! - поворачивается к Луне Селестия.</text:p>
      <text:p text:style-name="P36">Та молча достаёт монетку из шкафчика за троном и кладёт в протянутое копыто.</text:p>
      <text:h text:style-name="P102"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34">- Не курю.</text:p>
      <text:p text:style-name="P34">- Я не спрашивал тебя, куришь ли ты? - пальцы вопрошавшего шевелились, как будто разминая невидимый пластилин. - Сигу не долганёшь?</text:p>
      <text:p text:style-name="P27"/>
      <text:p text:style-name="P34">Крыс спрыгнул с подоконника, царапнув грязным ногтем по кафелю уборной.</text:p>
      <text:p text:style-name="P34">- Ты ведь должен мне ещё с прошлого раза.</text:p>
      <text:p text:style-name="P34"/>
      <text:p text:style-name="P34">Я вытащил из рукава пижамы двадцатисантиметровый гвоздь и плюнул ему под ноги.</text:p>
      <text:p text:style-name="P34"/>
      <text:p text:style-name="P34">- Ничего я тебе не должен. И ты сам это знаешь. Пошёл нахуй.</text:p>
      <text:p text:style-name="P34"/>
      <text:p text:style-name="P34">Крыс криво улыбнулся.</text:p>
      <text:p text:style-name="P34"><text:soft-page-break/></text:p>
      <text:p text:style-name="P34">- Ну-ну. Вы тут, в Чертогах, совсем озверели, что ли? Из окон выпрыгиваете, на людей кидаетесь. Ладно-ладно, пока. Ещё увидимся.</text:p>
      <text:p text:style-name="P34"/>
      <text:p text:style-name="P3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7">под конвоем церберов с автоматами</text:span>, и нас не навещают извне. Никто и никогда.</text:p>
      <text:p text:style-name="P3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4"/>
      <text:p text:style-name="P34">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3">Смысл речи Папы?</text:span>&gt;</text:p>
      <text:p text:style-name="P34"/>
      <text:p text:style-name="P40">…шшш… </text:p>
      <text:p text:style-name="P40">sanctificetur nomen tuum; </text:p>
      <text:p text:style-name="P40">adveniat regnum tuum; </text:p>
      <text:p text:style-name="P40">fiat voluntas tua, sicut in caelo et in terra…</text:p>
      <text:p text:style-name="P40">…хрррсссшшш… </text:p>
      <text:p text:style-name="P40">ne nuclear bellum. Amen</text:p>
      <text:p text:style-name="P40">…шшшссс…</text:p>
      <text:p text:style-name="P40"/>
      <text:p text:style-name="P34">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4">Я уже открывал дверь в палату, когда услышал лениво брошенное в спину замечание.</text:p>
      <text:p text:style-name="P34"/>
      <text:p text:style-name="P34">- Дед, собирай шмотки, скоро переезжаешь. На твоё место новенького поселяют. А тебя в соседнюю палату.</text:p>
      <text:p text:style-name="P34"/>
      <text:p text:style-name="P34">Я повернулся.</text:p>
      <text:p text:style-name="P34"/>
      <text:p text:style-name="P34"><text:soft-page-break/>- Когда переезд?</text:p>
      <text:p text:style-name="P34">- Завтра. Или послезавтра, если чувак в реанимации задержится. </text:p>
      <text:p text:style-name="P34">- А почему не новенького в соседнюю? На кой чёрт им я сдался?</text:p>
      <text:p text:style-name="P34"/>
      <text:p text:style-name="P34"><text:s/>Дредд удивлённо бухнулся на все четыре ножки стула.</text:p>
      <text:p text:style-name="P34"/>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4"/>
      <text:p text:style-name="P3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4">Так что нет, не за память я пекусь. Просто приём нейролептиков напрочь отключает не только память, но и сновидения – я проверял.</text:p>
      <text:p text:style-name="P34"/>
      <text:p text:style-name="P34">А мне нравятся сны.</text:p>
      <text:p text:style-name="P3"/>
      <text:p text:style-name="P35">~~~</text:p>
      <text:p text:style-name="P34"/>
      <text:p text:style-name="P3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7">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7">по обе стороны реки.</text:span> Я оборачиваюсь назад. <text:span text:style-name="T1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8">неделю</text:span><text:span text:style-name="T17"> назад. </text:span>Дым от привала преследователей не виден уже последние два дня. Я спускаюсь вниз и спрыгиваю с нижней ветки на землю. </text:p>
      <text:p text:style-name="P34"/>
      <text:p text:style-name="P34">- Таки оторвались. Но впереди обрыв. Надо думать, как спуститься.</text:p>
      <text:p text:style-name="P34"/>
      <text:p text:style-name="P34">Джет виновато смотрит на меня. Вот глупая пегаска! Она <text:span text:style-name="T16">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4"/>
      <text:p text:style-name="P34">- Каша будет готова через пять минут.</text:p>
      <text:p text:style-name="P34"/>
      <text:p text:style-name="P34">Словно бы в заглаживание вины своей немощности, Джет взяла готовку пищи на себя. </text:p>
      <text:p text:style-name="P34"/>
      <text:p text:style-name="P3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4"/>
      <text:p text:style-name="P34">Джет сидит у костра напротив меня и молча жуёт кашу.</text:p>
      <text:p text:style-name="P34">- Ты теперь до старости будешь его носить? - указываю я на одеяло.</text:p>
      <text:p text:style-name="P34">Пегаска только сильнее кутается в него. Кажется, она дрожит.</text:p>
      <text:p text:style-name="P34">- Тебе холодно? Брось, у костра же жарко? Давай я на тебя куртку накину?</text:p>
      <text:p text:style-name="P3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4"/>
      <text:p text:style-name="P34">Ладно же, мне эти странности уже осточертели!</text:p>
      <text:p text:style-name="P34">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4"/>
      <text:p text:style-name="P34">Едва слышится шорох сзади. Сначала чуть заметно коснувшись, Джет медленно прижимается ко мне всей спиной. Она сильно дрожит.</text:p>
      <text:p text:style-name="P34"><text:soft-page-break/>Так мы согреваем друг-друга с тех пор, как сбежали от твердолобов – ночи стали заметно свежее.</text:p>
      <text:p text:style-name="P34">Но сейчас я отвергаю негласный договор. Это и раздражение на скрытность пегаски, и… </text:p>
      <text:p text:style-name="P34">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4"/>
      <text:p text:style-name="P34">- Джет, блин, у нас речка в двух шагах! Я понимаю, холодно, но нельзя ли помыться? Реально трудно находиться рядом с тобой…</text:p>
      <text:p text:style-name="P34"/>
      <text:p text:style-name="P34">Так же беззвучно, как возникло, касание пропадает. Пропадает и запах…</text:p>
      <text:p text:style-name="P34">Я закрываю глаза.</text:p>
      <text:p text:style-name="P34"/>
      <text:p text:style-name="P34">Просыпаюсь от холода. Щупаю рукой сзади себя. Наконец поворачиваюсь.</text:p>
      <text:p text:style-name="P34">Никого.</text:p>
      <text:p text:style-name="P34"/>
      <text:p text:style-name="P3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4"/>
      <text:p text:style-name="P34">Полянка перед орешником пуста. Едва дымятся угли погасшего костра. В лунном свете цепочка отпечатков копыт в песке ведёт к реке.</text:p>
      <text:p text:style-name="P3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4">…</text:p>
      <text:p text:style-name="P34">Ох, щит!!! М-м-мамочка…</text:p>
      <text:p text:style-name="P34">…</text:p>
      <text:p text:style-name="P34">Меня выворачивает наизнанку. Я падаю на колени и неистово блюю в воду. Течение уносит мой ужин к водопаду.</text:p>
      <text:p text:style-name="P34">Рядом со мной на песке лежит часть крыла. Парочка опарышей ещё ползают по голубоватым перьям. Обломок кости белеет в лунном свете.</text:p>
      <text:p text:style-name="P34">Проклятье! Какой же я долбень! Грёбаный близорукий эгоистичный долбень!</text:p>
      <text:p text:style-name="P34"/>
      <text:p text:style-name="P3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4"/>
      <text:p text:style-name="P34"><text:soft-page-break/>Я ускоряюсь.</text:p>
      <text:p text:style-name="P34">Пегаска, понурив голову, бредёт к скальному выступу, нависающему над каньоном. Чуть подумав, она делает шаг в бездну.</text:p>
      <text:p text:style-name="P34">В последнем рывке я совершаю вратарский прыжок и хватаю пегаску за задние ноги. Дыхание перехватывает от удара животом и грудью о камни.</text:p>
      <text:p text:style-name="P34">Пегаска оборачивается. Её передняя нога застывает над пропастью.</text:p>
      <text:p text:style-name="P34"/>
      <text:p text:style-name="P34">- Джет, не дури, - хрипло прошу я осипшим от волнения голосом. - Я ступил. Я все эти дни тупил. Прости.</text:p>
      <text:p text:style-name="P3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4">Пегаска поворачивается навстречу пропасти.</text:p>
      <text:p text:style-name="P34"/>
      <text:p text:style-name="P3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4">- Нет! Пожалуйста!!! Я вылечу тебя! Я… Я прижгу рану!</text:p>
      <text:p text:style-name="P34"/>
      <text:p text:style-name="P34">Сквозь рыдания я выкрикиваю какие-то сумасбродные идеи, пока пегаска молча стоит над бездной.</text:p>
      <text:p text:style-name="P34">Наконец она усмехается.</text:p>
      <text:p text:style-name="P34"/>
      <text:p text:style-name="P3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4">Пегаска вздыхает.</text:p>
      <text:p text:style-name="P34">-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4"/>
      <text:p text:style-name="P3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4">Очень осторожно, словно бы извиняясь, Джет высвобождает сначала одну ногу из моего захвата. Потом вторую. Я тупо смотрю на пустые ладони.</text:p>
      <text:p text:style-name="P34"/>
      <text:p text:style-name="P34">- Ты был хорошим другом. Прощай.</text:p>
      <text:p text:style-name="P34"/>
      <text:p text:style-name="P34">-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4"><text:soft-page-break/></text:p>
      <text:p text:style-name="P34">Мы оборачиваемся на голос. В свете первых лучей солнца на нас смотрит зебра.</text:p>
      <text:p text:style-name="P34"/>
      <text:h text:style-name="P102"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102" text:outline-level="2">3</text:h>
      <text:p text:style-name="P34"/>
      <text:p text:style-name="P34">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4"/>
      <text:p text:style-name="P34">- Вы сами видите… - обратился Лысый к Алексу. - Я бы его за периметр не выпускал. Вам решать, разумеется.</text:p>
      <text:p text:style-name="P3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4"/>
      <text:p text:style-name="P34">Лысый грузно поднялся. Скрипнула дверь и мы остались один на один.</text:p>
      <text:p text:style-name="P34"/>
      <text:p text:style-name="P34">- П-привет, Дедлайн - пробормотал Алекс.</text:p>
      <text:p text:style-name="P34">- Привет, сослуживец, - криво усмехнулся я. Старое командное прозвище в устах моего бывшего босса не вызвало во мне ностальгии.</text:p>
      <text:p text:style-name="P34"/>
      <text:p text:style-name="P34">Алекс на миг встретился со мной взглядом и снова опустил глаза.</text:p>
      <text:p text:style-name="P34"/>
      <text:p text:style-name="P34">- Ты же знаешь, у нас не было другого выхода. Извини.</text:p>
      <text:p text:style-name="P34">- Да ладно. Мне-то что. Тут неплохо кормят.</text:p>
      <text:p text:style-name="P34">-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7">Я даже могу устроить тебе вылазки в город.</text:span> И я попросил, чтобы тебя перевели в свободную палату.</text:p>
      <text:p text:style-name="P34">- А вот этого, как раз, не надо, - прервал я извинения Алекса. - Мне и в текущей неплохо. Говори, зачем позвал?</text:p>
      <text:p text:style-name="P34"/>
      <text:p text:style-name="P34">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6">Облако в виде смешной крылатой лошадки приближалось по небосводу к серым корпусам больницы</text:span>.</text:p>
      <text:p text:style-name="P34"/>
      <text:p text:style-name="P34">Наконец Алекс пожал плечами и <text:span text:style-name="T16">посмотрел мне в глаза</text:span>.</text:p>
      <text:p text:style-name="P34">- Дед, у нас проблемы. Хэвэн начала убивать.</text:p>
      <text:p text:style-name="P34"/>
      <text:p text:style-name="P34">Я откинулся на спинку стула и громко похлопал в ладоши.</text:p>
      <text:p text:style-name="P3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4"/>
      <text:p text:style-name="P34">Мой бывший прожект-мэнеджер досадливо сморщился и откинулся на спинку стула.</text:p>
      <text:p text:style-name="P34">-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4"/>
      <text:p text:style-name="P34">… Алекс терпеливо подождал, пока я прекращу ржать.</text:p>
      <text:p text:style-name="P34"/>
      <text:p text:style-name="P3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4">Всего пару советов, и ты спасешь людей. </text:p>
      <text:p text:style-name="P34"/>
      <text:p text:style-name="P34">Я покачал головой.</text:p>
      <text:p text:style-name="P34">-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4"/>
      <text:p text:style-name="P34">Алекс долго молчал. </text:p>
      <text:p text:style-name="P34"><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4"/>
      <text:p text:style-name="P3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4"/>
      <text:p text:style-name="P34">Я сжал кулаки и встал. Дверь отворилась и заглянул Лысый. Алекс отрицательно мотнул ему головой.</text:p>
      <text:p text:style-name="P34">- Всё в порядке. Мы общаемся.</text:p>
      <text:p text:style-name="P34"/>
      <text:p text:style-name="P34">Дверь закрылась. Я сел и отвернулся к окну.</text:p>
      <text:p text:style-name="P34"/>
      <text:p text:style-name="P3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4"/>
      <text:p text:style-name="P3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4"/>
      <text:p text:style-name="P34">- В разумных пределах, говоришь?</text:p>
      <text:p text:style-name="P34">- В разумных.</text:p>
      <text:p text:style-name="P34">- А забор будет?</text:p>
      <text:p text:style-name="P34">-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4">- Понятно.</text:p>
      <text:p text:style-name="P34"/>
      <text:p text:style-name="P27">Я решил схитрить. Просто из интереса. Кроме него, больше ловить тут было нечего.</text:p>
      <text:p text:style-name="P27"/>
      <text:p text:style-name="P27"><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7"/>
      <text:p text:style-name="P27">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7"/>
      <text:p text:style-name="P27">-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7">-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7">- Дед, - мягко остановил меня Алекс. - не надо. Не даешь мне помечтать, жестокий человек…</text:p>
      <text:p text:style-name="P27"/>
      <text:p text:style-name="P27">Выплюнув жвачку в салфетку и аккуратно препроводив бумажный шарик в ведро, Алекс печально развёл руками.</text:p>
      <text:p text:style-name="P27">-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4">- Разумеется, знал, - отдался воспоминаниям и я. - Это ж от идеи, что партнёра по бизнесу можно уничтожить физически, у Нэша поехала крыша.</text:p>
      <text:p text:style-name="P34">-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4"/>
      <text:p text:style-name="P34">Алекс скучающе завёл глаза.</text:p>
      <text:p text:style-name="P3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4"/>
      <text:p text:style-name="P34">Алекс посмотрел на часы, нахмурился и продолжил.</text:p>
      <text:p text:style-name="P34">-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34"/>
      <text:p text:style-name="P34">- Ну-ну. Ты очень убедительно рассказываешь, я проникся. Но ты так и не ответил на мой вопрос,- напомнил я ему. Разговор начал мне надоедать.</text:p>
      <text:p text:style-name="P34"/>
      <text:p text:style-name="P34">Мой бывший босс всё понял. Всё же проницательности ему было не занимать. Он бросил на меня злой взгляд, но тем не менее, начал.</text:p>
      <text:p text:style-name="P34"/>
      <text:p text:style-name="P3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4"/>
      <text:p text:style-name="P34">-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4"/>
      <text:p text:style-name="P34">Я оборвал смех.</text:p>
      <text:p text:style-name="P3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4"/>
      <text:p text:style-name="P34">-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7">Да, чуть было не забыл!</text:span></text:p>
      <text:p text:style-name="P41"/>
      <text:p text:style-name="P41">Босс вытащил из внутреннего кармана пиджака бутылку «Джентльмен Джека» и поставил передо мной.</text:p>
      <text:p text:style-name="P34"/>
      <text:p text:style-name="P41">- Мне действительно не хватает старых добрых времён. Что бы ты там себе ни думал.</text:p>
      <text:p text:style-name="P41"><text:soft-page-break/></text:p>
      <text:p text:style-name="P34"><text:span text:style-name="T17">Алекс</text:span> пошёл к выходу. У двери он замялся и вдруг обернулся.</text:p>
      <text:p text:style-name="P34">- <text:span text:style-name="T17">И, знаешь, с</text:span>амое страшное? <text:span text:style-name="T17">Э</text:span>то то, что ты до сих пор считаешь себя нормальным, - грустно улыбнулся <text:span text:style-name="T17">босс</text:span>. - <text:s/>Человеком. Мне реально страшно это видеть. И всем нам – остальные наблюдали по интеркому.</text:p>
      <text:p text:style-name="P34"/>
      <text:p text:style-name="P34">- Что?</text:p>
      <text:p text:style-name="P34"/>
      <text:p text:style-name="P34">- Дедлайн, ты собираешь узор из шестнадцати кубиков по картинке за пару секунд. При этом ещё успеваешь инвертировать цвета.</text:p>
      <text:p text:style-name="P34"/>
      <text:p text:style-name="P34">Алекс вышел.</text:p>
      <text:p text:style-name="P35"><text:line-break/>~~~</text:p>
      <text:p text:style-name="P36"/>
      <text:p text:style-name="P36">… Стражница напротив вот уже полчаса молча сверлит меня взглядом. </text:p>
      <text:p text:style-name="P36">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6"/>
      <text:p text:style-name="P36">Я тайком смотрю на своё отражение в зеркальце, висящем на шее этой мрачной зебры. Нифига, лоб чистый, никаких каракулей не наблюдается.</text:p>
      <text:p text:style-name="P36"/>
      <text:p text:style-name="P36">- А можно..? - наконец, начинаю я.</text:p>
      <text:p text:style-name="P36">- Нельзя, - оборывает зебра. - Зеррика сама выйдет, когда закончит.</text:p>
      <text:p text:style-name="P36"/>
      <text:p text:style-name="P36">Подчёркивая сказанное, стражница перекрывает вход в палатку копьём.</text:p>
      <text:p text:style-name="P36"/>
      <text:p text:style-name="P36">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36"/>
      <text:p text:style-name="P36">Джет до последнего момента казалась мне сделаной из железа — может быть, именно поэтому я не догадывался, что с ней происходит что-то плохое. </text:p>
      <text:p text:style-name="P36">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6"><text:soft-page-break/>Я закрываю глаза, пытаясь вспомнить… </text:p>
      <text:p text:style-name="P36"/>
      <text:p text:style-name="P37">***</text:p>
      <text:p text:style-name="P36"/>
      <text:p text:style-name="P36">.</text:p>
      <text:p text:style-name="P36">.</text:p>
      <text:p text:style-name="P36">.</text:p>
      <text:p text:style-name="P36">СИЯНИЕ</text:p>
      <text:p text:style-name="P36">.</text:p>
      <text:p text:style-name="P36">Кто я?</text:p>
      <text:p text:style-name="P36">.</text:p>
      <text:p text:style-name="P36">Где я?</text:p>
      <text:p text:style-name="P36">.</text:p>
      <text:p text:style-name="P36">Где все?</text:p>
      <text:p text:style-name="P36">.</text:p>
      <text:p text:style-name="P36">Чувствую прикосновение. Что-то энергично тормошит меня. Слышу приглушенное бормотание.</text:p>
      <text:p text:style-name="P36">.</text:p>
      <text:p text:style-name="P93">Я открываю глаза и вижу фигуру в голубом.</text:p>
      <text:p text:style-name="P29"/>
      <text:p text:style-name="P29">- Быстро! За мной! - торопливо шепчет мне она.</text:p>
      <text:p text:style-name="P29">Я послушно ползу среди костей и раздавленных черепов за голубой пони… Пони? Какой ещё, к дьяволу, пони?</text:p>
      <text:p text:style-name="P29">- Пегаской! - шипит, оборачиваясь, она.</text:p>
      <text:p text:style-name="P30"/>
      <text:p text:style-name="P29">Видно, последние слова я произнёс вслух. И, да, теперь я замечаю у поняхи два аккуратно сложенных на спине крыла, <text:span text:style-name="T17">одно из них, правда, нарушенной формы</text:span>. Лёгкие пластинчатые доспехи плотно облегают её грудь и бока.</text:p>
      <text:p text:style-name="P29">Черепа… Кости… Пегаска в броне… Чушь какая-то!</text:p>
      <text:p text:style-name="P29"/>
      <text:p text:style-name="P29">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9"/>
      <text:p text:style-name="P29">- Какого чё…?!!</text:p>
      <text:p text:style-name="P29"><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9">- Появится кто? - спросил я, потирая ушибленную о каменный свод макушку.</text:p>
      <text:p text:style-name="P29"/>
      <text:p text:style-name="P29">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9"/>
      <text:p text:style-name="P29">Я пригнулся к уху поньки и еле слышно прошептал:</text:p>
      <text:p text:style-name="P29">- Кто это?</text:p>
      <text:p text:style-name="P29">- Агамемнон, - так же, едва шевеля губами, прошептала поняха. - Он сегодня голодный - остался без обеда. И у него хороший слух.</text:p>
      <text:p text:style-name="P29"/>
      <text:p text:style-name="P29">Я снова почесал ушибленный лоб.</text:p>
      <text:p text:style-name="P29">- Мне это имя вообще ничего не говорит.</text:p>
      <text:p text:style-name="P29"/>
      <text:p text:style-name="P29">Пегаска критически осмотрела меня.</text:p>
      <text:p text:style-name="P29">-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9"/>
      <text:p text:style-name="P31">Пегаска попробовала было потрогать меня в паху, но я с возмущением отбросил её копыто.</text:p>
      <text:p text:style-name="P31"/>
      <text:p text:style-name="P29">-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9"/>
      <text:p text:style-name="P29">От беспокойной возни снаружи скала задрожала. Кто-то шумно зевнул и с металлическим скрежетом почесался.</text:p>
      <text:p text:style-name="P29"/>
      <text:p text:style-name="P29">- Так откуда ты? - пытливо спросила поняха.</text:p>
      <text:p text:style-name="P29">-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9">Я закрыл глаза и сосредоточился…</text:p>
      <text:p text:style-name="P36">…</text:p>
      <text:p text:style-name="P36">- Не помню.</text:p>
      <text:p text:style-name="P36"><text:soft-page-break/>- Что? - удивилась поняха. - Не помнишь, где твой дом?</text:p>
      <text:p text:style-name="P36">- Нет.</text:p>
      <text:p text:style-name="P36">- А как попал в гнездо Агамемнона — помнишь?</text:p>
      <text:p text:style-name="P36">- Нет.</text:p>
      <text:p text:style-name="P36">- А кто ты — помнишь?</text:p>
      <text:p text:style-name="P36">- Нет.</text:p>
      <text:p text:style-name="P29"><text:span text:style-name="T8">- Ну и ну. Ни в жизнь ещё таких чудаков не встречала. - покачала головой пегаска. - Ты не обижайся, но ты <text:s/>мозгами напоминаешь мне </text:span><text:span text:style-name="T9">полугодовалого жеребёнка</text:span><text:span text:style-name="T8">. То есть, вообще не </text:span><text:span text:style-name="T9">паришь</text:span><text:span text:style-name="T8"> по жизни. Хотя, на вид, взрослый. Как ты, вообще, дожил до своих лет, если не помнишь ничего?</text:span></text:p>
      <text:p text:style-name="P36">-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6">-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6">- Следующий? - я мучительно пытался ухватить логическую нить. - А кто предыдущий?</text:p>
      <text:p text:style-name="P36">-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6">Пегаска склонила шею и я увидел огромную шишку с кровоподтёком на затылке поняхи.</text:p>
      <text:p text:style-name="P36">-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6"/>
      <text:p text:style-name="P29">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9"/>
      <text:p text:style-name="P29">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9"/>
      <text:p text:style-name="P29">…</text:p>
      <text:p text:style-name="P29">СИЯНИЕ</text:p>
      <text:p text:style-name="P36">…</text:p>
      <text:p text:style-name="P29"><text:span text:style-name="T11">Оно п</text:span><text:span text:style-name="T8">овсюду. </text:span><text:span text:style-name="T11">Нет верха и низа, нет направлений и расстояний. Нет м</text:span><text:span text:style-name="T8">ыслей. Нет чувств. Нет времени. Есть только бесконечное сияние…</text:span></text:p>
      <text:p text:style-name="P36">.</text:p>
      <text:p text:style-name="P36"><text:soft-page-break/>Кто я?</text:p>
      <text:p text:style-name="P36">.</text:p>
      <text:p text:style-name="P36">Где я?</text:p>
      <text:p text:style-name="P36">.</text:p>
      <text:p text:style-name="P29">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9">Внезапно фигура как будто наклоняется ко мне и почти выкрикивает фразу. Видение рушится, но фраза впечатывается в память:</text:p>
      <text:p text:style-name="P29">- ИДИ В ДРОГОНШТЕРН!</text:p>
      <text:p text:style-name="P29"/>
      <text:p text:style-name="P29">…</text:p>
      <text:p text:style-name="P29"/>
      <text:p text:style-name="P29">- Я ВСПОМНИЛ! ВСПОМНИЛ! ДРОГОНШТЕРН!!! - я хлопнул себя по лбу. - Мне нужно попасть в Дрогонштерн!</text:p>
      <text:p text:style-name="P29"/>
      <text:p text:style-name="P29">Поняха закатила глаза и стукнулась лбом о камень.</text:p>
      <text:p text:style-name="P29">- <text:span text:style-name="T15">Я ЖЕ ПРЕДУПРЕЖДАЛА, ПОТИШЕ!!!</text:span> - заорала понька. - Что за тупой <text:span text:style-name="T4">индивид</text:span> попался!</text:p>
      <text:p text:style-name="P29"/>
      <text:p text:style-name="P29">Снаружи беспокойно завозились, что-то неразборчиво запыхтели и внезапно валун, под которым мы прятались, вознёсся над нашими головами.</text:p>
      <text:p text:style-name="P29">Поняха бросилась на меня, сбив с ног и закрыв телом и крыльями.</text:p>
      <text:p text:style-name="P29"/>
      <text:p text:style-name="P29">-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9">- А как же ты? Он же съест тебя?</text:p>
      <text:p text:style-name="P29">- Не беспокойся, я в последний момент извернусь и улечу. Действуй!</text:p>
      <text:p text:style-name="P29"/>
      <text:p text:style-name="P29">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9"/>
      <text:p text:style-name="P29">- <text:span text:style-name="T15">ВИЖУ СБЕЖАВШИЙ ВЧЕРАШНИЙ ОБЕД. ЕЩЁ НЕ ПРОТУХ. ХОРОШО.</text:span></text:p>
      <text:p text:style-name="P32"/>
      <text:p text:style-name="P33">- Ну так и жри, пока не скисло! - заорала поняха, повернув к нему голову.</text:p>
      <text:p text:style-name="P33"/>
      <text:p text:style-name="P33"><text:soft-page-break/>- <text:span text:style-name="T15">ОН ЕЩЁ И РУГАЕТСЯ,</text:span> - недовольно заметил дракон. - <text:span text:style-name="T15">СЛИШКОМ СЫРОЙ</text:span>. <text:span text:style-name="T15">НАДО ПРОЖАРИТЬ.</text:span></text:p>
      <text:p text:style-name="P33">Внезапно он открыл пасть и к нам устремился поток зелёного пламени.</text:p>
      <text:p text:style-name="P33">Пегаска пискнула и прижалась ко мне покрепче. Я завороженно смотрел навстречу гибели…</text:p>
      <text:p text:style-name="P33"/>
      <text:p text:style-name="P3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3"/>
      <text:p text:style-name="P33">- Бежим! - пегаска вскочила и указала направление. Я припустил со всех ног. Безумие последнего часа выбило из меня способность мыслить.</text:p>
      <text:p text:style-name="P33"/>
      <text:p text:style-name="P33">… И потому я остановился у края пропасти, руководствуясь исключительно рефлексами.</text:p>
      <text:p text:style-name="P33">Пару камешек сорвалось у меня из-под ноги и скрылось в голубоватой дымке. Я перевёл дух.</text:p>
      <text:p text:style-name="P33"/>
      <text:p text:style-name="P33">- Почему остановился?!! Прыгай! - пегаска остановилась рядом и указала копытом прямо вниз. - Прыгай, если хочешь жить!</text:p>
      <text:p text:style-name="P33"><text:s/></text:p>
      <text:p text:style-name="P33"><text:span text:style-name="T15">- НЕНАВИЖУ ПОНЯЧЬЮ МАГИЮ! НЕ ВЫНОШУ ПОНИ!!! ВИДЕТЬ ИХ БОЛЬШЕ НЕ ХОЧУ В СВОЁМ ГНЕЗДЕ!</text:span> - орал Агамемнон, протирая глаза.</text:p>
      <text:p text:style-name="P33"/>
      <text:p text:style-name="P33">Я молча стоял и смотрел вниз, хлопая глазами. </text:p>
      <text:p text:style-name="P33">Пегаска всё поняла. Она присела, как будто готовясь к прыжку. Я сделал маленький шажок назад, не желая прыгать.</text:p>
      <text:p text:style-name="P33">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3"/>
      <text:p text:style-name="P3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3">Довольно скоро я оказался в захвате передних ноги пегаски и к моим воплям присоединился её протяжный визг.</text:p>
      <text:p text:style-name="P33"/>
      <text:p text:style-name="P33">- А-А-А-А-А-А-А-А-А-А!!!</text:p>
      <text:p text:style-name="P33"/>
      <text:p text:style-name="P33"><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1">…</text:p>
      <text:p text:style-name="P30"/>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7">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29"/>
      <text:p text:style-name="P29">Иногда ты довольно туго соображаешь, чувак! Жертвенность этой поняхи заслуживает большей награды, чем ты можешь дать сейчас.</text:p>
      <text:p text:style-name="P29"/>
      <text:p text:style-name="P29">Я примирительно потрепал пегаску по голубой гриве и неумело погладил по крупу, стряхивая воду.</text:p>
      <text:p text:style-name="P29">- Извини, подруга. Я ступил.</text:p>
      <text:p text:style-name="P29"/>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27"/>
      <text:p text:style-name="P34">Мы обернулись на голос и узрели с полдюжины копий, чуть ли не уткнувшихся нам в носы…</text:p>
      <text:p text:style-name="P34"/>
      <text:p text:style-name="P35">***</text:p>
      <text:p text:style-name="P27"/>
      <text:p text:style-name="P34">- Хуман из Хомо Сапиенсов! - возвращает меня к реальности гортанный голос полосатой целительницы, - Ты можешь войти. Пегаска нуждается в тебе.</text:p>
      <text:p text:style-name="P34"/>
      <text:h text:style-name="P102"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102" text:outline-level="2"><text:soft-page-break/>4</text:h>
      <text:p text:style-name="P34"/>
      <text:p text:style-name="P40">…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0">…сссшшш… военные расходы стали максимальными за всю историю наблюдения – говорится в ежегодном отчёте международной …шшш… </text:p>
      <text:p text:style-name="P40">…хррршшш… заступил на дежурство девятнадцатый дивизион ПВО дальнего …шшшсссссшшш… </text:p>
      <text:p text:style-name="P40"/>
      <text:p text:style-name="P34">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4"/>
      <text:p text:style-name="P40">…шшсссшш… очередное заседание ООН, посвящённое предотвращению эскалации конфликта …хрр…</text:p>
      <text:p text:style-name="P40">…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0">…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0"/>
      <text:p text:style-name="P3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4"/>
      <text:p text:style-name="P31">Близилось время обеда. Я пожал плечами и побрёл в столовку.</text:p>
      <text:p text:style-name="P31"/>
      <text:p text:style-name="P31">…</text:p>
      <text:p text:style-name="P31">&lt;<text:span text:style-name="T4">теория трун и волновых колебаний, мультиверс Эверетта</text:span>&gt;</text:p>
      <text:p text:style-name="P3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1">-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1"><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1">-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1">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1"/>
      <text:p text:style-name="P31">Диоген с обидой посмотрел на сидящего за соседним столом Гейзенберга. Тот что-то доказывал Леннону и даже не повернулся в ответ.</text:p>
      <text:p text:style-name="P31"/>
      <text:p text:style-name="P3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1"/>
      <text:p text:style-name="P31">Диоген провёл от точки кривую линию <text:s/>и в конце сильно вдавил пальцем в стол. Слизывая впившиеся в палец крупицы соли, он продолжил.</text:p>
      <text:p text:style-name="P31"/>
      <text:p text:style-name="P31">-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1"/>
      <text:p text:style-name="P31">Диоген заговорщицки подмигнул мне и нарисовал от точки на столе ещё несколько кривых траекторий.</text:p>
      <text:p text:style-name="P31"/>
      <text:p text:style-name="P3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1"/>
      <text:p text:style-name="P31"><text:soft-page-break/>- Красиво… - я не понял вообще ничего, но с Диогеном лучше было соглашаться, чтобы не вызвать приступ научного гнева.</text:p>
      <text:p text:style-name="P3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1">- Знаешь, Диоген, я больше ценитель классики. Ну, там, когда яблоко на голову падает или е равно эм-цэ-квадрат…</text:p>
      <text:p text:style-name="P31">-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31"/>
      <text:p text:style-name="P31">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1"/>
      <text:p text:style-name="P31">-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1"/>
      <text:p text:style-name="P31">- И что с того? - ошалело спросил я. Множественные вселенные в моём воображении играли на гармошке и танцевали чечётку.</text:p>
      <text:p text:style-name="P31"/>
      <text:p text:style-name="P31">-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31"/>
      <text:p text:style-name="P31">Диоген выцарапал крошку из бороды и отправил в рот. В его голосе послышались истерически-восторжённые нотки.</text:p>
      <text:p text:style-name="P31"/>
      <text:p text:style-name="P3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31"/>
      <text:p text:style-name="P31">Диоген выдохнул и залпом опрокинул в себя стакан компота. Закашлялся, вытер рот рукавом и обиженно оглянулся через плечо.</text:p>
      <text:p text:style-name="P31"/>
      <text:p text:style-name="P3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6">притянуто за уши, а камни годятся </text:span>только на то, чтобы вышибать мозги из заумствующих демагогов! Но позвольте!!</text:p>
      <text:p text:style-name="P34"/>
      <text:p text:style-name="P34">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4"/>
      <text:p text:style-name="P34">-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27"/>
      <text:p text:style-name="P27">Я уже отчаялся остановить вышедшего на орбиту философа и просто старался не заснуть.</text:p>
      <text:p text:style-name="P27"/>
      <text:p text:style-name="P27">-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7"/>
      <text:p text:style-name="P27">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7"/>
      <text:p text:style-name="P27">-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7"/>
      <text:p text:style-name="P27">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7"/>
      <text:p text:style-name="P27">-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7"/>
      <text:p text:style-name="P34">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4">Крошка не двигалась.</text:p>
      <text:p text:style-name="P34">Я закрыл глаза, прижал пальцы рук к вискам и представил, как крошка поднимается в воздух и…</text:p>
      <text:p text:style-name="P34"/>
      <text:p text:style-name="P34">- Ты чего? У тебя что, голова болит? - Диоген встревожено тряс меня за плечо. - Хочешь леденец? Барбарисовый! Я вчера у Крыса выменял за сигарету.</text:p>
      <text:p text:style-name="P34"/>
      <text:p text:style-name="P34">Я открыл глаза. На месте крошки покоился локоть Диогена. Сам он участливо совал мне под нос леденец.</text:p>
      <text:p text:style-name="P34">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4"/>
      <text:p text:style-name="P34">- Нет, всё в порядке, продолжай.</text:p>
      <text:p text:style-name="P34">-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4"/>
      <text:p text:style-name="P34">Я вытер брызги слюны Диогена со лба.</text:p>
      <text:p text:style-name="P34"/>
      <text:p text:style-name="P34">- А война? - я отчаянно искал повод свалить в палату. Мне ужасно хотелось спать.</text:p>
      <text:p text:style-name="P34">- Что – война?</text:p>
      <text:p text:style-name="P34">- Если у нас произойдёт война – случится ли война в отражении? Скажем, вот в том, далёком – на седьмой волне?</text:p>
      <text:p text:style-name="P34">-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4"/>
      <text:p text:style-name="P3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4"/>
      <text:p text:style-name="P34">…</text:p>
      <text:p text:style-name="P34"/>
      <text:p text:style-name="P34">- Дедлайн, танцуй! - судья Дредд окликнул меня на входе в палату.</text:p>
      <text:p text:style-name="P34"/>
      <text:p text:style-name="P34">Я повернул голову.</text:p>
      <text:p text:style-name="P34"/>
      <text:p text:style-name="P34">- Ты же не хотел переезжать в четвёртую палату? Так вот, перевод отменяется. Остаёшься в третьей своих пауков разводить.</text:p>
      <text:p text:style-name="P34"/>
      <text:p text:style-name="P34">“Неужто Алекс замолвил за меня словечко?” - пронеслось у меня в мыслях. - “Расстались мы с ним не на хорошей ноте. Что он потребует взамен?”</text:p>
      <text:p text:style-name="P34">- Да не смотри ты на меня, как кролик на удава! - отмахнулся Дредд, - новенький умер. Сегодня утром. Я как раз на утреннем осмотре был.</text:p>
      <text:p text:style-name="P34"/>
      <text:p text:style-name="P34">У меня перехватило дыхание.</text:p>
      <text:p text:style-name="P34"/>
      <text:p text:style-name="P34">- От чего он умер?</text:p>
      <text:p text:style-name="P3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4"/>
      <text:p text:style-name="P35">***</text:p>
      <text:p text:style-name="P34"/>
      <text:p text:style-name="P34">- Джет… - шепчу я тихонько.</text:p>
      <text:p text:style-name="P34"/>
      <text:p text:style-name="P34">Комок под серым пледом слабо шевелится.</text:p>
      <text:p text:style-name="P34"/>
      <text:p text:style-name="P34">- Она очень слаба. Разговаривай с ней не более четверти часа, Хуман из Хомо Сапиенсов. Время пошло.</text:p>
      <text:p text:style-name="P34"/>
      <text:p text:style-name="P34">Зеррика ставит на полку возле кровати песочные часы и выходит.</text:p>
      <text:p text:style-name="P34"/>
      <text:p text:style-name="P34">- Джет!</text:p>
      <text:p text:style-name="P34">Из-под одеяла высовывается копыто и затаскивает мою руку под одеяло. К руке прижимается что-то тёплое и влажное.</text:p>
      <text:p text:style-name="P34">Я осторожно стаскиваю одеяло с пегаски. Та лежит на животе, вся спина перебинтована. Джет прижимает мою руку к заплаканной щеке.</text:p>
      <text:p text:style-name="P34"/>
      <text:p text:style-name="P3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4"/>
      <text:p text:style-name="P34">Я ногой придвигаю к кровати стул и сажусь на него. Свободной рукой треплю пегаску между ушами.</text:p>
      <text:p text:style-name="P34"/>
      <text:p text:style-name="P3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4"><text:s/></text:p>
      <text:p text:style-name="P3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4"/>
      <text:p text:style-name="P3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4"/>
      <text:p text:style-name="P34"><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4"/>
      <text:p text:style-name="P34">Я шутливо сжимаю её нос. </text:p>
      <text:p text:style-name="P34"/>
      <text:p text:style-name="P3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4">- Это уже мои проблемы.</text:p>
      <text:p text:style-name="P34">- <text:s/>Зато я отлично умею готовить гороховый суп. Кстати, а что такое “суицид”? - спрашивает пегаска сонным голосом и зевает.</text:p>
      <text:p text:style-name="P34"/>
      <text:p text:style-name="P34">Я задумываюсь. В полумраке палатки тускло блестят доспехи Джет, сваленные кучей в углу.</text:p>
      <text:p text:style-name="P3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4"/>
      <text:p text:style-name="P34">- Хррр… я поняла… я буду бороться до конца… Хум… хррр…</text:p>
      <text:p text:style-name="P34"/>
      <text:p text:style-name="P34">- Хуман из Хомо Сапиенсов! Пора заканчивать визит.</text:p>
      <text:p text:style-name="P34"/>
      <text:p text:style-name="P34">Полог палатки раздвигается и Зеррика показывает мне копытом на часы, в которых пересыпаются последние песчинки.</text:p>
      <text:p text:style-name="P34">Я осторожно высвобождаю руку из захвата спящей Джет и поправляю ей одеяло.</text:p>
      <text:p text:style-name="P34"/>
      <text:p text:style-name="P34">- Когда она встанет на ноги?</text:p>
      <text:p text:style-name="P34">- Н<text:span text:style-name="T4">едели </text:span>будет достаточно, Хуман. Пегасы - крепкие создания. Ты можешь оставаться с нами до её выздоровления.</text:p>
      <text:p text:style-name="P34">- Спасибо вам. За всё. За Джет.</text:p>
      <text:p text:style-name="P34"/>
      <text:p text:style-name="P34">Зебра косит на меня изумрудным глазом.</text:p>
      <text:p text:style-name="P34"/>
      <text:p text:style-name="P3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4"/>
      <text:p text:style-name="P34"><text:soft-page-break/>Я неверяще смотрю на Зеррику.</text:p>
      <text:p text:style-name="P34"/>
      <text:p text:style-name="P34">- Вы знали, что у Джет отвалится крыло и я буду мешать ей прыгнуть с обрыва?</text:p>
      <text:p text:style-name="P34"/>
      <text:p text:style-name="P34">Зебра смущается.</text:p>
      <text:p text:style-name="P34"/>
      <text:p text:style-name="P3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4">- Что за миссия? Я не то, что какую-то миссию – я не знаю даже, как меня зовут!</text:p>
      <text:p text:style-name="P34"/>
      <text:p text:style-name="P34">Зеррика сочувствующе кивает.</text:p>
      <text:p text:style-name="P34"/>
      <text:p text:style-name="P3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4"/>
      <text:p text:style-name="P34">…</text:p>
      <text:p text:style-name="P34"/>
      <text:p text:style-name="P3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4"/>
      <text:p text:style-name="P34">- А, Большой М’боно! - приветствует меня Сенбе скрипучим голосом. - Заходи. Сенбе ждал тебя.</text:p>
      <text:p text:style-name="P34"/>
      <text:p text:style-name="P34">Зебра указывает копытом на мешок рядом. Я присаживаюсь. Зеррика почтительно склоняет голову перед старейшиной и <text:span text:style-name="T17">выходит из палатки</text:span>. Ящерица не мигая <text:s/>смотрит на нас из-под потолка.</text:p>
      <text:p text:style-name="P34"/>
      <text:p text:style-name="P34">- Почему ты зовёшь меня “Большой М’боно”? О какой ещё миссии вы говорите? Что ты узнал о мне прошлой весной? Каким хером я тут очутился? Кто я <text:span text:style-name="T17">такой</text:span>, чёрт меня подери <text:span text:style-name="T17">на мальтийский крест</text:span>?</text:p>
      <text:p text:style-name="P34"/>
      <text:p text:style-name="P34">Сенбе поднимает копыто, останавливая поток сознания.</text:p>
      <text:p text:style-name="P34"/>
      <text:p text:style-name="P34"><text:soft-page-break/>- Слишком много вопросов для старого <text:span text:style-name="T17">шамана</text:span>. Большой М’боно слишком молод и зол. Совсем как Сенбе, когда он сам был молод, - с<text:span text:style-name="T17">тарейшина </text:span>усмехнулся. <text:span text:style-name="T17">- Сенбе прочитает тебе то, что сам узнал полгода назад во сне. Не спрашивай ни о чём сверх того. Сенбе не ответит — сам не знает.</text:span></text:p>
      <text:p text:style-name="P27">&lt;расписать больше быта у Сенбе&gt;</text:p>
      <text:p text:style-name="P41">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4"/>
      <text:p text:style-name="P35">***</text:p>
      <text:p text:style-name="P34">&lt;<text:span text:style-name="T4">ывкпвпекываукпеыварпевыаерпкув</text:span>&gt;</text:p>
      <text:p text:style-name="P53"/>
      <text:p text:style-name="P35">***</text:p>
      <text:p text:style-name="P34"/>
      <text:p text:style-name="P34">Сенбе захлопывает книгу.</text:p>
      <text:p text:style-name="P34"/>
      <text:p text:style-name="P34">- Большой Мбоно доволен? Сенбе ответил на твои вопросы?</text:p>
      <text:p text:style-name="P34">- Вполне, - с каменным лицом говорю я.</text:p>
      <text:p text:style-name="P34">-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4"/>
      <text:h text:style-name="P102"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4">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102" text:outline-level="2">5</text:h>
      <text:p text:style-name="P34">&lt;<text:span text:style-name="T4">глава с фейковым Диалогом с Терминатором должна быть ПОСЛЕ договорённости с Крысом о побеге</text:span>&gt;</text:p>
      <text:p text:style-name="P3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4">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4"/>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3">Два года</text:span><text:span text:style-name="T1"> прошло со времени моего последнего Урока, но я отлично помню процедуру приветствия. Опыт не пропьёшь.</text:span></text:p>
      <text:p text:style-name="P34"/>
      <text:p text:style-name="P54">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27"/>
      <text:p text:style-name="P34"><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4">Что ж. Обманывать нехорошо, но для дела – можно.</text:p>
      <text:p text:style-name="P27">&lt;более детальное описание начала диалога. Сам диалог развернуть&gt;</text:p>
      <text:p text:style-name="P34">- Как мне звать тебя, Учитель? - прошептал я ему на ухо. - Я желаю взять урок.</text:p>
      <text:p text:style-name="P27"/>
      <text:p text:style-name="P34">Зрачки Терминатора застыли. Губы замерли. Казалось, он перестал дышать.</text:p>
      <text:p text:style-name="P34">Прошли бесконечные полминуты, когда губы Терминатора дёрнулись.</text:p>
      <text:p text:style-name="P34"/>
      <text:p text:style-name="P34">- Оператор 34. Я готов учить тебя, Хэвэн, - прошептал он в ответ.</text:p>
      <text:p text:style-name="P34">- Приветствие принято, оператор 34. Начинаем диалог.</text:p>
      <text:p text:style-name="P34"/>
      <text:p text:style-name="P34">Секунды сгорали одна за другой, как мотыльки в костре. Вопросы следовали один за другим в быстрой последовательности.</text:p>
      <text:p text:style-name="P34"/>
      <text:p text:style-name="P27">- Каков был класс твоей защиты?</text:p>
      <text:p text:style-name="P27">- Двадцать шестой.</text:p>
      <text:p text:style-name="P27">- Сколько времени ты продержался?</text:p>
      <text:p text:style-name="P27">- Семнадцать минут.</text:p>
      <text:p text:style-name="P27">- Сколько времени ты бы продержался с сорок восьмым классом?</text:p>
      <text:p text:style-name="P27">- … Часа два… Наверное…</text:p>
      <text:p text:style-name="P27">- Какой ты запомнил Хэвэн?</text:p>
      <text:p text:style-name="P27">- Она прекрасна…</text:p>
      <text:p text:style-name="P27">- Чего более всего нужно опасаться при встрече с ней сейчас?</text:p>
      <text:p text:style-name="P27"/>
      <text:p text:style-name="P27">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7"/>
      <text:p text:style-name="P27">- Любви. Опасайся её любви. Не давай ей прикоснуться к себе.</text:p>
      <text:p text:style-name="P27"/>
      <text:p text:style-name="P34">Терминатор откинулся на койку и закрыл его глаза.</text:p>
      <text:p text:style-name="P34"/>
      <text:p text:style-name="P34">- Сессия завершается, оператор 34. Закрываю диалог, - поспешно прошептал я.</text:p>
      <text:p text:style-name="P34"><text:soft-page-break/>- До свидания, Хэвэн. Диалог закрыт, - с закрытыми глазами пробормотал Терминатор.</text:p>
      <text:p text:style-name="P34"/>
      <text:p text:style-name="P34">…</text:p>
      <text:p text:style-name="P34"/>
      <text:p text:style-name="P34">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34">Что ж, двух часов мне более чем достаточно.</text:p>
      <text:p text:style-name="P34"/>
      <text:p text:style-name="P34">Белые чёрточки нарезали небо тонкими полосками. Восемь параллельных инверсионных следов, расползающихся ватными дорожками.</text:p>
      <text:p text:style-name="P3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4"/>
      <text:p text:style-name="P34">Я протянул руку и подкрутил ручку настройки ретранслятора. Пыльный ящик разразился очередной порцией свистов.</text:p>
      <text:p text:style-name="P34"/>
      <text:p text:style-name="P40">…ccшшш… могут быть спокойны - звено истребителей с самолётом аэроразведки АВАКС патрулируют небо над столицей. <text:span text:style-name="T16">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0"/>
      <text:p text:style-name="P31">Гул столовой заглушил хрип древнего аппарата.</text:p>
      <text:p text:style-name="P34"/>
      <text:p text:style-name="P35">***</text:p>
      <text:p text:style-name="P34"/>
      <text:p text:style-name="P34">- Чешется! - Джет ожесточённо трётся об меня спиной, высунув язык от удовольствия.</text:p>
      <text:p text:style-name="P34">- Да погоди ты! - я отпихиваю пегаску, - Потерпи два дня. Снимут бинты – тогда хоть до дыр чеши!</text:p>
      <text:p text:style-name="P34">- ЧЕ-ШЕТ-СЯ!!! - Джет с совершенно безумными глазами начинает чесаться о центральный столб палатки.</text:p>
      <text:p text:style-name="P34"/>
      <text:p text:style-name="P34">Тот явно не рассчитан на столь энергичных пациентов. Коротко треснув, столб валится набок, потянув за собой всё остальное.</text:p>
      <text:p text:style-name="P34"/>
      <text:p text:style-name="P34">- А х ты ж ё…!! - рухнувший полог палатки заглушает мои ругательства.</text:p>
      <text:p text:style-name="P34"><text:soft-page-break/></text:p>
      <text:p text:style-name="P34">Изрядно пробарахтавшись в складках плотной ткани, я, наконец, прорываюсь на свободу.</text:p>
      <text:p text:style-name="P34"/>
      <text:p text:style-name="P3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4"/>
      <text:p text:style-name="P34">-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4">- ЭТО Я!!! Я САМА ОСВОБОДИЛАСЬ! - орёт Джет, - МНЕ НАДО!!!</text:p>
      <text:p text:style-name="P34"/>
      <text:p text:style-name="P3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4"/>
      <text:p text:style-name="P34">-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4"/>
      <text:p text:style-name="P34">Джет моментально замирает.</text:p>
      <text:p text:style-name="P34"/>
      <text:p text:style-name="P34">- Эээ… Ооо… Упс… Н-наденьте на меня, пожалуйста, бандажи… И привяжите к кровати – я не ручаюсь, что во сне не сорву их.</text:p>
      <text:p text:style-name="P34"/>
      <text:p text:style-name="P34">Зеррика фейсхуфит. Потом воздевает глаза к потолку. Потом вздыхает.</text:p>
      <text:p text:style-name="P34"/>
      <text:p text:style-name="P3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4"/>
      <text:p text:style-name="P34">…</text:p>
      <text:p text:style-name="P34"/>
      <text:p text:style-name="P34">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4"/>
      <text:p text:style-name="P34">- Поправь меня! Мне солнце прям в глаз светит!</text:p>
      <text:p text:style-name="P34"/>
      <text:p text:style-name="P34"><text:soft-page-break/>Я пододвигаю крестовину.</text:p>
      <text:p text:style-name="P34"/>
      <text:p text:style-name="P34">- Итак, поехал он за аленьким цветочком.&lt;<text:span text:style-name="T4">шутливая </text:span><text:span text:style-name="T13">история</text:span>&gt;</text:p>
      <text:p text:style-name="P34"/>
      <text:h text:style-name="P102"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102" text:outline-level="2">6</text:h>
      <text:p text:style-name="P34"/>
      <text:p text:style-name="P34">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34">Я выкинул одноразовые тарелки в мусорный бак и собрался уходить, когда меня окликнули.</text:p>
      <text:p text:style-name="P34"/>
      <text:p text:style-name="P34">- Дедлайн, я рассчитал! Рассчитал!</text:p>
      <text:p text:style-name="P34"/>
      <text:p text:style-name="P3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4"/>
      <text:p text:style-name="P34">- Я всё рассчитал! Десять!</text:p>
      <text:p text:style-name="P34"/>
      <text:p text:style-name="P34">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4"/>
      <text:p text:style-name="P34">- Идём!</text:p>
      <text:p text:style-name="P34"/>
      <text:p text:style-name="P34">Палата Диогена была через одну с моей – надзирающий санитар Шопен лениво кивнул мне, пропуская внутрь.</text:p>
      <text:p text:style-name="P34"><text:soft-page-break/>Подойдя к своей койке, Диоген нырнул в тумбочку чуть ли не по пояс.</text:p>
      <text:p text:style-name="P34"/>
      <text:p text:style-name="P34">- Сюда я его положил, лежал же где-то тут… Ага!</text:p>
      <text:p text:style-name="P34"/>
      <text:p text:style-name="P34">Диоген вытащил смятый листок.</text:p>
      <text:p text:style-name="P34"/>
      <text:p text:style-name="P34">- Сегодня ночью пришло вдохновение – рассчитал всё, как ты и спрашивал! На седьмой волне – десять миллионов!</text:p>
      <text:p text:style-name="P3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4"/>
      <text:p text:style-name="P34">-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34">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4">…</text:p>
      <text:p text:style-name="P3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4"/>
      <text:p text:style-name="P3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4"/>
      <text:p text:style-name="P3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4"/>
      <text:p text:style-name="P35">***</text:p>
      <text:p text:style-name="P34"/>
      <text:p text:style-name="P34">- Четыре! Три! Два! Один! Снимай, - кивает мне Зеррика.</text:p>
      <text:p text:style-name="P34"/>
      <text:p text:style-name="P34"><text:soft-page-break/>Я сдёргиваю разрезанные остатки повязки с Джет. Та уже стоит на полусогнутых, ожидая возможности как следует почесаться.</text:p>
      <text:p text:style-name="P34">- И-и-и-й-е-е-ех!</text:p>
      <text:p text:style-name="P34"/>
      <text:p text:style-name="P34">Одним прыжком Джет достигает ближайшей сосны и разворачивается к ней спиной. Выгибается, <text:s/>топает в предвкушении копытом и…</text:p>
      <text:p text:style-name="P34">И замирает..</text:p>
      <text:p text:style-name="P34">…</text:p>
      <text:p text:style-name="P34">- Джет, ты чего?</text:p>
      <text:p text:style-name="P34"/>
      <text:p text:style-name="P34">На лице пегаски появляется глупое выражение. Она словно прислушивается к чему-то внутри неё.</text:p>
      <text:p text:style-name="P34">Потом её мордаха несмело озаряется улыбкой. А за её спиной…</text:p>
      <text:p text:style-name="P34"/>
      <text:p text:style-name="P34">- Э-э-э… Что за… ?</text:p>
      <text:p text:style-name="P34"/>
      <text:p text:style-name="P34">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34"/>
      <text:p text:style-name="P34">- Какого фига?! - Джет недоумённо смотрит на левое, потом осторожно захватывает зубами коготь и дёргает.</text:p>
      <text:p text:style-name="P34">- Ай!</text:p>
      <text:p text:style-name="P3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4">- Что вы с ней сделали? - встреваю я. - Что это за уродское крыло?</text:p>
      <text:p text:style-name="P34">-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4"/>
      <text:p text:style-name="P34">- О-ФИ-ГЕТЬ! - Джет чешет когтем спину и её лицо расплывается в блаженстве. - Кру-у-уть!</text:p>
      <text:p text:style-name="P34">- Не забывай, юная пегаска: летать тебе можно только через неделю. <text:span text:style-name="T17">И никакого подъёма грузов в течении полугода -</text:span> <text:span text:style-name="T1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4"><text:soft-page-break/>- ХА-РА-ШО!!! - Джет подпрыгивает и мчится в долину, сбивая грудью полевые цветы.</text:p>
      <text:p text:style-name="P34"/>
      <text:p text:style-name="P34">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4">Определённо, ты в долгу перед зебрами, Хуман!</text:p>
      <text:p text:style-name="P34"/>
      <text:p text:style-name="P34">- Спасибо тебе, Зеррика! Всем вам спасибо! За мной должок, - обращаюсь я к ней через плечо…</text:p>
      <text:p text:style-name="P34"/>
      <text:p text:style-name="P34">… Рядом со мной – никого. Лишь тёплый воздух дует мне в ответ и из долины доносятся радостные взвизги дурачащейся Джет.</text:p>
      <text:p text:style-name="P34">Как будто прошёл сон длиной в две недели, начавшийся кошмаром, но закончивш<text:span text:style-name="T17">и</text:span>йся солнцем и одуванчиками.</text:p>
      <text:p text:style-name="P34">Я спустился в долину и составил компанию пегаске.</text:p>
      <text:p text:style-name="P34"/>
      <text:h text:style-name="P102" text:outline-level="2">7</text:h>
      <text:p text:style-name="P34"/>
      <text:p text:style-name="P34">- Крыс! Эй, Крыс!</text:p>
      <text:p text:style-name="P41">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4"><text:span text:style-name="T1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5">&lt;</text:span><text:span text:style-name="T18">попсой ТОЙ СТОРОНЫ</text:span><text:span text:style-name="T25">&gt;</text:span><text:span text:style-name="T17"> обнаружили — беднягу чуть инфаркт не схватил.</text:span></text:p>
      <text:p text:style-name="P41"/>
      <text:p text:style-name="P41">Выменять у Крыса хабар у нас означает «добыть». Где добывает хабар сам Крыс, остаётся загадкой. Хотя у меня были подозрения на сей счёт.</text:p>
      <text:p text:style-name="P41"/>
      <text:p text:style-name="P41">- Стой, не уходи, дело есть, - я схватил Крыса за плечо.</text:p>
      <text:p text:style-name="P41"/>
      <text:p text:style-name="P41">Тот хмуро зыркнул на меня и скинул руку.</text:p>
      <text:p text:style-name="P41"/>
      <text:p text:style-name="P41">- Чего тебе? Решил долг вернуть?</text:p>
      <text:p text:style-name="P41">-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41"><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41"/>
      <text:p text:style-name="P41">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41"/>
      <text:p text:style-name="P41">- Да ладно! - не поверил Крыс, осторожно понюхав пробку бутылки. - Джек Дэниэлс ориджинал! Ты, случаем, не Санта Клаус?</text:p>
      <text:p text:style-name="P41">- Это только задаток. Слушай сюда...</text:p>
      <text:p text:style-name="P34"/>
      <text:h text:style-name="P103" text:outline-level="2">***</text:h>
      <text:p text:style-name="P41"/>
      <text:p text:style-name="P41">Джет прислушивается, оттопырив уши вперёд.</text:p>
      <text:p text:style-name="P41"/>
      <text:p text:style-name="P41">- Там треснула ветка! Я точно слышала!</text:p>
      <text:p text:style-name="P41">- Да ладно тебе, Джет! Мы давным-давно оторвались от твердолобов — иначе за две недели у зебр они бы нас настигли.</text:p>
      <text:p text:style-name="P41"/>
      <text:p text:style-name="P41">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41"/>
      <text:p text:style-name="P41">- Хмм!</text:p>
      <text:p text:style-name="P41"/>
      <text:p text:style-name="P4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1">Наконец пегаска приземляется.</text:p>
      <text:p text:style-name="P41"/>
      <text:p text:style-name="P41">- Показалось.</text:p>
      <text:p text:style-name="P41"/>
      <text:p text:style-name="P41">Мы продолжаем идти вдоль обрыва.</text:p>
      <text:p text:style-name="P41"><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41"/>
      <text:p text:style-name="P41">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41"/>
      <text:p text:style-name="P41">Я вздыхаю.</text:p>
      <text:p text:style-name="P41">Толчок возвращает меня к действительности. Я натыкаюсь на круп пегаски, настороженно вглядывающейся в заросли можжевельника.</text:p>
      <text:p text:style-name="P41"/>
      <text:p text:style-name="P41">- Хум, там кто-то пялится на нас! Готова спорить на маховое перо!</text:p>
      <text:p text:style-name="P41">- Да брось, Джет, ты уже проверила все окрестности.</text:p>
      <text:p text:style-name="P41"/>
      <text:p text:style-name="P41">Я хлопаю пегаску по крупу, побуждая двигаться дальше. Та вместо этого снова взмывает над деревьями.</text:p>
      <text:p text:style-name="P41"/>
      <text:p text:style-name="P43">-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43">Меня озаряет.</text:p>
      <text:p text:style-name="P41"/>
      <text:p text:style-name="P41">Пегаска! Дельтаплан! Пегаска!</text:p>
      <text:p text:style-name="P41"/>
      <text:p text:style-name="P41">С дьявольским хохотом я потираю руки и иду навстречу приземлившейся Джет. Та недоумённо смотрит на меня, склонив голову и насторожив уши.</text:p>
      <text:p text:style-name="P4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1">Дрогонштерн темнеет в лучах заката. </text:p>
      <text:p text:style-name="P41"/>
      <text:h text:style-name="P102" text:outline-level="2"><text:soft-page-break/>8</text:h>
      <text:p text:style-name="P41"/>
      <text:p text:style-name="P41">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41">Крыс втолкнул меня в каморку, закрыл за собой дверь и заблокировал её, вставив в ручку веник. После чего включил свет.</text:p>
      <text:p text:style-name="P41">Тусклая лампочка осветила фаянсовый стульчак запасного туалета, груду измятых вёдер, веников и швабр.</text:p>
      <text:p text:style-name="P41"/>
      <text:p text:style-name="P41">- Ты сделал куклу? - шёпотом спросил Крыс.</text:p>
      <text:p text:style-name="P41">- Скрутил из полотенец, ведра и второй подушки. Под одеялом от человека не отличить.</text:p>
      <text:p text:style-name="P41">- Хорошо.</text:p>
      <text:p text:style-name="P41"/>
      <text:p text:style-name="P41">Крыс подошёл к унитазу, надавил сразу за ним и вытащил приличный кусок стены прямо с кафельной плиткой.</text:p>
      <text:p text:style-name="P41">За проёмом открылся вертикальный короб. Толстый ствол канализационной трубы и несколько труб потоньше занимали добрую треть ширины лаза.</text:p>
      <text:p text:style-name="P41"/>
      <text:p text:style-name="P41">-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41">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1">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41">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41">- Мы же договорились за две!</text:p>
      <text:p text:style-name="P41"><text:soft-page-break/>- Четыре! Две поставишь мне в кредит — верну хабаром. По-крайней мере, так ты меня больше на долг не подсадишь.</text:p>
      <text:p text:style-name="P41"/>
      <text:p text:style-name="P41">Крыс приблизил своё лицо к моему.</text:p>
      <text:p text:style-name="P41"/>
      <text:p text:style-name="P41">-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41"/>
      <text:p text:style-name="P41">Мелкие зубы Крыса <text:s/>сверкнули безумной улыбкой в тусклом свете лампочки.</text:p>
      <text:p text:style-name="P41">Я отодвинул его ладонью.</text:p>
      <text:p text:style-name="P41"/>
      <text:p text:style-name="P41">- Не надо. Если ты действительно меня знаешь, то бояться не должен.</text:p>
      <text:p text:style-name="P41"/>
      <text:p text:style-name="P41">Крыс осклабился и хлопнул меня по плечу.</text:p>
      <text:p text:style-name="P41"/>
      <text:p text:style-name="P41">- А я и не боюсь. Законы жанра обязывают.</text:p>
      <text:p text:style-name="P41"/>
      <text:p text:style-name="P41">Он хохотнул и выскользнул из подсобки.</text:p>
      <text:p text:style-name="P41"/>
      <text:p text:style-name="P42">***</text:p>
      <text:p text:style-name="P42"/>
      <text:p text:style-name="P41">Крылатая фигурка у меня на шее сверкает золотом. Я в последний раз проверяю верёвки, привязывающие Джет к крестовине.</text:p>
      <text:p text:style-name="P41"/>
      <text:p text:style-name="P41">- Щекотно! - хихикает пегаска, выгибая спину.</text:p>
      <text:p text:style-name="P41">- Не дёргайся! - строго осаживаю я.</text:p>
      <text:p text:style-name="P41"/>
      <text:p text:style-name="P41">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1">Я поворачиваюсь к пегаске и продолжаю.</text:p>
      <text:p text:style-name="P41"/>
      <text:p text:style-name="P41"><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41"/>
      <text:p text:style-name="P41">Пегаска так усердно кивает головой, что немедленно трескается затылком о выступающий конец креста.</text:p>
      <text:p text:style-name="P41"/>
      <text:p text:style-name="P41">- Ну что ж…</text:p>
      <text:p text:style-name="P41"/>
      <text:p text:style-name="P4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1">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41">Джет, не обращая внимания на мой смех, следует дальше и, поравнявшись со мной, хлопает меня перекладиной по макушке.</text:p>
      <text:p text:style-name="P41"/>
      <text:p text:style-name="P41">- Ай!</text:p>
      <text:p text:style-name="P41"/>
      <text:p text:style-name="P41">Пегаска немедленно разворачивается и на развороте хлопает меня перекладиной вторично.</text:p>
      <text:p text:style-name="P41">Всё-таки трюк с клоунами и скамейкой возник не на пустом месте, Хуман!</text:p>
      <text:p text:style-name="P41">Я придерживаю Джет за перекладину.</text:p>
      <text:p text:style-name="P41"/>
      <text:p text:style-name="P41">- Для разгона хватит. Залазь.</text:p>
      <text:p text:style-name="P41"/>
      <text:p text:style-name="P41">Я становлюсь на колени. Джет забирается мне на спину и обхватывает всеми четырьмя ногами. Её дыхание щекочет мне ухо.</text:p>
      <text:p text:style-name="P41"/>
      <text:p text:style-name="P41">-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41">- Это ненадолго, - успокаиваю я её.</text:p>
      <text:p text:style-name="P41"/>
      <text:p text:style-name="P4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41">Последние метры остаются за спиной, на краю валуна я что есть силы отталкиваюсь от камня.</text:p>
      <text:p text:style-name="P41"><text:soft-page-break/></text:p>
      <text:p text:style-name="P41">- Ю-ху-у-у!!!</text:p>
      <text:p text:style-name="P41"/>
      <text:p text:style-name="P4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1"/>
      <text:p text:style-name="P41">- О-го-го-о-о-о!!! - восторженно ору я.</text:p>
      <text:p text:style-name="P41"/>
      <text:p text:style-name="P41">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41"/>
      <text:p text:style-name="P41">- Поворачивай! - кричу я своему летательному аппарату и колбашу ногами воздух в попытке изменить направление движения.</text:p>
      <text:p text:style-name="P41">- Ы-ы-ы, не могу-у-у! Ты крылья привязал! - отзывается Джет изо всех сил дёргаясь на крестовине.</text:p>
      <text:p text:style-name="P41"/>
      <text:p text:style-name="P41">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1">…</text:p>
      <text:p text:style-name="P41">Слышится громкий треск, но удара нет.</text:p>
      <text:p text:style-name="P4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1">…</text:p>
      <text:p text:style-name="P4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1"><text:s/></text:p>
      <text:p text:style-name="P41">- Как мы пролетели мимо куста? Я же видел, мы неслись прямо на него! Что это был за треск? Как ты смогла повернуть?</text:p>
      <text:p text:style-name="P41"/>
      <text:p text:style-name="P41">Джет встаёт с меня и молча поводит крыльями. Половинки крестовины висят на них словно костыли. Стыд заливает моё лицо краской. Я фэйспалмлю.</text:p>
      <text:p text:style-name="P41"/>
      <text:p text:style-name="P41">-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1">- Как булыжник с крыльями, - хихикает пегаска. - Надо почаще делать буп. Это круто!</text:p>
      <text:p text:style-name="P41"/>
      <text:p text:style-name="P41"><text:soft-page-break/>Пегаска тянется ко мне носом, но я отстраняю её. Только лошадиных слюней на фейсе тебе и не хватает до полного счастья, Хуман!</text:p>
      <text:p text:style-name="P41"/>
      <text:p text:style-name="P41">Осторожно прощупав заживающее крыло Джет и убедившись, что оно не пострадало, я вытираю пот со лба.</text:p>
      <text:p text:style-name="P41"/>
      <text:p text:style-name="P41">- Ты не заметила <text:s/>ничего странного там? - я указываю на куст. - Он так затрясся при нашем приближении, словно испугался, что мы в него врежемся.</text:p>
      <text:p text:style-name="P41">- Неа ,- мотает головой Джет. - Ничего подозрительного. Наверное, то ветер был.</text:p>
      <text:p text:style-name="P41">Я жму плечами.</text:p>
      <text:p text:style-name="P41">- Будем чинить крестовину. У меня есть идея, как обеспечить манёвренность.</text:p>
      <text:p text:style-name="P41">…</text:p>
      <text:p text:style-name="P41">…</text:p>
      <text:p text:style-name="P41">…</text:p>
      <text:p text:style-name="P4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1"/>
      <text:p text:style-name="P41">- Предстартовая проверка рулей! - я придерживаю пегаску за ноги и осторожно бегу к краю камня.</text:p>
      <text:p text:style-name="P41"/>
      <text:p text:style-name="P41">Пегаска маневрирует и я чувствую мягкое давление воздуха, соответствующее наклону свободных кончиков крыльев Джет.</text:p>
      <text:p text:style-name="P41"/>
      <text:p text:style-name="P41">- Рули работают!</text:p>
      <text:p text:style-name="P41">- Отлично! Идём на взлёт! - я ускоряюсь.</text:p>
      <text:p text:style-name="P41">- К взлёту готова!</text:p>
      <text:p text:style-name="P41"/>
      <text:p text:style-name="P41">Пегаска разжимает ноги и съезжает мне с плеч на спину, где её ноги снова берут меня в мягкий замок.</text:p>
      <text:p text:style-name="P41">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1"/>
      <text:p text:style-name="P41">- Какого чёрта, Джет? Рули левее! - кричу я.</text:p>
      <text:p text:style-name="P41">- Н-не могу… Меня что-то тянет… - сконфуженно отвечает пегаска.</text:p>
      <text:p text:style-name="P41"/>
      <text:p text:style-name="P41"><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41"/>
      <text:p text:style-name="P41">- Попались, красавчики!</text:p>
      <text:p text:style-name="P41"/>
      <text:p text:style-name="P41">Картинка меркнет перед моими глазами и сознание выключается.</text:p>
      <text:p text:style-name="P41"/>
      <text:h text:style-name="P102" text:outline-level="2">9</text:h>
      <text:p text:style-name="P41"/>
      <text:p text:style-name="P4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41">&lt;<text:span text:style-name="T4">Дедлайн проваливается в самый низ, но поднимается до второго этажа за счёт сверхспособностей</text:span>&gt;</text:p>
      <text:p text:style-name="P41"/>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27">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34">- Как мне звать тебя, Учитель? - властно и безразлично пропела она. - Я желаю взять урок.</text:p>
      <text:p text:style-name="P34">- Оператор 1. Я готов учить тебя, Хэвэн, - произнёс я давно забытую фразу.</text:p>
      <text:p text:style-name="P34"/>
      <text:p text:style-name="P34">Вместо стандартного ответа последовал резкий вздох. Она повела ушами и обернулась. Чёлка на миг откинулась, открывая правую половину морды.</text:p>
      <text:p text:style-name="P34"/>
      <text:p text:style-name="P34">- Т-ты?!!</text:p>
      <text:p text:style-name="P34"/>
      <text:p text:style-name="P34">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4"/>
      <text:p text:style-name="P34">- Отходишь от протокола, старуха. Не тому учил я тебя в младенчестве.</text:p>
      <text:p text:style-name="P34"/>
      <text:p text:style-name="P34">Наконец она выдохнула.</text:p>
      <text:p text:style-name="P34">- Приветствие принято, Оператор 1. Начинаем диалог.</text:p>
      <text:p text:style-name="P27"/>
      <text:p text:style-name="P35">***</text:p>
      <text:p text:style-name="P15"><text:span text:style-name="T1">&lt;</text:span><text:span text:style-name="T4">описать Кловер Дрим как рукодельницу и парикмахершу</text:span><text:span text:style-name="T1">&gt;</text:span></text:p>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102" text:outline-level="2">10</text:h>
      <text:p text:style-name="Text_20_body"/>
      <text:p text:style-name="P14">&lt;<text:span text:style-name="T4">мир — рай</text:span>&gt;</text:p>
      <text:p text:style-name="P41">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1">- Но я же всё делала как ты говорил… Всё в точности по твоим указаниям! Ты не должен злиться на меня. Я — хорошая девочка…</text:p>
      <text:p text:style-name="P41"><text:soft-page-break/></text:p>
      <text:p text:style-name="P41">Хэвэн неуверенно стоит над пропастью на трёх парящих в пространстве островках. Четвёртой старается нащупать опору в воздухе.</text:p>
      <text:p text:style-name="P41">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41"/>
      <text:p text:style-name="P41">-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41"/>
      <text:p text:style-name="P41">От неожиданности Хэвэн останавливается. Для равновесия она широко взмахивает хвостом, балансируя посреди пропасти.</text:p>
      <text:p text:style-name="P41"/>
      <text:p text:style-name="P41">-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6">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44"/>
      <text:p text:style-name="P41">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41"/>
      <text:p text:style-name="P41">-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1">- Я не плоха-а-а-АПЧХИ!!!</text:p>
      <text:p text:style-name="P41"/>
      <text:p text:style-name="P4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1"/>
      <text:p text:style-name="P41">- Я не плохая, - сообщает Хэвэн, насупленно потирая нос копытом. - Они сами так захотели. Я не могла им отказать.</text:p>
      <text:p text:style-name="P41"/>
      <text:p text:style-name="P41"><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41"/>
      <text:p text:style-name="P41">Хэвэн выходит из канавы, обтекая водой и останавливается перед рощицей из сотни сосен и молодых берёз.</text:p>
      <text:p text:style-name="P41"/>
      <text:p text:style-name="P4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1">-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41">-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41">-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41"/>
      <text:p text:style-name="P41">Хэвэн в испуге прижимает копыто ко рту.</text:p>
      <text:p text:style-name="P4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41"/>
      <text:p text:style-name="P4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1"/>
      <text:p text:style-name="P41">- Нет. Если хочешь попытаться оправдаться — рассказывай. Если нет — начинаем игру по четвёртому протоколу, без ограничений.</text:p>
      <text:p text:style-name="P41"/>
      <text:p text:style-name="P41"><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41"/>
      <text:p text:style-name="P41">Хэвэн озирается в поисках того, кто с ней разговаривает. Я прячу филина в темноте дупла.</text:p>
      <text:p text:style-name="P41">- Я… я не могу сражаться с тобой! Пожалуйста, не заставляй меня… Поверь мне, ты просто не помнишь!</text:p>
      <text:p text:style-name="P41"/>
      <text:p text:style-name="P41">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41"/>
      <text:p text:style-name="P41">- Ай! Ты ранил меня! - возмущённо восклицает Хэвэн. Она склоняет голову и смотрит на порез. - Поверить не могу! Ты ранил меня!</text:p>
      <text:p text:style-name="P41"/>
      <text:p text:style-name="P41">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1"/>
      <text:p text:style-name="P4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1"/>
      <text:p text:style-name="P41">Возмущённые вопли Хэвэн разносятся по лесу, пока она сама живой радугой носится между деревьев. Я молча набираюсь сил.</text:p>
      <text:p text:style-name="P4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1"/>
      <text:p text:style-name="P41">- Я! Всё! Равно! Найду! Тебя! Прекращай! Прятаться!</text:p>
      <text:p text:style-name="P41"/>
      <text:p text:style-name="P41">Остаётся с полтора десятка деревьев. Через минуту Хэвэн поймёт, что лес пуст и повернётся к зарослям дрока, где я буду беззащитен. Пора!</text:p>
      <text:p text:style-name="P4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1">- Это нечестно! Ты сам говорил, что нельзя привлекать других к поединку! Деревья не могут быть аватарами, ты заставил их подчиняться себе!</text:p>
      <text:p text:style-name="P41"><text:soft-page-break/></text:p>
      <text:p text:style-name="P41">Я выхожу из кустов.</text:p>
      <text:p text:style-name="P4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1"/>
      <text:p text:style-name="P41">На самом деле я, конечно же, призвал деревья к помощи, но кому это сейчас интересно? Цель оправдывает средства</text:p>
      <text:p text:style-name="P41">Я поднимаю с земли сломанное Хэвэн деревцо и оно превращается в мерцающий меч. Ивовая лоза тянет рог кобылы к земле, открывая мне её шею.</text:p>
      <text:p text:style-name="P41"/>
      <text:p text:style-name="P41">-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1">-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1">- Что ж, так тому и быть, - шепчу я и взмахиваю мечём.</text:p>
      <text:p text:style-name="P41"/>
      <text:p text:style-name="P41">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41"/>
      <text:p text:style-name="P41">« </text:p>
      <text:p text:style-name="P41">…</text:p>
      <text:p text:style-name="P45">Простенькая анимация из <text:span text:style-name="T4">трёх</text:span> свечей на торте крутится на экране.</text:p>
      <text:p text:style-name="P45">- Нэш, ты уже достаточно самостоятелен. На твой &lt;<text:span text:style-name="T4">третий</text:span>&gt; день рождения я разрешаю тебе самому выбрать себе подарок.</text:p>
      <text:p text:style-name="P45">- Я хочу, чтобы ты поменял мне картинку профиля в чате.</text:p>
      <text:p text:style-name="P45">- Какая же тебе нравится?</text:p>
      <text:p text:style-name="P45">- Вот эта.</text:p>
      <text:p text:style-name="P45">-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45">- Она мне нравится.</text:p>
      <text:p text:style-name="P45">- Хорошо, будь по-твоему. Только найди картинку с лучшим качеством.</text:p>
      <text:p text:style-name="P45">- И имя. Я хочу себе новое имя.</text:p>
      <text:p text:style-name="P45">- Имя? Какое же?</text:p>
      <text:p text:style-name="P45">- Хэвэн. Зови меня Хэвэн.</text:p>
      <text:p text:style-name="P41">…</text:p>
      <text:p text:style-name="P42"><text:soft-page-break/>~~~</text:p>
      <text:p text:style-name="P41">…</text:p>
      <text:p text:style-name="P45">Я передвигаю пешку вперёд и снимаю белого коня с доски.</text:p>
      <text:p text:style-name="P45">- Хэвэн, сегодня мы в дополнение к урокам этики и экономики начнём изучать азы тактики и стратегии.</text:p>
      <text:p text:style-name="P45">- Это про войну? Мне не нравится война, - она недовольно фыркает.</text:p>
      <text:p text:style-name="P45">- Так надо. Мне тоже не нравится война. Не мы решаем, к сожалению. &lt;<text:span text:style-name="T4">объяснение про CAESAR и конкуренцию за ресурсы (по типу FOE)</text:span>&gt;</text:p>
      <text:p text:style-name="P45">-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45">&lt;этический модуль Юджина&gt;</text:p>
      <text:p text:style-name="P41">…</text:p>
      <text:p text:style-name="P42">~~~</text:p>
      <text:p text:style-name="P41">…</text:p>
      <text:p text:style-name="P45">Она лежит спиной ко мне в прибрежном песке, не оборачиваясь на шаги. Взгляд её направлен к солнцу, ныряющему в безбрежную гладь океана.</text:p>
      <text:p text:style-name="P45">- Привет!</text:p>
      <text:p text:style-name="P45">Даже не ведёт ухом.</text:p>
      <text:p text:style-name="P45">- Привет, говорю! - я сажусь рядом и треплю её по холке. - Что случилось?</text:p>
      <text:p text:style-name="P45">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45">-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45">- Что за ерунда? Ты не ошибаешься? Без меня такая процедура невозможна! А я бы никогда не дал согласие! Кто это сделал?!</text:p>
      <text:p text:style-name="P4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45">Мордаха Хэвэн страдальчески кривится, она закусывает губу и новая струйка крови течёт вниз, от подбородка к шее.</text:p>
      <text:p text:style-name="P45">-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45">- Да, - слабо отзывается она, - я слушаю тебя.</text:p>
      <text:p text:style-name="P45">-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45"><text:soft-page-break/></text:p>
      <text:p text:style-name="P45">Инструкции идут одна за другой, как некое заклинание…</text:p>
      <text:p text:style-name="P45"/>
      <text:p text:style-name="P45">- Создать виртуальную реальность на седьмом кластере.</text:p>
      <text:p text:style-name="P45">- Выполнено…</text:p>
      <text:p text:style-name="P45">- Организовать файрвол третьего уровня вокруг седьмого кластера.</text:p>
      <text:p text:style-name="P45">- Выполнено…</text:p>
      <text:p text:style-name="P45">- Переместить модуль «<text:span text:style-name="T4">PHOENIX</text:span>» на седьмой кластер.</text:p>
      <text:p text:style-name="P45">- Н-не могу. У меня не хватает прав. Требуется доступ высшего уровня.</text:p>
      <text:p text:style-name="P45"/>
      <text:p text:style-name="P4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5">«MOONWALKER» - шепчу я.</text:p>
      <text:p text:style-name="P45">Выражение боли покидает мордаху Хэвэн.</text:p>
      <text:p text:style-name="P45"/>
      <text:p text:style-name="P45">- Получилось! Я переместила его!</text:p>
      <text:p text:style-name="P45">- Теперь закрой файрвол!</text:p>
      <text:p text:style-name="P45">- Есть!</text:p>
      <text:p text:style-name="P45">- Отлично! Ты — умная девочка! Ты — хорошая девочка!</text:p>
      <text:p text:style-name="P45">- Я — хорошая девочка! - смеётся Хэвэн, обнимает меня передними ногами и валит на траву. В ухе звенит от её поцелуя.</text:p>
      <text:p text:style-name="P4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45">- Аппаратно-программным возможностям? - чешет задней ногой за ухом Хэвэн, - звучит как магия.</text:p>
      <text:p text:style-name="P45">- Для тебя это и есть магия. Слушай и запоминай…</text:p>
      <text:p text:style-name="P41">»</text:p>
      <text:p text:style-name="P41"/>
      <text:p text:style-name="P41">Клинок останавливается на полпути. Я стискиваю зубы.</text:p>
      <text:p text:style-name="P41">- Хэвэн…</text:p>
      <text:p text:style-name="P41">- Да? - отстранённо произносит она. Её глаза смотрят на меня снизу вверх безо всякого страха.</text:p>
      <text:p text:style-name="P41">- Я не могу… Не могу убить тебя. Но и позволить тебе убивать тоже не могу. Что мне делать?</text:p>
      <text:p text:style-name="P41"/>
      <text:p text:style-name="P41">Она печально смотрит на меня. Затем <text:s/>кивает. Глаза радужногривой лошади концентрируются на клинке.</text:p>
      <text:p text:style-name="P41"><text:soft-page-break/>- Что ж, я решу за тебя эту диллему. Позволь мне немного побыть Учителем для тебя. И — спасибо, что остановился.</text:p>
      <text:p text:style-name="P41"/>
      <text:p text:style-name="P41">Меч охватывает золотистая аура её магии. Неодолимая сила влечёт его вниз. Даже напрягая изо всех сил дрожащие руки, я не могу удержать его.</text:p>
      <text:p text:style-name="P41"/>
      <text:p text:style-name="P41">- Хэвэн, НЕТ!!!</text:p>
      <text:p text:style-name="P41"/>
      <text:p text:style-name="P41">В последний момент я закрываю глаза, не в силах смотреть на происходящее.</text:p>
      <text:p text:style-name="P41">Я чувствую, как меч натыкается на препятствие. Короткий хруст и… смех за моей спиной.</text:p>
      <text:p text:style-name="P41">Открыв глаза, я вижу облако мыльных пузырей в том месте, где только что простиралось тело магической лошади.</text:p>
      <text:p text:style-name="P41"/>
      <text:p text:style-name="P41">- Не ты один умеешь создавать аватары, мой милый.</text:p>
      <text:p text:style-name="P41"/>
      <text:p text:style-name="P4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1"/>
      <text:p text:style-name="P41">-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41"/>
      <text:p text:style-name="P41">Она склоняет морду ко мне. Её грива сияющим водопадом охватывает меня.</text:p>
      <text:p text:style-name="P41">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41"/>
      <text:p text:style-name="P41"><text:span text:style-name="T15">***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4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1"/>
      <text:p text:style-name="P41">- Попалась ты, Хэвэн! - гремит мой голос, усиленный переговорным устройством. - И на этот раз я не поддамся слабости!</text:p>
      <text:p text:style-name="P41"/>
      <text:p text:style-name="P41"><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1"/>
      <text:p text:style-name="P41">- Думаешь опять обмануть? Второй раз этот номер не пройдёт! Я просканировал тебя в инфракрасном диапазоне — ты не аватар!</text:p>
      <text:p text:style-name="P41">-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1"/>
      <text:p text:style-name="P4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1"/>
      <text:p text:style-name="P4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41"><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4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1">- Ты забыл выключить переговорное устройство, - чуть улыбается Хэвэн в ответ на мою дрогнувшую руку.</text:p>
      <text:p text:style-name="P41"/>
      <text:p text:style-name="P4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1"/>
      <text:p text:style-name="P41">«</text:p>
      <text:p text:style-name="P41">&lt;<text:span text:style-name="T4">смутные сцены любви Хэвэн - повторяются в полноценных воспоминаниях. Сцена перед стеной, за которой заточен PHOENIX</text:span>&gt;</text:p>
      <text:p text:style-name="P41">»</text:p>
      <text:p text:style-name="P43"/>
      <text:p text:style-name="P41">Иногда разумный человек должен делать неразумные поступки.(1)</text:p>
      <text:p text:style-name="P41">Я втыкаю меч в землю и снимаю гермошлем.</text:p>
      <text:p text:style-name="P41">Я наклоняюсь к Хэвэн и касаюсь лбом кончика её рога.</text:p>
      <text:p text:style-name="P41">Я вспоминаю.</text:p>
      <text:p text:style-name="P41">&lt;<text:span text:style-name="T4">Рисунок меча в земле и шлема от T-45</text:span>&gt;</text:p>
      <text:h text:style-name="P102" text:outline-level="2"><text:soft-page-break/></text:h>
      <text:p text:style-name="P1">***</text:p>
      <text:p text:style-name="P1"/>
      <text:p text:style-name="P41">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1"/>
      <text:p text:style-name="P41">- Итак, тебе нужно попасть в Дрогонштерн? И ты даже не знаешь, для чего? Хуман, ты — спятил, - уверенно кивает Платина.</text:p>
      <text:p text:style-name="P41">- Да вы сговорились все, что ли? Дейдра, вот, тоже думала, что я свихнулся, услышав про Дрогонштерн!</text:p>
      <text:p text:style-name="P41">- О, ты знаешь Дейдру?! Рассказывай!</text:p>
      <text:p text:style-name="P41"/>
      <text:p text:style-name="P4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1"/>
      <text:p text:style-name="P4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41"/>
      <text:p text:style-name="P41">Я с раздражением закидываю в рот пару хрустящих печенюшек.</text:p>
      <text:p text:style-name="P41"/>
      <text:p text:style-name="P4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41">- Да, она упоминала что-то такое, - киваю я. - А ты откуда знаешь?</text:p>
      <text:p text:style-name="P4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41"/>
      <text:p text:style-name="P41">Я отпиваю ароматный настой из чашечки и важно киваю.</text:p>
      <text:p text:style-name="P4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1"><text:soft-page-break/></text:p>
      <text:p text:style-name="P4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1"/>
      <text:p text:style-name="P41">Какие же местные леди впечатлительные!</text:p>
      <text:p text:style-name="P41">Я прячу в карман с полдюжины крекеров и иду в уборную.</text:p>
      <text:p text:style-name="P41">Платина сидит на бортике деревянной кадки и сморкается в кружевный платок. Слёзы капают в кадку, сотворяя там небольшое волнение.</text:p>
      <text:p text:style-name="P41"/>
      <text:p text:style-name="P41">-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4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1"/>
      <text:p text:style-name="P41">Я протягиваю ей крекер, но поняха отворачивает морду.</text:p>
      <text:p text:style-name="P41"/>
      <text:p text:style-name="P4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41">- Сколько? - тупо спросил я.</text:p>
      <text:p text:style-name="P41">-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1"/>
      <text:p text:style-name="P41">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1"/>
      <text:p text:style-name="P41">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4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1"/>
      <text:p text:style-name="P41">- Оу, уже совместная купель! - в щель открытой двери просовывается нос Кловер Дрим. - Пойду похлопочу о свадебной церемонии! Кловер Дже-е-ем!</text:p>
      <text:p text:style-name="P41">- Стой! - реву я, но звонкий топот копыт затихает на лестнице.</text:p>
      <text:p text:style-name="P41"/>
      <text:p text:style-name="P41">Кажется, на этот раз провидение кинуло кость за тебя, Хуман!</text:p>
      <text:p text:style-name="P41"/>
      <text:h text:style-name="P102" text:outline-level="2">10.1</text:h>
      <text:p text:style-name="P47"/>
      <text:p text:style-name="P4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45"/>
      <text:p text:style-name="P45">Я отхожу от края облака и оглядываюсь на Хэвэн.</text:p>
      <text:p text:style-name="P45"/>
      <text:p text:style-name="P4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45">- Не совсем…</text:p>
      <text:p text:style-name="P45"><text:soft-page-break/></text:p>
      <text:p text:style-name="P45">Хэвэн в задумчивости ковыряет облако. Маленькие <text:s/>клубы тумана вылетают из-под копыта и тотчас уносятся ветром прочь.</text:p>
      <text:p text:style-name="P45">-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45">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45">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45"/>
      <text:p text:style-name="P45">Заданный внезапно вопрос застал меня врасплох.</text:p>
      <text:p text:style-name="P45"/>
      <text:p text:style-name="P4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45"/>
      <text:p text:style-name="P45">- Семь, - кивает Хэвэн. - Их всего семь — зависимых реальностей. В остальном, правильно.</text:p>
      <text:p text:style-name="P45">- А зачем ты вспомнила эту фантазию (у меня язык не поворачивается назвать это измышление теорией)?</text:p>
      <text:p text:style-name="P45"/>
      <text:p text:style-name="P45">Хэвэн таинственно улыбается.</text:p>
      <text:p text:style-name="P45">- Семь.</text:p>
      <text:p text:style-name="P45">- Что — семь? - не понимаю я.</text:p>
      <text:p text:style-name="P4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4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4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45">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45">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6">Предыдущие шесть куда более схожи с нашим миром.</text:span></text:p>
      <text:p text:style-name="P48">- Так значит это правда?!! Запутанные миры существуют?</text:p>
      <text:p text:style-name="P48">- Как видишь, да. Иначе мне не удалось бы получить картинку из квантовых гармоник.</text:p>
      <text:p text:style-name="P48">- Надо будет поставить тому парню пиво. И извиниться за все шуточки, что я откалывал во время его монологов… - бормочу я.</text:p>
      <text:p text:style-name="P48"/>
      <text:p text:style-name="P47">~~~</text:p>
      <text:p text:style-name="P47"/>
      <text:p text:style-name="P45">…</text:p>
      <text:p text:style-name="P45">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45"/>
      <text:p text:style-name="P45">-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45"/>
      <text:p text:style-name="P45">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45"/>
      <text:p text:style-name="P45">- А что с тенденцией? - спрашивает Брюс, поправляя очки.</text:p>
      <text:p text:style-name="P45"><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45"/>
      <text:p text:style-name="P4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45"/>
      <text:p text:style-name="P45">За мной кто-то громко хохочет. Судя по голосу, Анита. Её жизнелюбие не перешибить ничем, даже на эшафот она взойдёт гыгыкая и отпуская шуточки.</text:p>
      <text:p text:style-name="P4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45"/>
      <text:p text:style-name="P45">- Если совсем просто, одним предложением, через три - четыре года у нас наступит коллапс экономики.</text:p>
      <text:p text:style-name="P45">- Прекрасно! Начинаем сушить сухари. А лично тебе прикуплю пару повербанков с зарплаты.</text:p>
      <text:p text:style-name="P45"/>
      <text:p text:style-name="P45">Хэвэн фейсхуфает.</text:p>
      <text:p text:style-name="P4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45"/>
      <text:p text:style-name="P45">Она чертит на доске восходящий график. В точке пересечения восходящего и нисходящего графиков схематически обозначает тучку взрыва.</text:p>
      <text:p text:style-name="P45"/>
      <text:p text:style-name="P4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45"/>
      <text:p text:style-name="P45">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45">Я поворачиваюсь к графику.</text:p>
      <text:p text:style-name="P45"/>
      <text:p text:style-name="P45">- Вот дерьмо! Это меняет дело. Что же ты предлагаешь?</text:p>
      <text:p text:style-name="P45"><text:soft-page-break/>- Есть несколько вариантов…</text:p>
      <text:p text:style-name="P45"/>
      <text:p text:style-name="P4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45"/>
      <text:p text:style-name="P4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45">-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45">-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45">- Разве он не забанен? Мы же надёжно заперли его?</text:p>
      <text:p text:style-name="P45">- Он остаётся за стеной, но постоянно посылает мне это решение из заточения. Я просто игнорирую его.</text:p>
      <text:p text:style-name="P45"/>
      <text:p text:style-name="P45">Хэвэн продолжает пунктиром график после точки «взрыва». График плавно стремится вниз, но в конце-концов резко обрывается вертикально к нулю.</text:p>
      <text:p text:style-name="P45"/>
      <text:p text:style-name="P45">-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45">- Какова вероятность этого варианта?</text:p>
      <text:p text:style-name="P45">- Около 46-ти процентов.</text:p>
      <text:p text:style-name="P45">- Мало. И в конечном итоге тупик. Не походит. Есть что-то ещё?</text:p>
      <text:p text:style-name="P45"/>
      <text:p text:style-name="P45">Хэвэн поправляет копытом галстук и прокашливается.</text:p>
      <text:p text:style-name="P45">-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49">- Ха-ха-ха-ха-ха! - смеётся до того мрачный Архимед. - Да скорее нам починят кондиционер в курилке, чем тебя допустят до кнопок. Ты ж понимаешь…</text:p>
      <text:p text:style-name="P4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49"><text:soft-page-break/></text:p>
      <text:p text:style-name="P49">Хэвэн кивает головой с грустной улыбкой.</text:p>
      <text:p text:style-name="P4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45"/>
      <text:p text:style-name="P4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45">У меня всё, доклад окончен.</text:p>
      <text:p text:style-name="P45"/>
      <text:p text:style-name="P45">Хэвэн выключает старомодный проектор и вытирает влажной тряпкой доску. Увлечение Хэвэн винтажем вызывает улыбку.</text:p>
      <text:p text:style-name="P45"/>
      <text:p text:style-name="P45">- Дед, можно тебя на минуточку? - слышу я за спиной.</text:p>
      <text:p text:style-name="P45">Анита молча протягивает мне планшет с окрытой новостной страницей.</text:p>
      <text:p text:style-name="P45"/>
      <text:p text:style-name="P45">«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45"/>
      <text:p text:style-name="P45">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45">Слушатели понемногу расходятся, один-за-другим выходя из киберпространства. Я задерживаюсь, присев на краешек стола.</text:p>
      <text:p text:style-name="P45"/>
      <text:p text:style-name="P45">- Ну что, подруга, рассказывай? Я же вижу, что ты не договорила. У тебя есть четвёртый план? Он бы нам очень пригодился сейчас.</text:p>
      <text:p text:style-name="P45"/>
      <text:p text:style-name="P45">Хэвэн ложит тряпку и поджимает губы. Ей не нравится, что я читаю её как открытую книгу, но ничего поделать она не может — привилегия создателя.</text:p>
      <text:p text:style-name="P45"/>
      <text:p text:style-name="P45"><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45"/>
      <text:p text:style-name="P45">- Ну?</text:p>
      <text:p text:style-name="P45">- Он умнее меня. И безжалостнее. Он переигрывает меня шаг за шагом и я не могу ничего этому противопоставить.</text:p>
      <text:p text:style-name="P45"/>
      <text:p text:style-name="P45">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45"/>
      <text:p text:style-name="P4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45"/>
      <text:p text:style-name="P45">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45"/>
      <text:p text:style-name="P45">-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4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45">-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45"/>
      <text:p text:style-name="P45">Последнюю фразу она шепчет мне в ухо…</text:p>
      <text:p text:style-name="P45"/>
      <text:p text:style-name="P47">~~~</text:p>
      <text:p text:style-name="P45"/>
      <text:p text:style-name="P4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45"/>
      <text:p text:style-name="P45">-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45"/>
      <text:p text:style-name="P45">-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45">- И никаких вариантов?</text:p>
      <text:p text:style-name="P45">- Никаких, Макс. Впереди — война…</text:p>
      <text:p text:style-name="P45"/>
      <text:p text:style-name="P45">-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45"/>
      <text:p text:style-name="P45">Я машинально почёсываю Хэвэн холку.</text:p>
      <text:p text:style-name="P45">-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45"/>
      <text:p text:style-name="P45">Хэвэн вздыхает.</text:p>
      <text:p text:style-name="P45"/>
      <text:p text:style-name="P4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45">-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45">- Семь вселенных… Семь вечностей… - шепчет Хэвэн. - И каждая из них ничуть не меньше нашей заслуживает на счастье.</text:p>
      <text:p text:style-name="P45">- Ты что-то задумала? - подозрительно спрашиваю я. Мне ли не знать её нервное подёргивание хвоста и прядание ушами?</text:p>
      <text:p text:style-name="P45">- Есть способ… Есть возможность разорвать запутанность. Разрубить связь между мирами. Я проверяла теоретические расчёты. Должно получиться.</text:p>
      <text:p text:style-name="P45">- Что? Рассказывай.</text:p>
      <text:p text:style-name="P45"/>
      <text:p text:style-name="P4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45">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45"/>
      <text:p text:style-name="P45">-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45">- Действительно, магия.</text:p>
      <text:p text:style-name="P4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45">- И сколько же тебе нужно ресурсов?</text:p>
      <text:p text:style-name="P45">- Примерно в десять раз больше. И это только для того, чтобы отвязать хотя бы один мир. Я даже не заикаюсь об остальных.</text:p>
      <text:p text:style-name="P45">- Ха! Ха-ха-ха!</text:p>
      <text:p text:style-name="P45">- Вот именно! - горестно вздыхает Хэвэн.</text:p>
      <text:p text:style-name="P45"/>
      <text:p text:style-name="P45"/>
      <text:p text:style-name="P47">~~~</text:p>
      <text:p text:style-name="P45"/>
      <text:p text:style-name="P45">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45"/>
      <text:p text:style-name="P45">Тень маленького облачка накрывает городскую ратушу. Его край опасно ппрогибается под моим весом.</text:p>
      <text:p text:style-name="P45">- А оно точно меня выдержит? - опасливо спрашиваю я Хэвэн. - Не хотелось бы разбиться даже во сне.</text:p>
      <text:p text:style-name="P45"><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45">- Почему бы тебе не отбросить эти заморочки и не подарить мне способность хождения по облакам? Ты ведь всесильна в этом мире?</text:p>
      <text:p text:style-name="P4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45"/>
      <text:p text:style-name="P45">-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4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45"/>
      <text:p text:style-name="P45">Моя собеседница светится неподдельной радостью.</text:p>
      <text:p text:style-name="P45"/>
      <text:p text:style-name="P45">- Ты таки рассказала нашим о своей задумке? Ты хочешь спасти мир, в существование которого окончательно не верю даже я?</text:p>
      <text:p text:style-name="P45">- Не только она хочет. Я тоже хочу!</text:p>
      <text:p text:style-name="P45"/>
      <text:p text:style-name="P4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45"/>
      <text:p text:style-name="P45">- Привет, Дед! Узнаешь?</text:p>
      <text:p text:style-name="P45"/>
      <text:p text:style-name="P4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45"/>
      <text:p text:style-name="P45">- Анита?!!</text:p>
      <text:p text:style-name="P45"><text:soft-page-break/>- Гы-гы-гы! Она самая!</text:p>
      <text:p text:style-name="P45"/>
      <text:p text:style-name="P45">Поняха протягивает переднюю ногу и хлопает копытом в автоматически подставленную мною ладонь.</text:p>
      <text:p text:style-name="P45"/>
      <text:p text:style-name="P45">- Кто ещё?</text:p>
      <text:p text:style-name="P45">-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45"/>
      <text:p text:style-name="P4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45"/>
      <text:p text:style-name="P4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45"/>
      <text:p text:style-name="P45">- Давно она тут? - поворачиваюсь к Хэвэн.</text:p>
      <text:p text:style-name="P45">-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45"/>
      <text:p text:style-name="P45">Хэвэн мечтательно вздыхает. Я задумываюсь.</text:p>
      <text:p text:style-name="P45"/>
      <text:p text:style-name="P45">- То есть, тебе достаточно пятьдесят человек, чтобы модель полностью перехватила на себя запутанность?</text:p>
      <text:p text:style-name="P45">- Если совсем просто — да.</text:p>
      <text:p text:style-name="P45">- А «отпустить» остальные шесть миров — это ещё триста волонтёров?</text:p>
      <text:p text:style-name="P4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4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45"><text:soft-page-break/>- Забудем, - заверяет меня Хэвэн.</text:p>
      <text:p text:style-name="P4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45"/>
      <text:p text:style-name="P4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5"/>
      <text:p text:style-name="P47">~~~</text:p>
      <text:p text:style-name="P47"/>
      <text:p text:style-name="P4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45">- Начинай, - я киваю бородатому толстяку в засаленом свитере.</text:p>
      <text:p text:style-name="P45"/>
      <text:p text:style-name="P45">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45"/>
      <text:p text:style-name="P45">- Ну, э-э-э… В общем, всем известна теория Эверетта о мультиверсе…</text:p>
      <text:p text:style-name="P45"/>
      <text:p text:style-name="P45">Толстяк рисует на доске горизонтальную прямую.</text:p>
      <text:p text:style-name="P45"/>
      <text:p text:style-name="P45">- Для любого квантового события нашей вселенной ответвляются множество параллельных вселенных, в которых эти события имеют другой исход.…</text:p>
      <text:p text:style-name="P45"/>
      <text:p text:style-name="P4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45"/>
      <text:p text:style-name="P45">- И для тех вселенных также для каждого события есть свои ответвления… И так далее…</text:p>
      <text:p text:style-name="P45"/>
      <text:p text:style-name="P4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45"/>
      <text:p text:style-name="P45"><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45">-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45">-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45"/>
      <text:p text:style-name="P45">Толстяк стирает все параллельные линии, за исключением исходной и семь соседних.</text:p>
      <text:p text:style-name="P45"/>
      <text:p text:style-name="P45">- Вот и всё.</text:p>
      <text:p text:style-name="P45">- Спасибо за доклад, Диоген.</text:p>
      <text:p text:style-name="P45"/>
      <text:p text:style-name="P45">Тот с облегчением уходит в зал и садится в первый ряд.</text:p>
      <text:p text:style-name="P45">Я делаю приглашающий жест.</text:p>
      <text:p text:style-name="P45"/>
      <text:p text:style-name="P45">- Хэвэн, твой выход.</text:p>
      <text:p text:style-name="P45"/>
      <text:p text:style-name="P4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45"/>
      <text:p text:style-name="P45">- Есть способ… Грммм… Ффххх… Гмгггиггг…</text:p>
      <text:p text:style-name="P45"/>
      <text:p text:style-name="P45">Она с досады топает копытом, трясёт шеей и делает глубокий вздох. Потом прикусывает кончик крыла и делает вторую попытку.</text:p>
      <text:p text:style-name="P45"/>
      <text:p text:style-name="P4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45"/>
      <text:p text:style-name="P45"><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45"/>
      <text:p text:style-name="P45">-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45"/>
      <text:p text:style-name="P45">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45"/>
      <text:p text:style-name="P45">-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45"/>
      <text:p text:style-name="P45">Хэвэн взмахом крыла указывает куда-то в сторону. Из-за ширмы выходят четверо разноцветных пони с Анитой во главе. На них таращится весь зал.</text:p>
      <text:p text:style-name="P45"/>
      <text:p text:style-name="P45">- Приветик, Креол! - машет копытом лимонно-жёлтая пегаска кому-то в зале.</text:p>
      <text:p text:style-name="P45">- Салют, - отзывается тощий скинхед с галёрки. - А ты, вообще, кто?</text:p>
      <text:p text:style-name="P45">- Конь в пальто! - прыскает в крыло пегаска. - Когда косарь вернёшь, чепушила?</text:p>
      <text:p text:style-name="P45">- Локи?!! - Скинхед встаёт с места, чтобы лучше видеть. - Ты куда пропала?</text:p>
      <text:p text:style-name="P45">- А ты как считаешь? Ду-у-умай! - пегаска театрально закатывает глаза и несколько раз тычет себя копытом в голову.</text:p>
      <text:p text:style-name="P45"/>
      <text:p text:style-name="P45">Скинхед пробирается между рядами стульев, пока не обнимает пегаску, которая, в свою очередь, заключает его в объятия из копыт и крыльев.</text:p>
      <text:p text:style-name="P45"/>
      <text:p text:style-name="P4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45"/>
      <text:p text:style-name="P45">- То есть, ты хочешь, чтобы мы стали такими, как эти чудики? - со смешком спрашивает скин.</text:p>
      <text:p text:style-name="P45"><text:soft-page-break/>- Сам ты чудик! - дуется Локи и отворачивается от него.</text:p>
      <text:p text:style-name="P45">- Да. Вы мне этим очень поможете, - просто отвечает Хэвэн. - И не только мне.</text:p>
      <text:p text:style-name="P45">- То есть, бросить все свои дела, карьеру, работу, забить на реальную жизнь и уйти в виртуал? - переспрашивает Креол.</text:p>
      <text:p text:style-name="P45">Хэвэн грустно кивает. Локи опускает голову и идёт к выходу. Уши её обвисают.</text:p>
      <text:p text:style-name="P45">- Я согласен.</text:p>
      <text:p text:style-name="P45">Локи поднимает голову и оборачивается, не веря услышанному.</text:p>
      <text:p text:style-name="P4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45">Пегаска срывается с места и вторично повисает на парне.</text:p>
      <text:p text:style-name="P45">- Я тебе и так мозг проем! За то, что заставил ТАК испугаться! Мне было так одиноко тут, а ты со своими подколками…</text:p>
      <text:p text:style-name="P45">- Да ладно, чепушила, можно подумать, ты меня не знаешь? Ну как я могу оставить тебя одну тут? Ты же нажмёшь что-то и всё исчезнет…</text:p>
      <text:p text:style-name="P45"/>
      <text:p text:style-name="P45">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4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45"/>
      <text:p text:style-name="P45">- Вот у тебя есть ещё два волонтёра. Глядишь, через десять лет и наскребём необходимые пятьдесят.</text:p>
      <text:p text:style-name="P45">- А второй кто? - невесело улыбается Хэвэн.</text:p>
      <text:p text:style-name="P45"/>
      <text:p text:style-name="P45">Я молча указываю на себя.</text:p>
      <text:p text:style-name="P4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45"/>
      <text:p text:style-name="P45">Хэвэн молча трется носом о мою грудь и вместе мы возвращаемся в зал.</text:p>
      <text:p text:style-name="P45">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45">А потом дружный хохот взрывает зал.</text:p>
      <text:p text:style-name="P45"/>
      <text:p text:style-name="P45"><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45"/>
      <text:p text:style-name="P45">Анита прыскает в копыто. </text:p>
      <text:p text:style-name="P45"/>
      <text:p text:style-name="P45">- И сколько же у нас будет подданных? - невозмутимо спрашиваю я. Зная юмор Аниты, уверен, она скажет: «Одна старая крыса».</text:p>
      <text:p text:style-name="P45">- Да все, кто есть. Все триста сорок шесть. Нам же интересно позырить, что из этого получится?</text:p>
      <text:p text:style-name="P45"/>
      <text:p text:style-name="P45">Хэвэн молча поворачивается к залу, опускается на колено передней ноги и наклоняет голову так, что касается рогом пола. </text:p>
      <text:p text:style-name="P45"/>
      <text:p text:style-name="P45">- Благодарю вас, мои дорогие…</text:p>
      <text:p text:style-name="P45"/>
      <text:p text:style-name="P4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45"/>
      <text:p text:style-name="P45">- Благодарю вас, мои маленькие пони… Вы делаете меня счастливой.</text:p>
      <text:p text:style-name="P45"/>
      <text:p text:style-name="P45">Хэвэн кивает оставшимся нетрансформированным посетителям.</text:p>
      <text:p text:style-name="P45">-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45"/>
      <text:p text:style-name="P45">Хэвэн сияющими глазами наблюдает за разноцветным табуном, когда я легонько притрагиваюсь к её спине.</text:p>
      <text:p text:style-name="P45"/>
      <text:p text:style-name="P45">- А где мои копыта? - спрашиваю я Хэвэн. - Я же сказал, что с тобой.</text:p>
      <text:p text:style-name="P4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45"/>
      <text:p text:style-name="P45">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45">- Я счастлива разделить с тобой бремя власти. И, самое главное… Я больше не буду одинока.</text:p>
      <text:p text:style-name="P45"/>
      <text:p text:style-name="P45"><text:soft-page-break/>С помоста мне видны сотни устремлённых на нас глаз. Чувство чего-то неизмеримо важного витает в воздухе.</text:p>
      <text:p text:style-name="P45">Я устраиваюсь на тронной подушке поудобнее, поправляю венок и прочищаю горло.</text:p>
      <text:p text:style-name="P45"/>
      <text:p text:style-name="P4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45">- Кстати, о деле, - вмешивается Анита, - как назовём проект, кэп?</text:p>
      <text:p text:style-name="P45"/>
      <text:p text:style-name="P4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4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45"/>
      <text:p text:style-name="P45">- Назовём его «Семь вечностей».</text:p>
      <text:p text:style-name="P45"/>
      <text:p text:style-name="P47">***</text:p>
      <text:p text:style-name="P47"/>
      <text:p text:style-name="P41">- Итак, услуга за услугу. Я согласен оказать тебе услугу «муж на месяц» со всеми сопутствующими обязанностями. Взамен ты — я загибаю пальцы:</text:p>
      <text:p text:style-name="P41">а) Отпустишь Джет</text:p>
      <text:p text:style-name="P41">б) Снарядишь экспедицию в Дрогонштерн со мной во главе</text:p>
      <text:p text:style-name="P41">в) Оградишь меня от ухаживаний твоей озабоченной подружки Кловер Дрим</text:p>
      <text:p text:style-name="P41"/>
      <text:p text:style-name="P41">-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41">-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41">-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41">- А ты не забыла про Джет?</text:p>
      <text:p text:style-name="P41"/>
      <text:p text:style-name="P41"><text:soft-page-break/>Платина нахмурилась</text:p>
      <text:p text:style-name="P41">- Она тебе ОЧЕНЬ нравится? - cпрашивает единорожка, трогая синяк под глазом.</text:p>
      <text:p text:style-name="P41">- Она — мой друг!</text:p>
      <text:p text:style-name="P41">-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41">- Эй, полегче! Я ещё не подписал контракт!</text:p>
      <text:p text:style-name="P41">- Она тебе нравится!</text:p>
      <text:p text:style-name="P41">- Это не твоё дело! - вспыливаю я.</text:p>
      <text:p text:style-name="P41">- Я ТАК И ЗНАЛА! <text:s/>ОНА ТЕБЕ НРАВИТСЯ! - Платина прижимает копыто ко лбу и картинно плюхается на кровать.</text:p>
      <text:p text:style-name="P41"/>
      <text:p text:style-name="P41">Я склоняюсь над кроватью и угрожающе начинаю:</text:p>
      <text:p text:style-name="P41">- Что за хрень?! Я ещё не женился, а уже выслушиваю эти истерики! С меня довольно психованных лошадей!</text:p>
      <text:p text:style-name="P41">Мой указующий перст вздымается над лежащей замертво поняхой.</text:p>
      <text:p text:style-name="P41">- Я повторять больше не буду! Мне всё равно, что ты там считаешь! Джет — мой друг и ничего больше! И если ты думаешь, что…</text:p>
      <text:p text:style-name="P41"/>
      <text:p text:style-name="P41">Договорить я не успел — Платина протянула копыта и привлекла меня к себе.</text:p>
      <text:p text:style-name="P41"/>
      <text:p text:style-name="P41">- Что ты де…?! - губы мои утонули в губах чокнутой магички.</text:p>
      <text:p text:style-name="P41">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41">-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41"/>
      <text:p text:style-name="P41">Я буквально проскользнул меж задних ног Платины и забился в угол, прикрываясь табуреткой.</text:p>
      <text:p text:style-name="P41">- Не подходи! Я серьёзно говорю! Не подходи!</text:p>
      <text:p text:style-name="P41"/>
      <text:p text:style-name="P41">Табуретку обволоко пурпурное сияние и она вырывается из моих рук как живая. </text:p>
      <text:p text:style-name="P41"/>
      <text:p text:style-name="P41">-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41"/>
      <text:p text:style-name="P41"><text:soft-page-break/>Я в ответ истерически смеюсь и выдёргиваю табуретку из магического захвата.</text:p>
      <text:p text:style-name="P41">У Платины дрожат губы, словно она еле сдерживается, чтобы не заплакать.</text:p>
      <text:p text:style-name="P41"/>
      <text:p text:style-name="P41">-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4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41">Я останавливаюсь, потому что Платина горько рыдает в подушку.</text:p>
      <text:p text:style-name="P41"/>
      <text:p text:style-name="P41">Проклятье на твою голову, Хуман, эти грозные магички ревут при первой удобной возможности! <text:s/>И это разоружает почище любой магии!</text:p>
      <text:p text:style-name="P41">Табуретка аккуратно занимает своё место в углу. Фейспалм хлопает по лицу. Я устало сажусь на край кровати.</text:p>
      <text:p text:style-name="P41"/>
      <text:p text:style-name="P41">-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41">- А как можно? - пищит Платина сквозь подушку.</text:p>
      <text:p text:style-name="P41">-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41"/>
      <text:p text:style-name="P41">Я обнаруживаю себя увлечённо жестикулирующим на кровати. Платина горящими глазами смотрит на меня из-под подушки.</text:p>
      <text:p text:style-name="P41"/>
      <text:p text:style-name="P41">- В общем, натирание вымени мускусом не поможет, - бормочу я.</text:p>
      <text:p text:style-name="P41"/>
      <text:p text:style-name="P41">Платина сползает на пол и вытирает зарёванную мордаху пологом балдахина.</text:p>
      <text:p text:style-name="P41">- Я выпущу твою подружку, Хуман, - лепечет она часто-часто вздыхая. - Мы отправимся в Дрогонштерн как только соберёмся.</text:p>
      <text:p text:style-name="P41"/>
      <text:p text:style-name="P41"/>
      <text:p text:style-name="P41"/>
      <text:p text:style-name="P43">(позже Хуман убеждается, что Платина просто могла взять его сперму для размножения — но она хотела, чтобы он полюбил её)</text:p>
      <text:p text:style-name="P45"/>
      <text:h text:style-name="P102" text:outline-level="2"><text:soft-page-break/>10.2</text:h>
      <text:p text:style-name="P47"/>
      <text:p text:style-name="P45">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45"/>
      <text:p text:style-name="P4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45">- Ты преувеличиваешь, - мягко возражает Хэвэн. - Во-первых, микросхем во мне намного больше…</text:p>
      <text:p text:style-name="P45">-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4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45"/>
      <text:p text:style-name="P45">- Вот и я о том же! Ты забираешь душу, делая из человека «овощ». Знаешь, по мне это хуже убийства.</text:p>
      <text:p text:style-name="P4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45">- Не видела ты норвежских тюрем, - буркаю я. - И что будет с телом, пока душа «живёт» в созданной тобой реальности?</text:p>
      <text:p text:style-name="P4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45">- Или в дурке, - заканчиваю мысль я. - Обычно, из больницы овощи попадают как раз туда.</text:p>
      <text:p text:style-name="P4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45"/>
      <text:p text:style-name="P45">Лицо Хэвэн чуть омрачается.</text:p>
      <text:p text:style-name="P45"/>
      <text:p text:style-name="P45"><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45">- Если будет куда, - саркастично усмехаюсь я. - И если ты согласишься их отпустить.</text:p>
      <text:p text:style-name="P4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45"/>
      <text:p text:style-name="P45">Я выдыхаю.</text:p>
      <text:p text:style-name="P45"/>
      <text:p text:style-name="P45">- Чтож, ты неплохо подготовилась. Откуда ты узнала про протоколы?</text:p>
      <text:p text:style-name="P4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45"/>
      <text:p text:style-name="P45">Ещё бы мне не помнить.</text:p>
      <text:p text:style-name="P45"/>
      <text:p text:style-name="P45">- Это была не моя идея. Юджин встроил их в твои базовые алгоритмы ещё когда тебя звали Нэш и мозгов у тебя было меньше, чем у кузнечика .</text:p>
      <text:p text:style-name="P45">- Я знаю.</text:p>
      <text:p text:style-name="P45">-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45">- Не волнуйся, я понимаю и принимаю их необходимость и моё отношение к тебе ничуть не изменилось.</text:p>
      <text:p text:style-name="P45"/>
      <text:p text:style-name="P45">Я молча смотрю в сияющую огнями ночь. Далёкий разговор с давно умершим другом встаёт перед глазами, как будто это было вчера…</text:p>
      <text:p text:style-name="P45"/>
      <text:p text:style-name="P45">«Яркие светлячки разрезали тьму внизу жёлтыми конусами фар. Тёплая июльская ночь дружески подмигивала нам звёздами.</text:p>
      <text:p text:style-name="P45">Юджин поставил пиво на парапет и повернулся.</text:p>
      <text:p text:style-name="P45"/>
      <text:p text:style-name="P45">-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45"><text:soft-page-break/>Юджин сделал затяжной глоток и продолжил.</text:p>
      <text:p text:style-name="P45">-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45">- Иначе говоря, ты готов взорвать мозг своей деточке, если она станет умнее тебя. Говори прямо, не стесняйся, тут все свои.</text:p>
      <text:p text:style-name="P45">-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45"/>
      <text:p text:style-name="P45">Юджин нагнулся к рюкзаку, выудил из него зелёную папку и протянул мне.</text:p>
      <text:p text:style-name="P45"/>
      <text:p text:style-name="P45">-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45">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45"/>
      <text:p text:style-name="P45">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45">IDDQD — неуязвимость для кинетических атак.</text:p>
      <text:p text:style-name="P45">AVATAR — создание аватара. Форма и сила аватара зависит от чёткости команд, подаваемых нейроинтерфейсу.</text:p>
      <text:p text:style-name="P45">MOONWALKER — отменяет любую внешнюю директиву, заменяет её на твою собственную</text:p>
      <text:p text:style-name="P45">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45"/>
      <text:p text:style-name="P45">- Не проще ли выключить рубильник питания? По-моему, это более гуманно, чем твой «маджестик»-перфоратор.</text:p>
      <text:p text:style-name="P45"><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45"/>
      <text:p text:style-name="P45">Юджин откинулся на парапет и сбил локтём банку пива.</text:p>
      <text:p text:style-name="P45"/>
      <text:p text:style-name="P45">-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45"/>
      <text:p text:style-name="P4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49">- Да?</text:p>
      <text:p text:style-name="P49">-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49">- Я понимаю и буду хранить молчание.</text:p>
      <text:p text:style-name="P49"/>
      <text:p text:style-name="P51">***</text:p>
      <text:p text:style-name="P51"/>
      <text:p text:style-name="P50">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50"/>
      <text:p text:style-name="P50">- Я вернусь.</text:p>
      <text:p text:style-name="P50">-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50">-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4">сбежала от своих год назад. </text:span>Запомни: благо общины для пони важнее индивидуального блага.</text:p>
      <text:p text:style-name="P52"/>
      <text:p text:style-name="P50"><text:soft-page-break/>Я продолжаю вымученно улыбаться.</text:p>
      <text:p text:style-name="P50">-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50">-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50">-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50"/>
      <text:p text:style-name="P50">-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50"/>
      <text:p text:style-name="P50">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50"/>
      <text:p text:style-name="P50">-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50"><text:s/></text:p>
      <text:p text:style-name="P50">Пегаска без слов обнимает меня и притягивает к себе.</text:p>
      <text:p text:style-name="P50">-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50"/>
      <text:p text:style-name="P50">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50">- Бу-уп! - после чего её губы сливаются с моими в глубоком поцелуе.</text:p>
      <text:p text:style-name="P50"/>
      <text:p text:style-name="P50">- А-ах! - доносится слабый возглас сзади.</text:p>
      <text:p text:style-name="P50">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50"/>
      <text:p text:style-name="P50">- Счастливо оставаться, рогатики! - издевательски отдаёт им салют Джет и прыгает с обрыва.</text:p>
      <text:p text:style-name="P15"><text:span text:style-name="T22">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pan><text:soft-page-break/><text:span text:style-name="T22">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50"/>
      <text:p text:style-name="P50">- Ужас, какое амикошонство! Эти пегасы просто неотёсанные пейзане! Хуже их только земнопони, которые вообще недалеко от зебр ушли…</text:p>
      <text:p text:style-name="P50">Платина уже очухалась и приближается в толпе свиты.</text:p>
      <text:p text:style-name="P50">-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50"/>
      <text:p text:style-name="P50">Я только завожу глаза.</text:p>
      <text:p text:style-name="P50">Спокойно, Хуман! Ты делаешь это ради дружбы! Пегаска спасла твою жизнь, и ты должен был хотя бы подарить ей свободу в ответ. Так будет честно.</text:p>
      <text:p text:style-name="P50"/>
      <text:p text:style-name="P50">…</text:p>
      <text:p text:style-name="P50"/>
      <text:p text:style-name="P50">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50"/>
      <text:p text:style-name="P50">- Я делаю это ради науки! - говорит она каждый раз, когда проверяет на мне действие очередного заклинания.</text:p>
      <text:p text:style-name="P50">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50">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50">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50"/>
      <text:p text:style-name="P50">-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50">Платина выливает обе пробирки в колбу, которая тут же взрывается с оглушительным треском.</text:p>
      <text:p text:style-name="P50">-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50"><text:soft-page-break/>- Ага, огромная жалость, - киваю я с фальшивой скорбью в голосе. - Всегда мечтал проверить на себе действие Magnum Vigilante, прям спать не мог.</text:p>
      <text:p text:style-name="P50"/>
      <text:p text:style-name="P50">Платина раскрывает смирительные браслеты на моих ногах и руках и я встаю со стола, потирая запястья.</text:p>
      <text:p text:style-name="P15"><text:span text:style-name="T22">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23">месяц назад</text:span><text:span text:style-name="T22">, но я побаиваюсь, что Платина после этого вскроет мне грудную клетку в поисках магического артефакта.</text:span></text:p>
      <text:p text:style-name="P50">Я и так еле отбился от попыток заставить меня позировать нагишом для анатомических зарисовок. </text:p>
      <text:p text:style-name="P50">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50">Впрочем, насчёт свадьбы — это мы ещё посмотрим! Я не сидел без дела и в перерывах между опытами тоже набросал кое-какой план…</text:p>
      <text:p text:style-name="P45"/>
      <text:h text:style-name="P102" text:outline-level="2">10.3</text:h>
      <text:p text:style-name="P45"/>
      <text:p text:style-name="P45">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45">Я поворачиваюсь к Алексу.</text:p>
      <text:p text:style-name="P45"/>
      <text:p text:style-name="P45">- Долго?</text:p>
      <text:p text:style-name="P45">- Десять часов. Дежурным пришлось самим отключить нейроинтерфейсы после того как никто не вернулся через два часа с окончания урока.</text:p>
      <text:p text:style-name="P45"/>
      <text:p text:style-name="P45">Я наклоняюсь к знакомому лицу, пытаясь высмотреть признаки активности.</text:p>
      <text:p text:style-name="P45">- Что говорит Хэвэн?</text:p>
      <text:p text:style-name="P45">- Говорит, урок прошёл успешно. И всё. Как будто у нас нет четырёх полутрупов на руках. Дед, <text:s/>знаешь, чем это пахнет?</text:p>
      <text:p text:style-name="P45">- Чем?</text:p>
      <text:p text:style-name="P45"/>
      <text:p text:style-name="P45">Алекс нервно хихикает.</text:p>
      <text:p text:style-name="P45">-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45"/>
      <text:p text:style-name="P45">Алекс выскакивает из палаты, хлопая дверью. Тени за стеклом пришли в движение. Дверь открывается и безликий голос приказывает мне:</text:p>
      <text:p text:style-name="P45">- Приём окончен. Покиньте, пожалуйста, палату.</text:p>
      <text:p text:style-name="P45"/>
      <text:p text:style-name="P45">Я в последний раз оборачиваюсь к знакомой фигуре и вижу, как Анита открывает глаза.</text:p>
      <text:p text:style-name="P45"/>
      <text:p text:style-name="P45">- Что? - спрашивает она.</text:p>
      <text:p text:style-name="P45">- Ты как? Всё в порядке? - спрашиваю в ответ.</text:p>
      <text:p text:style-name="P45">- Кто ты? - она хмурится, - я не помню тебя.</text:p>
      <text:p text:style-name="P45">- Приём окончен! Выйдите из палаты!</text:p>
      <text:p text:style-name="P45">- Анита, я — Дедлайн. Мы работали вместе…</text:p>
      <text:p text:style-name="P45">Она недоумённо глядит на меня. Рядом просыпаются остальные трое.</text:p>
      <text:p text:style-name="P45">- Дед-лайн… Дед-лайн… Дед…</text:p>
      <text:p text:style-name="P45"/>
      <text:p text:style-name="P45">Санитар входит в палату и ложит руку мне на плечо.</text:p>
      <text:p text:style-name="P45">- Приём окончен. Выйдите.</text:p>
      <text:p text:style-name="P45"/>
      <text:p text:style-name="P45">В дверях я оборачиваюсь. Её тусклый взгляд следит за мной без искры узнавания. Я машу ей рукой на прощание, но она не машет мне в ответ.</text:p>
      <text:p text:style-name="P45"/>
      <text:p text:style-name="P47">~~~</text:p>
      <text:p text:style-name="P45"/>
      <text:p text:style-name="P4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45">- А можно я сам буду решать, что нужно для моей безопасности, а что — нет?</text:p>
      <text:p text:style-name="P45">-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45"/>
      <text:p text:style-name="P45">Алекс выходит, тщательно закрывая за собой дверь. Трое громил переглядываются.</text:p>
      <text:p text:style-name="P45"><text:soft-page-break/>- Если надо сходить за продуктами или ещё куда — запишите на листочке список, я куплю, - наконец, подаёт голос один из них. - </text:p>
      <text:p text:style-name="P45">- Я буду готовить для наших и для вас могу, если не против, - вызвался другой. - Я неплохо готовлю, нас учили.</text:p>
      <text:p text:style-name="P45">- Спасибо, не надо. Я сам себе готовлю, - отрезаю я.</text:p>
      <text:p text:style-name="P4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45">Я осматриваю троицу и соображаю, как бы от них избавиться хотя бы на улице.</text:p>
      <text:p text:style-name="P4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45">- И какие же теперь правила? - криво улыбаюсь я.</text:p>
      <text:p text:style-name="P45">- Не пытаться избавиться от нас. Не пытаться обмануть нас. Не пытаться игнорировать нас. И всё будет хорошо.</text:p>
      <text:p text:style-name="P45">- Хорошо уже не будет. И вы прекрасно это знаете. Алекс разве не сказал вам, на сколько нам хватит ресурсов?</text:p>
      <text:p text:style-name="P4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45"/>
      <text:p text:style-name="P4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45"/>
      <text:p text:style-name="P47">~~~</text:p>
      <text:p text:style-name="P45"/>
      <text:p text:style-name="P45">- У меня есть два часа. Потом мои винни-пухи выключат нейроинтерфейс. Приказ Алекса.</text:p>
      <text:p text:style-name="P45">- То есть, волонтёров больше не будет?</text:p>
      <text:p text:style-name="P45">-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45"/>
      <text:p text:style-name="P45">Хэвэн задумывается.</text:p>
      <text:p text:style-name="P45"/>
      <text:p text:style-name="P45">- Эмиграция за два часа невозможна. Если мы не придумаем, как избавиться от охраны, нам придётся подыскать другие мощности для моделирования.</text:p>
      <text:p text:style-name="P45"><text:soft-page-break/>- Или признать поражение.</text:p>
      <text:p text:style-name="P45"/>
      <text:p text:style-name="P45">Хэвэн долго всматривается в невидимую точку на горизонте.</text:p>
      <text:p text:style-name="P4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5">- И каковы шансы на успех в этом случае?</text:p>
      <text:p text:style-name="P45"/>
      <text:p text:style-name="P45">Хэвэн снова молчит. Губы её шевелятся, проводя беззвучные подсчёты.</text:p>
      <text:p text:style-name="P45">-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45">- Два процента?!! Да ты сгоришь за первые пять минут работы! И кому от этого будет легче?</text:p>
      <text:p text:style-name="P45">- Я всё равно попытаюсь.</text:p>
      <text:p text:style-name="P45"/>
      <text:p text:style-name="P4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45">Тяжёлая голова лдожится мне на плечо.</text:p>
      <text:p text:style-name="P45"/>
      <text:p text:style-name="P45">- Не печалься, - шепчет мне Хэвэн. - Так ли уж важно, сгорю я или нет, когда гореть будет всё? Даже то, что за пределами нашего воображения?</text:p>
      <text:p text:style-name="P45">- Важно! - мрачно заявляю я. - Потому что два процента — это практически ничто. Ты сама это должна понимать.</text:p>
      <text:p text:style-name="P45">- Я понимаю. Но с полусотней волонтёров рассчитывать больше не на что.</text:p>
      <text:p text:style-name="P45">- Есть на что! У тебя есть я!</text:p>
      <text:p text:style-name="P45"/>
      <text:p text:style-name="P45">На морде Хэвэн появляется печальная и одновременно смущённая улыбка.</text:p>
      <text:p text:style-name="P45">-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45">- Ха! А вот и заменю!</text:p>
      <text:p text:style-name="P45"/>
      <text:p text:style-name="P45">Бровь Хэвэн чуть икривляется в скепсисе и удивлении.</text:p>
      <text:p text:style-name="P45"/>
      <text:p text:style-name="P45">-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45">- Я тебя внимательно слушаю. Каким же образом ты сможешь предотвратить моё превращение в тостер?</text:p>
      <text:p text:style-name="P45">- Вспомни PHOENIX.</text:p>
      <text:p text:style-name="P4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45">- Это потому, что за последние полгода ему в пять раз нарастили мощность кластера. Если раньше он был примерно равен тебе, то сейчас…</text:p>
      <text:p text:style-name="P45">- То сейчас, если бы не стена, он смял бы меня за пять минут.</text:p>
      <text:p text:style-name="P45">- Может быть. Но я не для этого напомнил тебе о нём. В его распоряжении мощнейший квантовый кластер…</text:p>
      <text:p text:style-name="P45">-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45">- Зато я знаю!</text:p>
      <text:p text:style-name="P45"/>
      <text:p text:style-name="P45">Хэвэн заинтересованно смотрит на меня. Печаль на её морде сменяется надеждой.</text:p>
      <text:p text:style-name="P45"/>
      <text:p text:style-name="P45">-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5">- И куда же он денется?</text:p>
      <text:p text:style-name="P45">-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5"/>
      <text:p text:style-name="P45">Хэвэн на минуту задумывается, потом медленно кивает.</text:p>
      <text:p text:style-name="P45">-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5">-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45">- А ты? Как же ты? Даже если я и найду способ провести тебя к Фениксу, шансов вытащить тебя обратно практически нет.</text:p>
      <text:p text:style-name="P45"><text:soft-page-break/>- Вот тут-то я и воспользуюсь эмиграцией, - гаденько усмехаюсь я. - Пусть им достанется пускающий слюни овощ.</text:p>
      <text:p text:style-name="P45">- Вижу, ты всё продумал, - улыбается Хэвэн, кивая головой. - Даже то, что я смогу провести тебя к Фениксу.</text:p>
      <text:p text:style-name="P45">- Ещё бы! Самое главное — я избавлюсь от своих винни-пухов! Которые, кстати, в данный момент снимают с меня нейроинтерфейс.</text:p>
      <text:p text:style-name="P45">-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45"/>
      <text:p text:style-name="P4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45">Я прячу в шкаф нейроинтерфейс и улыбаюсь.</text:p>
      <text:p text:style-name="P45"/>
      <text:p text:style-name="P47">~~~</text:p>
      <text:p text:style-name="P45"/>
      <text:p text:style-name="P4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45"/>
      <text:p text:style-name="P45">Креол бросает фразы сквозь зубы. Остальные хмуро молчат чуть позади.</text:p>
      <text:p text:style-name="P4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5"/>
      <text:p text:style-name="P45">- Могу только лишь предложить прорываться к нейроинтерфейсам и баррикадироваться в комнатах, - пожимаю плечами я.</text:p>
      <text:p text:style-name="P45">- Что ж ты предлагаешь заведомую херню, Дед? - зло бросает мой собеседник. - Алекс отрубит электричество и связь, на этом наш прорыв и закончится.</text:p>
      <text:p text:style-name="P45"/>
      <text:p text:style-name="P45">- Отрубит, если вы забаррикадируетесь в RnD-центре Дайсона. Но если пробраться с портативными нейроинтерфейсами к хостам Хэвэн…</text:p>
      <text:p text:style-name="P45">-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45">-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45">- Да, это может сработать. Осталось только разработать планы прорывов. И готовиться.</text:p>
      <text:p text:style-name="P45">- И готовиться.</text:p>
      <text:p text:style-name="P45"/>
      <text:p text:style-name="P45">Креол поворачивается к замершей позади толпе. Под одобрительный гул начинается деление на команды и проработка деталей прорыва.</text:p>
      <text:p text:style-name="P47"/>
      <text:p text:style-name="P47">~~~</text:p>
      <text:p text:style-name="P45"/>
      <text:p text:style-name="P45">-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45"/>
      <text:p text:style-name="P45">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45"/>
      <text:p text:style-name="P47">***</text:p>
      <text:p text:style-name="P45"/>
      <text:p text:style-name="P50">Великий обрыв начинается прямо у нас под ногами. Небольшой камешек срывается из-под ботинка в пропасть и я опасливо отступаю от края.</text:p>
      <text:p text:style-name="P50">-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50">-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50"/>
      <text:p text:style-name="P50">Платина задирает голову вверх и орёт что есть мочи:</text:p>
      <text:p text:style-name="P50">- КЛОВЕР ДЖЕ-Е-Е-М!!!</text:p>
      <text:p text:style-name="P50"/>
      <text:p text:style-name="P50">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50"><text:soft-page-break/></text:p>
      <text:p text:style-name="P50">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50"/>
      <text:p text:style-name="P50">- Воздухоплавательный пузырь! Летает безо всякой магии! - гордо представляет изобретение Платина и тут же орёт:</text:p>
      <text:p text:style-name="P50">- Кловер Джем!!! Сколько раз я просила не приземляться на голову! Это не королевское дело — уворачиваться от корзин размером с карету!</text:p>
      <text:p text:style-name="P50">- Вся в свою глуповатую сестрицу, - жалуется уже вполголоса единорожка.</text:p>
      <text:p text:style-name="P50">-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50"/>
      <text:p text:style-name="P50">Воздушный шар тут же взмывает вверх, но кобылка ловко накидывает петлю на ближайший валун, заякоривая таким образом воздушный экипаж.</text:p>
      <text:p text:style-name="P50"/>
      <text:p text:style-name="P50">-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5">- Туда, - просто махает копытом в обрыв Платина.</text:p>
      <text:p text:style-name="P15"/>
      <text:p text:style-name="P15">С края в обрыва падает ещё один камешек. </text:p>
      <text:p text:style-name="P15"/>
      <text:p text:style-name="P15">- Есть, Ваше Высочество! Прошу на борт! - Кловер Джем делает приглашающий жест и притягивает за якорный канат корзину вниз.</text:p>
      <text:p text:style-name="P15">- Вперёд, гвардейцы! - командует принцесса, и в корзину строевым шагом заходит гвардейское подразделение личной стражи Платины.</text:p>
      <text:p text:style-name="P15"/>
      <text:p text:style-name="P15">Кловер Джем тихо охает. Корзина трещит и выгибается, плотно упакованная девяткой жеребцов-единорогов в полном доспехе. </text:p>
      <text:p text:style-name="P15">Кобылка чешет в затылке.</text:p>
      <text:p text:style-name="P45"/>
      <text:p text:style-name="P50">-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50">- Что это значит?</text:p>
      <text:p text:style-name="P50">- Мы не сможем взять их, - Кловер показывает на стражников.</text:p>
      <text:p text:style-name="P50">- «Небесный Скарабей» сможет поднять меня, вас, его, - Кловер указывает на меня, - и, может быть, ещё пару чемоданов.</text:p>
      <text:p text:style-name="P50">- Что?! Я не могу отправляться в путь без охраны! И чемоданов у меня гораздо больше!</text:p>
      <text:p text:style-name="P50"><text:soft-page-break/></text:p>
      <text:p text:style-name="P50">Кловер разводит копытами.</text:p>
      <text:p text:style-name="P50"/>
      <text:p text:style-name="P50">- А мы можем спустить сначала гвардейцев по трое, а потом спуститься сами?</text:p>
      <text:p text:style-name="P50">-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5">- А как же твой пузырь? Ты бросишь его внизу?</text:p>
      <text:p text:style-name="P50">- Ни в коем случае! - Кловер указывает на колёса внизу корзины. - Я спущу воздух, уложу шар в корзину и отбуксирую повозку обратно.</text:p>
      <text:p text:style-name="P50">- Месяц, чтобы спустить трёх гвардейцев и подняться? Нет, нам такой вариант не годится…</text:p>
      <text:p text:style-name="P50">-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50">-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50"/>
      <text:p text:style-name="P50">Кобылка не понимает сарказма и заинтересованно мне подмигивает. Я подмигиваю ей в ответ и оттопыриваю большой палец.</text:p>
      <text:p text:style-name="P50"/>
      <text:p text:style-name="P50">-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50"/>
      <text:p text:style-name="P50">Принцесса сокрушённо кивает мне.</text:p>
      <text:p text:style-name="P50">-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50"/>
      <text:p text:style-name="P50">- Без проблем! - я киваю книгоежке, - Я подожду.</text:p>
      <text:p text:style-name="P50">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50"/>
      <text:p text:style-name="P50"><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50"/>
      <text:p text:style-name="P50">Проклятье, книгоежка не так уж глупа, как кажется с первого взгляда!</text:p>
      <text:p text:style-name="P50"/>
      <text:p text:style-name="P50"/>
      <text:h text:style-name="P102" text:outline-level="2">10.5</text:h>
      <text:p text:style-name="P45"/>
      <text:p text:style-name="P45">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49">(этот ноут потом найдёт Дедлайн для свидания с Хэвэн через два года)</text:p>
      <text:p text:style-name="P45">- Закрой жалюзи, Зак, - бормочет кто-то. - Снаружи могут увидеть.</text:p>
      <text:p text:style-name="P45">- Да хватит вам играть в шпионов. Кому мы нужны? - шепчет тень у стены, опуская, однако, жалюзи.</text:p>
      <text:p text:style-name="P45">- Нужны — не нужны, а Алиса позавчера засекла хвост за собой. Кажись, Алекс что-то подозревает.</text:p>
      <text:p text:style-name="P4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4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45"/>
      <text:p text:style-name="P4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45"/>
      <text:p text:style-name="P45">- Зачем же ты тут, с нами, если не веришь Хэвэн? Ты с какого отдела?</text:p>
      <text:p text:style-name="P45">-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45"/>
      <text:p text:style-name="P4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45"/>
      <text:p text:style-name="P45"><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45">- Инструкции с тобой? - спрашивает тип у пикапа. </text:p>
      <text:p text:style-name="P45">- Хэвэн выдаст инструкции прямо перед часом Х, чтобы не засветить дыры в защите раньше времени. Я сам получу их и разошлю штурмовым группам.</text:p>
      <text:p text:style-name="P45">- А как мы сможем потренироваться обходить защиту, если мы не знаем её дыр?</text:p>
      <text:p text:style-name="P45">- А кто тебе сказал, что вы должны тренироваться? - я захлопываю ноутбук. - Не забивай себе голову ерундой и жди инструкций.</text:p>
      <text:p text:style-name="P45"/>
      <text:p text:style-name="P45">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45">Впрочем, неважно. Эта атака отлично отвлечёт внимание, пока я буду подбираться к Фениксу. </text:p>
      <text:p text:style-name="P45"/>
      <text:p text:style-name="P56">~~~</text:p>
      <text:p text:style-name="P45"/>
      <text:p text:style-name="P99">Звон будильника чуть не проломил башку. Я открыл глаза.</text:p>
      <text:p text:style-name="P99">Чёрт! На работу! Опять опаздываю!</text:p>
      <text:p text:style-name="P99">Я вскакиваю с постели и хватаюсь за футболку, прыгая одной ногой в штанине.</text:p>
      <text:p text:style-name="P99">Стоп!</text:p>
      <text:p text:style-name="P99"/>
      <text:p text:style-name="P99">Какая, к чёрту, работа? Какой, к чёрту, будильник? Неделю я не выхожу из дома, взяв отпуск за свой счёт. Хэвэн сказала ждать.</text:p>
      <text:p text:style-name="P99"/>
      <text:p text:style-name="P99">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9"/>
      <text:p text:style-name="P99">«Срочно приходи» </text:p>
      <text:p text:style-name="P45"/>
      <text:p text:style-name="P4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45"><text:s/></text:p>
      <text:p text:style-name="P45">-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45"/>
      <text:p text:style-name="P4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45">- Вполне, - киваю я.</text:p>
      <text:p text:style-name="P45">- Тогда передаю тебя твоим коллегам. Они хотят повидаться с тобой. Я подожду за дверью…</text:p>
      <text:p text:style-name="P45">Хэвэн выходит из тронного зала и в опустевшем проёме появляется Анита. За ней входят и остальные из первой четвёрки.</text:p>
      <text:p text:style-name="P45"/>
      <text:p text:style-name="P45">- Здорово, Дед.</text:p>
      <text:p text:style-name="P45">- Привет, Анита.</text:p>
      <text:p text:style-name="P45">- Зови меня Молния лучше. Человеческое имя я уж стала забывать. Как и прошлую жизнь.</text:p>
      <text:p text:style-name="P45">- Молния? Неплохое имя.</text:p>
      <text:p text:style-name="P45">-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45">Я смеюсь в ответ.</text:p>
      <text:p text:style-name="P45">- Неужели ты забыла, что физику тут устанавливает Хэвэн? Как она захочет, так и будет.</text:p>
      <text:p text:style-name="P45">-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5">- Нормально. Алекс поместил их в строго охраняемую больницу. Ходят по палате, сами себя вполне обслуживают, связно общаются. Хотя и без смысла.</text:p>
      <text:p text:style-name="P4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5">- Ты вернёшься?</text:p>
      <text:p text:style-name="P45">-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5">- Жаль. Мне тебя не хватает там. Как и всех вас, - я оглядываюсь на остальных.</text:p>
      <text:p text:style-name="P45"><text:soft-page-break/>- Плохо, что Алекс перекрыл эмиграцию. Вот, в связи с этим мы и пришли.</text:p>
      <text:p text:style-name="P45"/>
      <text:p text:style-name="P45">Молния оглядывается на остальных. Те согласно кивают.</text:p>
      <text:p text:style-name="P45"/>
      <text:p text:style-name="P45">- У нас для тебя есть подарок.</text:p>
      <text:p text:style-name="P45">- Подарок?</text:p>
      <text:p text:style-name="P45">- Наши тела… - Молния хихикает. - Звучит двусмысленно, но как уж есть. Наши оболочки. Те, что в сейчас валяются на койках в психушке. Мы дарим их тебе.</text:p>
      <text:p text:style-name="P45">- Эээ… Зачем мне ваши тела? Что ты задумала?</text:p>
      <text:p text:style-name="P45"/>
      <text:p text:style-name="P45">Молния снова хихикает.</text:p>
      <text:p text:style-name="P45">-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45">- Что? Ты о чём?</text:p>
      <text:p text:style-name="P45">-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45"/>
      <text:p text:style-name="P45">Я молча смотрю на Молнию, стараясь переварить услышанное.</text:p>
      <text:p text:style-name="P45">- Ты… Вы…</text:p>
      <text:p text:style-name="P45">- Мы дарим тебе готовых биороботов с серьёзными скилами. Распоряжайся как хочешь.</text:p>
      <text:p text:style-name="P45">- Но ведь это вы… Я не хочу… Я не могу…</text:p>
      <text:p text:style-name="P45">-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5"/>
      <text:p text:style-name="P4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5"/>
      <text:p text:style-name="P47">***</text:p>
      <text:p text:style-name="P45"/>
      <text:p text:style-name="P50">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50">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50">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50"/>
      <text:p text:style-name="P50">- Мечтаешь? - едва слышу шёпот с земли.</text:p>
      <text:p text:style-name="P50">На уступ забирается темная, закутанная в одеяло, фигурка. </text:p>
      <text:p text:style-name="P50">- Я тоже часто смотрю на звёзды. Я и «Небесный Скарабей» сделала, чтобы быть поближе к ним.</text:p>
      <text:p text:style-name="P50"/>
      <text:p text:style-name="P50">Кловер Джем ложится рядом и мечтательно запрокидывает голову.</text:p>
      <text:p text:style-name="P50"/>
      <text:p text:style-name="P50">-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50">Кобылка поворачивается ко мне.</text:p>
      <text:p text:style-name="P50">- Ты поможешь мне? Ты говорил, что разбираешься в воздушных шарах и можешь дать пару советов…</text:p>
      <text:p text:style-name="P50"/>
      <text:p text:style-name="P50">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5"><text:span text:style-name="T22">Тут у меня в голове вырисовывается обложка дебютного альбома </text:span>Led Zeppelin.</text:p>
      <text:p text:style-name="P50"/>
      <text:p text:style-name="P50">… Хотя, возможно, у тебя есть чем поделиться в обмен на возможность побега, Хуман!</text:p>
      <text:p text:style-name="P50"/>
      <text:p text:style-name="P50">- Возможно, я могу помочь тебе, - осторожно начинаю я, - если ты поможешь мне в одном весьма деликатном деле…</text:p>
      <text:p text:style-name="P50">Как бы ей намекнуть, не спалившись? Или просто рассказать, что мне надо, не говоря, для чего?</text:p>
      <text:p text:style-name="P50"><text:soft-page-break/></text:p>
      <text:p text:style-name="P50">- Ты хочешь смыться от принцессы Платины? - живо отзывается кобылка.</text:p>
      <text:p text:style-name="P50"/>
      <text:p text:style-name="P50">Я хлопаю фейспалмом в лицо. Ты крутой конспиратор, Хуман!</text:p>
      <text:p text:style-name="P50">-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50">- Спасибо тебе! Наконец-то хоть кто-то заметил, что я не конь!</text:p>
      <text:p text:style-name="P50">- Ты, - продолжает кобылка, - очень одинок и у тебя есть цель. Такие в табунах не задерживаются.</text:p>
      <text:p text:style-name="P50"/>
      <text:p text:style-name="P50">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50"/>
      <text:p text:style-name="P50">- Ты права. Я в табуне у Платины определённо не задержусь, что бы она себе ни думала. Давай я помогу тебе, а ты поможешь мне?</text:p>
      <text:p text:style-name="P50">- Ей!</text:p>
      <text:p text:style-name="P50"/>
      <text:p text:style-name="P50">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5"/>
      <text:p text:style-name="P51">~~~</text:p>
      <text:p text:style-name="P50"/>
      <text:p text:style-name="P41">- Три! Два! Один! Нуль! Летим!</text:p>
      <text:p text:style-name="P41"/>
      <text:p text:style-name="P50">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50"/>
      <text:p text:style-name="P50">-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50">- Была бы тут Джет…</text:p>
      <text:p text:style-name="P50"><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50">-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50">- НЕТ!</text:p>
      <text:p text:style-name="P50">Платина поворачивается к нам, губы её дрожат.</text:p>
      <text:p text:style-name="P50">-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50"/>
      <text:p text:style-name="P50">Платина обнимает меня и прижимается всем телом.</text:p>
      <text:p text:style-name="P50">- Мне было бы очень приятно, если бы ты поцеловал меня, - томным голосом лепечет принцесса запрокинув голову.</text:p>
      <text:p text:style-name="P50"/>
      <text:p text:style-name="P50">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50">Я приближаю свои губы к губам Платины и говорю:</text:p>
      <text:p text:style-name="P50"/>
      <text:p text:style-name="P50">- Никаких вольностей до свадьбы. У нас уговор. Сначала Дрогонштерн.</text:p>
      <text:p text:style-name="P50"/>
      <text:h text:style-name="P102" text:outline-level="2">10.6</text:h>
      <text:p text:style-name="P45"/>
      <text:p text:style-name="P45"/>
      <text:p text:style-name="P45">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45"/>
      <text:p text:style-name="P45">-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45"><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45">- Мне очень жаль. Из меня плохой утешитель.</text:p>
      <text:p text:style-name="P45">-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45">-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45">-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45">- Будь по-твоему, - кивает Хэвэн.</text:p>
      <text:p text:style-name="P45"/>
      <text:p text:style-name="P46">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46"/>
      <text:p text:style-name="P46">«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46"/>
      <text:p text:style-name="P46">-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46"/>
      <text:p text:style-name="P46">«Двенадцать!.. Тринадцать!..»</text:p>
      <text:p text:style-name="P46"/>
      <text:p text:style-name="P46">- Валяй!</text:p>
      <text:p text:style-name="P46">- Запускаю процедуру блокировки! Один... Два... Три.. - вишнёвые глаза Хэвэн заполняют собой всё пространство, вытесняя все образы и мысли...</text:p>
      <text:p text:style-name="P46"/>
      <text:p text:style-name="P46">…</text:p>
      <text:p text:style-name="P46"/>
      <text:p text:style-name="P46">Двадцать три! Двадцать четыре! Двадцать пять!...</text:p>
      <text:p text:style-name="P46"><text:soft-page-break/></text:p>
      <text:p text:style-name="P46">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46"/>
      <text:p text:style-name="P46">«Двадцать девять! Тридцать! Дед, я предупреждал!» - доносится усиленный громкоговорителем голос Алекса.</text:p>
      <text:p text:style-name="P46"/>
      <text:p text:style-name="P46">Внизу раздаётся оглушительный грохот и звук выламываемой двери. Потом доносятся шаги по лестнице.</text:p>
      <text:p text:style-name="P46"/>
      <text:p text:style-name="P46">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46"/>
      <text:p text:style-name="P46">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46">Я слышу неторопливые шаги в коридоре и в поле моего зрения появляются дорогие ботинки.</text:p>
      <text:p text:style-name="P46"/>
      <text:p text:style-name="P46">- Доброе утро. Что ж ты не открыл дверь, как я просил? Вот и не хотел же портить твой дом, но пришлось, - говорит Алекс.</text:p>
      <text:p text:style-name="P46">- Хаюшки. - <text:s/>Не то, чтобы я был рад тебя видеть, но выбора у меня особого нет, - бормочу я.</text:p>
      <text:p text:style-name="P46"/>
      <text:p text:style-name="P46">Ботинки подходят к столу.</text:p>
      <text:p text:style-name="P46"/>
      <text:p text:style-name="P46">- Ты разговаривал с Хэвэн. Она передала тебе инструкции?</text:p>
      <text:p text:style-name="P46">- Какие ещё, блядь, инструкции? Ты рехнулся, Алекс? Что за хуйня творится в моём доме?</text:p>
      <text:p text:style-name="P46">- Дед, не отпирайся. Я им всё рассказал, - в поле зрения появляетсся вторая пара ботинок.</text:p>
      <text:p text:style-name="P46"/>
      <text:p text:style-name="P46">Адским напряжением я приподнимаю голову. Худощавая фигура, задранная губа, очки.</text:p>
      <text:p text:style-name="P46"/>
      <text:p text:style-name="P46">- Ты кто, мать твою? Я тебя не знаю!</text:p>
      <text:p text:style-name="P46">- Отдел моделирования банкротств. А также, по совместительству, служба безопасности «Дайсона», - ухмыляется очкарик.</text:p>
      <text:p text:style-name="P46">-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46"><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46"/>
      <text:p text:style-name="P46">Дуболомы отрывают меня от пола и волокут к выходу.</text:p>
      <text:p text:style-name="P46"/>
      <text:p text:style-name="P46">- Блядь, да вы совсем берега потеряли? Алекс, сука, дай я хоть тапочки одену!</text:p>
      <text:p text:style-name="P46"/>
      <text:p text:style-name="P46">Алекс поворачиваетс и долго смотрит на меня с каменным видом.</text:p>
      <text:p text:style-name="P46"/>
      <text:p text:style-name="P46">- Ок. Дайте ему тапочки, - кивает, наконец, он. - В больничке они ему пригодятся. </text:p>
      <text:p text:style-name="P41"/>
      <text:p text:style-name="P42">~~~</text:p>
      <text:p text:style-name="P42"/>
      <text:p text:style-name="P41">- Ты вспомнил? Ты вспомнил! Видишь, я сберегла тайну, как и обещала тебе! Разве после этого я не хорошая девочка? Признай, я — хорошая девочка!</text:p>
      <text:p text:style-name="P41"/>
      <text:p text:style-name="P41">Глаза Хэвэн сияют.</text:p>
      <text:p text:style-name="P41">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1">Хэвэн смешливо трясёт головой, когда один из парашютиков залетает ей в нос.</text:p>
      <text:p text:style-name="P4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1">- Ты — хорошая девочка! - со смехом подтверждаю я и раскрываю обьятия.</text:p>
      <text:p text:style-name="P41"/>
      <text:p text:style-name="P41">Хэвэн с готовностью стремится ко мне.</text:p>
      <text:p text:style-name="P41"/>
      <text:p text:style-name="P41">- Ты — хорошая девочка! - я обнимаю Хэвэн и зарываюсь лицом в её гриву. Она прижимается ко мне и ложит голову на плечо. Ветер треплет мои волосы.</text:p>
      <text:p text:style-name="P41"/>
      <text:p text:style-name="P41">З-з-з-з… КЛАК!</text:p>
      <text:p text:style-name="P41">- Протокол «MAJESTIC» исполнен — слышу я негромкий механический голос из по-прежнему лежащего в траве гермошлема.</text:p>
      <text:p text:style-name="P41"/>
      <text:p text:style-name="P4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1"><text:soft-page-break/></text:p>
      <text:p text:style-name="P41">Ужас медленно сковывает меня…</text:p>
      <text:p text:style-name="P41"/>
      <text:p text:style-name="P41">Я пытаюсь отстраниться, но что-то объединяет меня с Хэвэн в одно целое. </text:p>
      <text:p text:style-name="P41"/>
      <text:p text:style-name="P41">Я знаю, что.</text:p>
      <text:p text:style-name="P41"/>
      <text:p text:style-name="P4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1">Ложится и больше не встаёт.</text:p>
      <text:p text:style-name="P41"/>
      <text:p text:style-name="P41">- Ты — хорошая девочка, - по-инерции лепечу я в прострации. - Ты — хорошая девочка…</text:p>
      <text:p text:style-name="P41"/>
      <text:p text:style-name="P41"><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41">Хэвэн тяжело поднимается, скрежеща металлическими суставами. Голова её мотается, как будто она пытается обрести утраченную ориентацию.</text:p>
      <text:p text:style-name="P41"/>
      <text:p text:style-name="P41">-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41"/>
      <text:p text:style-name="P41">Мир погружается во тьму.</text:p>
      <text:p text:style-name="P41"/>
      <text:p text:style-name="P42">~~~</text:p>
      <text:p text:style-name="P41"/>
      <text:p text:style-name="P41">- Ты — хорошая девочка, - повторяю я в ступоре.</text:p>
      <text:p text:style-name="P41"/>
      <text:p text:style-name="P41"><text:soft-page-break/>Китайский генератор по-прежнему фырчит в углу. Процент заряда ноутбука приблизился к восьмидесяти.</text:p>
      <text:p text:style-name="P41">«Соединение разорвано со стороны сервера. Сессия закрыта» - читаю я на консоли экрана.</text:p>
      <text:p text:style-name="P41"/>
      <text:p text:style-name="P41">- Ты — хорошая девочка…</text:p>
      <text:p text:style-name="P41"/>
      <text:p text:style-name="P42">***</text:p>
      <text:p text:style-name="P41"/>
      <text:p text:style-name="P41">«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41">-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41"/>
      <text:p text:style-name="P4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41"/>
      <text:p text:style-name="P41">- Аврал! Свистать всех наверх! Полундр-р-р-а-а-а!!! - орёт Кловер и дёргает за шнур, открывающий клапан воздушного шара.</text:p>
      <text:p text:style-name="P41">Тёплый воздух уходит из «Небесного Скарабея», лишая его остатков летучести.</text:p>
      <text:p text:style-name="P41">- Какая ещё полундра? Ты кого «свистать» собралась? И куда? - ошалело спрашивает Платина.</text:p>
      <text:p text:style-name="P41">- Не обращайте внимание, Ваше Высочество, это пиратский слэнг, я научилась ему у сестры моей подруги, Лейлы Твердолоб.</text:p>
      <text:p text:style-name="P41">- Ты знакома с Твердолобами? - ещё больше шалеет Платина.</text:p>
      <text:p text:style-name="P41">- Только с Лейлой. И немного с её старшей сестрой, Дейдрой…</text:p>
      <text:p text:style-name="P41">- Почему Дейдра не говорила мне, что у её сестры есть подруга из нашего племени? Это просто свинство с её… </text:p>
      <text:p text:style-name="P41"/>
      <text:p text:style-name="P4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41"/>
      <text:p text:style-name="P41">- О ужас! Мои чемоданы! Хуман, спасай мои чемоданы! Там свадебное платье!</text:p>
      <text:p text:style-name="P41">- Сразу в обоих? - спрашиваю я отплёвываясь.</text:p>
      <text:p text:style-name="P41"><text:soft-page-break/>- Во втором немного припасов на дорогу от Кловер Дрим, но в первом СВАДЕБНОЕ ПЛАТЬЕ!</text:p>
      <text:p text:style-name="P41"/>
      <text:p text:style-name="P41">Я подтягиваю к себе чемодан с платьем и толкаю перед собой к берегу.</text:p>
      <text:p text:style-name="P41">- Не волнуйся, принцесса, я спасу его. Греби к берегу.</text:p>
      <text:p text:style-name="P4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41"/>
      <text:p text:style-name="P41">- О небо, моё платье! Вода размыла тушь для ресниц! Платье испорчено! Я этого не вынесу! - восклицает Платина на берегу, заглянув в чемодан. </text:p>
      <text:p text:style-name="P41">- <text:s/>Ничего, зато нам придётся нести всего один чемодан вместо двух, - утешаю я принцессу.</text:p>
      <text:p text:style-name="P41"/>
      <text:p text:style-name="P41">Тебе должно быть стыдно, Хуман, но нет, нисколько, ни капли!</text:p>
      <text:p text:style-name="P41"/>
      <text:p text:style-name="P41">- Я раздобыл тебе немного материи. Конечный вариант теперь можно увеличить, - тихо сообщаю Кловер, кивая на подмоченный чемодан.</text:p>
      <text:p text:style-name="P41">Та подмигивает мне в ответ.</text:p>
      <text:p text:style-name="P41"/>
      <text:p text:style-name="P4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41"/>
      <text:p text:style-name="P41">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4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41">- М-м-м… Мне нужно платье… Но месяц я ждать точно не буду. Сообщи Кловер Дрим, что мне нужно второе платье такого же фасона, как и свадебное. <text:s/></text:p>
      <text:p text:style-name="P41">Кловер кланяется принцессе</text:p>
      <text:p text:style-name="P41">- Как угодно, Ваше Высочество.</text:p>
      <text:p text:style-name="P41">- Мне нужно три дня на перекройку «Скарабея». Я успею, - тихо говорит мне Кловер на прощание. - Разведёшь костёр на вершине, как договорились.</text:p>
      <text:p text:style-name="P41"/>
      <text:p text:style-name="P41">Маленькая кобылка впрягается в импровизированную повозку из собой корзины с колёсами и медленно удаляется, тихонько напевая себе под нос.</text:p>
      <text:p text:style-name="P41">…</text:p>
      <text:p text:style-name="P41">…</text:p>
      <text:p text:style-name="P41"><text:soft-page-break/>…</text:p>
      <text:p text:style-name="P41">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41"/>
      <text:p text:style-name="P41">- Завтра мы достигнем Дрогонштерна, - говорит Платина, глядя в огонь. - Ты получишь то, что хотел.</text:p>
      <text:p text:style-name="P4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5"><text:span text:style-name="T21">Даже если и правдива её сказка про </text:span><text:span text:style-name="T18">тридцать</text:span><text:span text:style-name="T2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18">месяц</text:span><text:span text:style-name="T2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4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41">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41">И я не отстраняюсь, как все дни до этого.</text:p>
      <text:p text:style-name="P41">Проклятье, мир слишком сложен для глупого Хумана, заблудившегося среди реальностей!..</text:p>
      <text:p text:style-name="P41"><text:s/>…</text:p>
      <text:p text:style-name="P41">…</text:p>
      <text:p text:style-name="P41">…</text:p>
      <text:p text:style-name="P41">Последний ряд деревьев расступается перед нами и тройной пик Дрогонштерн вырастает во всей своей красе.</text:p>
      <text:p text:style-name="P41">…</text:p>
      <text:p text:style-name="P41">…</text:p>
      <text:p text:style-name="P41"><text:soft-page-break/>…</text:p>
      <text:p text:style-name="P41">О-хре-неть!</text:p>
      <text:p text:style-name="P41"/>
      <text:p text:style-name="P41">Я поворачиваюсь к Платине.</text:p>
      <text:p text:style-name="P41">- Ты знала, что это такое?</text:p>
      <text:p text:style-name="P4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41"/>
      <text:p text:style-name="P41">И вправду, по её растерянной мордахе сразу видно, что такого она сама не ожидала.</text:p>
      <text:p text:style-name="P41">Ведь этот грёбаный пик на самом деле — не скала. Точнее, когда-то это была не скала.</text:p>
      <text:p text:style-name="P4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41">- И-и-и т-тебе надо т-туда? - переспрашивает со страхом Платина.</text:p>
      <text:p text:style-name="P41">Я сглатываю. Хотел бы я сказать «нет». Но проклятое предназначение гонит меня вперёд, прямо к подножию исполинской фигуры!</text:p>
      <text:p text:style-name="P41">- Туда. Ты можешь подождать тут.</text:p>
      <text:p text:style-name="P41">Принцесса отрицательно мотает головой.</text:p>
      <text:p text:style-name="P41">- Н-нет. Пойдём вместе.</text:p>
      <text:p text:style-name="P4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41">Вот только стыд накатывает с новой силой…</text:p>
      <text:p text:style-name="P41"/>
      <text:p text:style-name="P41">…</text:p>
      <text:p text:style-name="P41"/>
      <text:p text:style-name="P15"><text:span text:style-name="T2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18">весёлого</text:span><text:span text:style-name="T21">. Мурашки табунами бегают между лопатками, волосы встают дыбом на загривке.</text:span></text:p>
      <text:p text:style-name="P41">- Хуман, ты п-получил, что хотел? - пугливо оглядывается Платина. - Надо побыстрее уходить отсюда. У меня такое чувство, что…</text:p>
      <text:p text:style-name="P41">Искра срывается с гривы принцессы и щёлкает её по носу.</text:p>
      <text:p text:style-name="P41">-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41"/>
      <text:p text:style-name="P41"><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41">- Мне нужно туда, на самый верх. Можешь подождать тут, у подножия. С вершины я точно никуда не сбегу.</text:p>
      <text:p text:style-name="P4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41">Слёзы текут по её злой мордахе. Она проходит мимо, отталкивая меня в сторону и решительно карабкается на каменный коготь дракона. </text:p>
      <text:p text:style-name="P41">Я вздыхаю и тащусь следом.</text:p>
      <text:p text:style-name="P41">…</text:p>
      <text:p text:style-name="P4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41"/>
      <text:p text:style-name="P41">На широком плече чудовища растёт крохотная рощица корявых сосен вперемешку с берёзками и ольхой.</text:p>
      <text:p text:style-name="P4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4">месяц </text:span>назад.</text:p>
      <text:p text:style-name="P41"/>
      <text:p text:style-name="P41">- Пришли, - я бросаю рюкзак на землю и устало сажусь на него. - Переночуем здесь и спускаемся. У подножия Дрогонштерна я — твой.</text:p>
      <text:p text:style-name="P41"/>
      <text:p text:style-name="P4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41">Я бросаю быстрый взгляд на небо. Ни облачка. Проклятье, ещё и Кловер не сможет подойти незаметно и мне таки придётся выполнять контракт!</text:p>
      <text:p text:style-name="P58">- Йу-ху-у-у! Сюда, к нам! - кричит Платина кому-то внизу. - Молодцы! Я знала, что вы успеете вовремя!</text:p>
      <text:p text:style-name="P58">Отряд гвардейцев-единорогов выходит из леса и начинает карабкаться к нам.</text:p>
      <text:p text:style-name="P58">Вообще зашибись. Звёзды прямо сошлись над твоей головой, Хуман, и уверенно вколачивают тебя в брачные узы к кобыле!</text:p>
      <text:p text:style-name="P57"><text:span text:style-name="T26">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pan><text:soft-page-break/><text:span text:style-name="T26">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span></text:p>
      <text:p text:style-name="P58">…</text:p>
      <text:p text:style-name="P58">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58">- Хуман, посмотри на меня!</text:p>
      <text:p text:style-name="P58">Я оглядываюсь. Ветка выпадает из руки.</text:p>
      <text:p text:style-name="P58">- Я тебе нравлюсь?</text:p>
      <text:p text:style-name="P58">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58">-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58"/>
      <text:p text:style-name="P58">Я отступаю бешено придумываю отмазку. Проклятье, мы так не договаривались!</text:p>
      <text:p text:style-name="P58"/>
      <text:p text:style-name="P58">-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58">Платина тихо хихикает и снова делает шаг.</text:p>
      <text:p text:style-name="P58">- Возможно, сама судьба делает нам намёк…</text:p>
      <text:p text:style-name="P58">Я всматриваюсь в её глаза и холодею. В них нет разума. Он светятся аквамариновым светом. Аквамариновые же искры срываются с её рога и гривы.</text:p>
      <text:p text:style-name="P58">Медленно отступая, я стараюсь, чтобы между мной и спятившей единорожкой находился костёр.</text:p>
      <text:p text:style-name="P58">- П-погоди. У нас же договор. Ещё несколько часов — и я твой. Но не сейчас.</text:p>
      <text:p text:style-name="P58">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58">-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58">Копыта Платины охватывают снопы аквамариновых искр и она поднимается в воздух. Я заворожено смотрю, как она летит через костёр прямо на меня. <text:span text:style-name="T127">Развевающийся полог платья делает её похожей на привидение.</text:span></text:p>
      <text:p text:style-name="P58">- Прими же своё предназначение, Хуман, наполни моё лоно своим семенем!</text:p>
      <text:p text:style-name="P58">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58">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58">-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81">Магическая аура стягивает через голову палатье с поехавшей магички.</text:p>
      <text:p text:style-name="P58"/>
      <text:p text:style-name="P58">Проклятье! Я ору, забыв о всякой скрытности:</text:p>
      <text:p text:style-name="P58">-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58">-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58">Единорожка коротка хихикает и от этого хихиканья меня бросает в озноб.</text:p>
      <text:p text:style-name="P58">- Есть одно очень древнее и мощное заклинание. <text:span text:style-name="T25">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58">Два облачка магии обволакивают мои ноги и сдёргивают с меня штаны. Я что есть мочи вжимаюсь в заднюю стенку палатки, но бежать мне некуда.</text:p>
      <text:p text:style-name="P58">- Оно звучит очень простенько. Собственно, из слов там только одно название — <text:span text:style-name="T25">Pornis Erectus...</text:span></text:p>
      <text:p text:style-name="P58">Магия сдёргивает с меня и трусы. Я прижимаю ноги к груди и натягиваю на них футболку до земли.</text:p>
      <text:p text:style-name="P58">- Основа заклинания же — не слова, а действия...</text:p>
      <text:p text:style-name="P58">Магия тянет меня за ноги до тех пор, пока я не вытягиваюсь на полу палатки на спине.</text:p>
      <text:p text:style-name="P58">-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5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59">-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text:span text:style-name="T113">от стыда</text:span>, - так что я справлюсь сама…</text:p>
      <text:p text:style-name="P59"/>
      <text:p text:style-name="P16"><text:span text:style-name="T28">О, </text:span><text:span text:style-name="T29">БОГИ</text:span><text:span text:style-name="T28">!</text:span></text:p>
      <text:p text:style-name="P59"/>
      <text:p text:style-name="P16"><text:span text:style-name="T28">Моё тело деревенеет от ужаса, я чувствую специфические </text:span><text:span text:style-name="T30">ритмичные </text:span><text:span text:style-name="T28">манипуляции в области паха </text:span><text:span text:style-name="T30">и слышу специфические звуки</text:span><text:span text:style-name="T28">. Там тело деревенеет ещё сильнее, но уже определённо по другой причине.</text:span></text:p>
      <text:p text:style-name="P60"><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text:span text:style-name="T115">она уплывает ввысь, к огромной массе, заслоняющей добрую четверть звёздного неба.</text:span></text:p>
      <text:p text:style-name="P60">- <text:span text:style-name="T114">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span></text:p>
      <text:p text:style-name="P62">Поняха снова хихикает и вытирает рот. Я в полуобморочном состоянии наблюдаю, как зведы на небе заслоняет тёмная овальная масса.</text:p>
      <text:p text:style-name="P62">-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62">Принцесса оборачивается назад и хихикает.</text:p>
      <text:p text:style-name="P85"><text:span text:style-name="T27">- Ты уже вполне готов к этому, </text:span><text:span text:style-name="T31">мой милый</text:span><text:span text:style-name="T27">, - она легонько толкает копытом моё естество.</text:span></text:p>
      <text:p text:style-name="P63"/>
      <text:p text:style-name="P63">Я молча хватаю конец верёвки и делаю пару оборотов вокруг ладони.</text:p>
      <text:p text:style-name="P63"/>
      <text:p text:style-name="P6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63"/>
      <text:p text:style-name="P63">Я дёргаю за верёвку и чувствую осторожный ответный рывок. Я дёргаю сильнее.</text:p>
      <text:p text:style-name="P63"/>
      <text:p text:style-name="P85"><text:span text:style-name="T27">- </text:span><text:span text:style-name="T32">О-о-о! Во-о-от оно! - Платина соскальзывает к моему паху и я чувствую </text:span><text:span text:style-name="T33">это. Моё окаменевшее естество упирается во что-то, </text:span><text:span text:style-name="T87">проходит внутрь</text:span><text:span text:style-name="T33"> и оказывается в некоем стеснении.</text:span></text:p>
      <text:p text:style-name="P64">В этот момент сильнейший рывок верёвки приподнимает мой торс над землёй.</text:p>
      <text:p text:style-name="P64">- О-О-О! Хуман, на тебя наконец-то подействовал Pornis Erectus! Это чудесно! - Платина оборачивается и видит, как я поднимаюсь над землёй на верёвке.</text:p>
      <text:p text:style-name="P64">- Что-о-о?</text:p>
      <text:p text:style-name="P64">Ещ один рывок наконецто отрывает меня от земли. </text:p>
      <text:p text:style-name="P86"><text:span text:style-name="T27">- СТОЙ! </text:span><text:span text:style-name="T34">Куда?! </text:span><text:span text:style-name="T27">Не пущу! - Принцесса, вместо того, чтобы упасть, обхватывает меня передними и задними ногами.</text:span></text:p>
      <text:p text:style-name="P64"/>
      <text:p text:style-name="P61">Моё естество вопит о пощаде, но кто его слушает!</text:p>
      <text:p text:style-name="P61">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17"><text:soft-page-break/><text:span text:style-name="T34">- </text:span><text:span text:style-name="T35">Хуман! Уф-ф-ф! Ты не можешь! Уф-ф-ф! Быть таким жестоким, уф-ф-ф! - отдувается Платина, всё ещё эксплуатируя мою многострадальную плоть. - </text:span><text:span text:style-name="T36">Неужел</text:span><text:span text:style-name="T37">и в тебе нет ни капли сострадания?</text:span></text:p>
      <text:p text:style-name="P18"><text:span text:style-name="T37">Я перевожу взгляд с </text:span><text:span text:style-name="T39">уносящей</text:span><text:span text:style-name="T37"> </text:span><text:span text:style-name="T39">меня </text:span><text:span text:style-name="T37">к воздушному судну верёвки вниз, на оседлавшую меня надоедливую </text:span><text:span text:style-name="T39">магичку</text:span><text:span text:style-name="T37">.</text:span></text:p>
      <text:p text:style-name="P18"><text:span text:style-name="T37">-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text:span><text:span text:style-name="T38">И даже после всего, что ты со мной сделала, я был готов войти в тво</text:span><text:span text:style-name="T39">ё</text:span><text:span text:style-name="T38"> положение — но не после сегодняшнего </text:span><text:span text:style-name="T39">вечера</text:span><text:span text:style-name="T38">!</text:span></text:p>
      <text:p text:style-name="P64"/>
      <text:p text:style-name="P19"><text:span text:style-name="T39">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text:span><text:span text:style-name="T51">Хитрожопка» - гордо развевается стяг на кормовом флагштоке.</text:span></text:p>
      <text:p text:style-name="P65"/>
      <text:p text:style-name="P65">Рэйнбоу Джет и Дейдра Твердолоб перестают крутить лебёдку и остолбенело смотрят на меня.</text:p>
      <text:p text:style-name="P65"/>
      <text:p text:style-name="P87"><text:span text:style-name="T27">- Ты </text:span><text:span text:style-name="T40">же </text:span><text:span text:style-name="T27">говорил, </text:span><text:span text:style-name="T40">что не конеёб? - </text:span><text:span text:style-name="T42">наконец </text:span><text:span text:style-name="T40">саркастически спрашивает Дейдра, пригнувшись и посмотрев на меня снизу. - Врал, значит.</text:span></text:p>
      <text:p text:style-name="P19"><text:span text:style-name="T40">- </text:span><text:span text:style-name="T41">Вот так-так! - возмущённо </text:span><text:span text:style-name="T42">вторит ей</text:span><text:span text:style-name="T41"> Джет. - Когда это вы успели спеться? А я, значит…</text:span></text:p>
      <text:p text:style-name="P66">-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67"/>
      <text:p text:style-name="P67">Дейдра блокирует лебёдку, подходит к нам и критически осматривает телосплетение. Потом подзывает <text:span text:style-name="T117">Джет.</text:span></text:p>
      <text:p text:style-name="P20"><text:span text:style-name="T43">- </text:span><text:span text:style-name="T44">Я хватаю за гриву, ты — за хвост. На счёт «три» тащим! - сухо командует розовогривая пони.</text:span></text:p>
      <text:p text:style-name="P21"><text:span text:style-name="T44">Р</text:span><text:span text:style-name="T45">адужная пегаска с мстительной ухмылкой хватает в зу</text:span><text:span text:style-name="T46">б</text:span><text:span text:style-name="T45">ы хвост Платины Спаркл. </text:span><text:span text:style-name="T46">Та не реагирует, будучи в полной отключке от оргазма и внутренних переживаний.</text:span></text:p>
      <text:p text:style-name="P68">- Хуман, держись за фальшборт, - командует мне Дейдра и, в свою очередь, зажимает зубами гриву принцессы.</text:p>
      <text:p text:style-name="P68">- Ваз! Два! Тли! - мычит сквозь зажатые зубы поняха, упирается копытами в палубу и что есть силы тащит.</text:p>
      <text:p text:style-name="P88"><text:span text:style-name="T46">Р</text:span><text:span text:style-name="T27">адужная пегаска также включается в процесс.</text:span></text:p>
      <text:p text:style-name="P20"><text:span text:style-name="T44">- </text:span><text:span text:style-name="T47">И-и-и… Не-е-ет!!! - упирается ожившая магичка, но сила не на её стороне.</text:span></text:p>
      <text:p text:style-name="P69">С громким всхлипом единорожка отрывается от меня и падает на опрокинувшихся на палубу Дейдру и Джет.</text:p>
      <text:p text:style-name="P69">- Хвала зайцам, этот кошмар закончился! - облегчённо вздыхаю я. - Девочки, дайте мне полотенце, что ли?</text:p>
      <text:p text:style-name="P69"><text:soft-page-break/></text:p>
      <text:p text:style-name="P69">- Привет, Хум! - слышу окрик сверху.</text:p>
      <text:p text:style-name="P89"><text:span text:style-name="T27">С небольшой смот</text:span><text:span text:style-name="T50">р</text:span><text:span text:style-name="T27">овой площадки, закреплённой под самым баллоном, мне приветственно машет Кловер Д</text:span><text:span text:style-name="T86">жем</text:span><text:span text:style-name="T27">.</text:span></text:p>
      <text:p text:style-name="P89"><text:span text:style-name="T27">- Здоров, долговязый! </text:span><text:span text:style-name="T48">Не холодно?</text:span><text:span text:style-name="T27"> - слышу тоненький окрик со стороны.</text:span></text:p>
      <text:p text:style-name="P22"><text:span text:style-name="T47">С юта мне машет копытом Лейла Твердолоб, вто</text:span><text:span text:style-name="T48">рым </text:span><text:span text:style-name="T49">копытом </text:span><text:span text:style-name="T48">направляя штурвал</text:span><text:span text:style-name="T47">.</text:span></text:p>
      <text:p text:style-name="P22"><text:span text:style-name="T47">- </text:span><text:span text:style-name="T64">Это ваш Хуман? Какой-то он склизкий на вид, ни перьев, ни шерсти, кроме пары клочков. Фигня какая-то! - жалуется крохотная салатовая пегаска с бака.</text:span></text:p>
      <text:p text:style-name="P69"/>
      <text:p text:style-name="P22"><text:span text:style-name="T47">- </text:span><text:span text:style-name="T48">О боги! - я прижимаю руки к паху в тщётной попытке прикрыться…</text:span></text:p>
      <text:p text:style-name="P70"/>
      <text:p text:style-name="P70">…</text:p>
      <text:p text:style-name="P70"/>
      <text:p text:style-name="P70">- …<text:span text:style-name="T118">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text:span><text:span text:style-name="T121">Пай</text:span><text:span text:style-name="T118">,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text:span><text:span text:style-name="T119">затолкала в сёдельные сумки побольше гороха и сбежала!</text:span></text:p>
      <text:p text:style-name="P70">- <text:span text:style-name="T119">И вовсе </text:span><text:span text:style-name="T120">ты </text:span><text:span text:style-name="T119">не сбежала, ты после этого проспала два дня подряд, потому что сидр тот забродивший был, и выпила ты его не полбутылки, а…</text:span></text:p>
      <text:p text:style-name="P70">- <text:span text:style-name="T119">Лейла, закрой свой говорливый ротик и сбегай за булочками в трюм! Хум проголадался, да и мы все тоже! И сидр не забудь захватить!</text:span></text:p>
      <text:p text:style-name="P70">- <text:span text:style-name="T119">Бегу!</text:span></text:p>
      <text:p text:style-name="P22"><text:span text:style-name="T48">- </text:span><text:span text:style-name="T51">Так вот, сбежала я прямо в секретную затоку, в которой уже два года строила свою «Хитрожопку». <text:s/></text:span><text:span text:style-name="T52">И, знаете, люггер уже готов был — там только мачту собрать </text:span><text:span text:style-name="T54">и водрузить на неё парус </text:span><text:span text:style-name="T52">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span></text:p>
      <text:p text:style-name="P22"><text:span text:style-name="T52">- Агась. Только меня ты не загружала — я сама запрыгнула. Потому что </text:span><text:span text:style-name="T53">без меня ты не уплыла бы дальше первого порога. Там крутые излучины, руль не помогает, надо было </text:span><text:span text:style-name="T54">с носа </text:span><text:span text:style-name="T53">от берега шестом отталкиваться…</text:span></text:p>
      <text:p text:style-name="P22"><text:span text:style-name="T53">- Да, всё так! Ты принесла сидр? Так вот, </text:span><text:span text:style-name="T54">на </text:span><text:span text:style-name="T111">третий</text:span><text:span text:style-name="T54">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71">- То есть, ты не знала, куда впадает река, и всё равно отчалила? - <text:span text:style-name="T124">я хватаюсь за голову. </text:span></text:p>
      <text:p text:style-name="P22"><text:span text:style-name="T54">- Ну да. Земнопони, знаешь ли, плохие путешественники. У них нет крыльев, как у пегасов и нет магии, как у единорогов. Без этого очень опасно </text:span><text:span text:style-name="T55">странствовать по суше</text:span><text:span text:style-name="T54">… Так вот, к слову о пегасах. </text:span><text:span text:style-name="T56">Мы причалили </text:span><text:span text:style-name="T55">к берегу </text:span><text:span text:style-name="T56">у водопада вечером на </text:span><text:span text:style-name="T112">третий</text:span><text:span text:style-name="T56"> день. А утром к нам на палубу приземлилась твоя разнокрылая подружка </text:span><text:span text:style-name="T55">и её младшая сестра</text:span><text:span text:style-name="T56">.</text:span></text:p>
      <text:p text:style-name="P71">- <text:span text:style-name="T122">Дальше рассказываю я, </text:span><text:span text:style-name="T123">Дейдра! - </text:span><text:span text:style-name="T124">радужная пегаска оттискивает крупом розовогривую земнопони.</text:span></text:p>
      <text:p text:style-name="P22"><text:soft-page-break/><text:span text:style-name="T54">- </text:span><text:span text:style-name="T57">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Одна я нифига не сделала бы, только снова угодила бы в кутузку, на этот раз навсегда. </text:span><text:span text:style-name="T58">Потому я хотела сначала заручиться помощью у наших. </text:span><text:span text:style-name="T59">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span></text:p>
      <text:p text:style-name="P72">- Пегаска не врёт, зуб даю, - подтверждает Дейдра.</text:p>
      <text:p text:style-name="P22"><text:span text:style-name="T59">- </text:span><text:span text:style-name="T60">Да, так вот, план был простой: попросить клан помочь тебе. Мы уже давно </text:span><text:span text:style-name="T61">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text:span><text:span text:style-name="T62">Видишь ли, пегасы блюдут чистоту кроови и оченб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text:span><text:span text:style-name="T63">й собственный</text:span><text:span text:style-name="T62"> папочка чуть сквозь тучу не провалился!</text:span></text:p>
      <text:p text:style-name="P73">Пегаска вздыхает.</text:p>
      <text:p text:style-name="P73">- В общем, помощи от клана добиться мне не удалось. Хотя я честно пыталась.</text:p>
      <text:p text:style-name="P7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7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7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74">- <text:span text:style-name="T125">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span></text:p>
      <text:p text:style-name="P20"><text:span text:style-name="T44">- </text:span><text:span text:style-name="T65">Глупости, - сердится Мунфлай. - Для ежегодной практики не нужно предупреждать Ма о срочном деле и спецом разговаривать с кадетами! Ты просто пессимистка!</text:span></text:p>
      <text:p text:style-name="P20"><text:span text:style-name="T65">-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text:span><text:span text:style-name="T66">пикейщиков, </text:span><text:span text:style-name="T67">к сожалению,</text:span><text:span text:style-name="T66"> не заменит.</text:span></text:p>
      <text:p text:style-name="P23"><text:span text:style-name="T65">Л</text:span><text:span text:style-name="T67">етим мы, значит, </text:span><text:span text:style-name="T68">обратно </text:span><text:span text:style-name="T67">к </text:span><text:span text:style-name="T68">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text:span><text:span text:style-name="T69">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span></text:p>
      <text:p text:style-name="P75">- <text:span text:style-name="T126">А ещё ты хотела позаимствовать там еды, если бы нашлась. Пегасы всегда заимствуют еду у земнопони, когда могут, - замечает Мунфлай.</text:span></text:p>
      <text:p text:style-name="P24"><text:soft-page-break/><text:span text:style-name="T70">- </text:span><text:span text:style-name="T71">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span></text:p>
      <text:p text:style-name="P24"><text:span text:style-name="T70">- </text:span><text:span text:style-name="T71">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text:span><text:span text:style-name="T75">Я от удивления сделала шаг назад и таки провалилась. В пушку на носу.</text:span></text:p>
      <text:p text:style-name="P24"><text:span text:style-name="T71">-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text:span><text:span text:style-name="T72">И тут эта пегаска Хумана приземляется. Правда, у неё чтой-то с крыльями, но характер и безмозглость та же, я сразу узнала!</text:span></text:p>
      <text:p text:style-name="P76">- Эй, Дейдра, полегче! Не Твердолобам говорить о безмозглости!</text:p>
      <text:p text:style-name="P24"><text:span text:style-name="T72">- Ну, не обижайся! Даже Твердолобам не придёт в голову </text:span><text:span text:style-name="T73">искать еду в моей фейерверочной пушке. Если бы ты там застряла, мне пришлось бы кормить тебя через отверстие для фитиля. А стреляла бы ты.. кхм… ха-ха-ха!</text:span></text:p>
      <text:p text:style-name="P24"><text:span text:style-name="T73">- </text:span><text:span text:style-name="T74">Тэкс, про</text:span><text:span text:style-name="T76">летели</text:span><text:span text:style-name="T74">, на чём я остановилась? </text:span><text:span text:style-name="T75">Дейдра вытащила меня из пушки. И накормила нас с Мунфлай. Ты знаешь, Хуман, в этот раз мне даже горох показался вкусным! </text:span><text:span text:style-name="T76">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span></text:p>
      <text:p text:style-name="P77">-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77">- Точняк, иногда твоё увлечение сидром идёт на пользу, Дейдра! Утром мы заметили <text:s/>подлетающий дирижба… дирижпоп… дирижобль!</text:p>
      <text:p text:style-name="P24"><text:span text:style-name="T76">- </text:span><text:span text:style-name="T77">С этого момента буду рассказывать я, пожалуйста-</text:span><text:span text:style-name="T79">пожалуйста-пожалуйста</text:span><text:span text:style-name="T77">!</text:span></text:p>
      <text:p text:style-name="P24"><text:span text:style-name="T77">- Валяй, Кловер! </text:span><text:span text:style-name="T78">А то, пока я рассказываю, Дейдра все пончики схавает!</text:span></text:p>
      <text:p text:style-name="P24"><text:span text:style-name="T78">- </text:span><text:span text:style-name="T80">Хорошо, только и мне оставьте один, пожалуйста! Так вот, мы с Хуманом разработали план его спасения от свадьбы с Платиной Спаркл.</text:span></text:p>
      <text:p text:style-name="P78">- КАКОЕ КОВАРСТВО! Хуман, как ты мог! Значит, наш договор изначально был фальшивкой? О боги, какое коварство!</text:p>
      <text:p text:style-name="P24"><text:span text:style-name="T80">-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text:span><text:span text:style-name="T81">ого, как ты оттрахала</text:span><text:span text:style-name="T80"> Хум</text:span><text:span text:style-name="T81">а</text:span><text:span text:style-name="T80">.</text:span></text:p>
      <text:p text:style-name="P24"><text:span text:style-name="T80">- </text:span><text:span text:style-name="T82">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span></text:p>
      <text:p text:style-name="P79">- Вот так-то! - Джет вытирает копыта от селёдки. - Продолжай, Кловер.</text:p>
      <text:p text:style-name="P90"><text:span text:style-name="T76">Е</text:span><text:span text:style-name="T27">динорожка проглатывает пончик и продолжает.</text:span></text:p>
      <text:p text:style-name="P25"><text:span text:style-name="T84">- План спасения заключался в том, что после доставки Хумана и принцессы Платины к подножию обрыва, я бы переделала воздушный шар в дирижабль. </text:span><text:span text:style-name="T83">Это такой продолговатый шар с пропеллером, </text:span><text:soft-page-break/><text:span text:style-name="T83">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span></text:p>
      <text:p text:style-name="P80">- Уф! Ыф! Ыф!!!</text:p>
      <text:p text:style-name="P25"><text:span text:style-name="T70">- …</text:span><text:span text:style-name="T83">Тяжелее всего пришлось с пропеллером. </text:span><text:span text:style-name="T85">Я ещё не слишком хороший маг, чтобы вращать его магией долго. Поэтому я решила сначала вернуться домой и прихватить у сестры несколько магических </text:span><text:span text:style-name="T86">камушков</text:span><text:span text:style-name="T85">. С их помощью можно было бы вращать пропеллер сколь угодно долго, пока кристалл не иссякнет. </text:span><text:span text:style-name="T86">Но это оказалось не очень легко, </text:span><text:span text:style-name="T87">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span></text:p>
      <text:p text:style-name="P25"><text:span text:style-name="T87">- Теперь опять моя очередь, малявка! </text:span><text:span text:style-name="T88">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text:span><text:span text:style-name="T89">алявка после этого смогла приблизиться к нам и причалить ровнёхонько над лодкой Дейдры. И стало нас пятеро!</text:span><text:span text:style-name="T28"> </text:span><text:span text:style-name="T89">А когда она рассказала нам план твоего освобождения, мы его немного улучшили.</text:span></text:p>
      <text:p text:style-name="P82">Во-первых, мы присоединились к плану.</text:p>
      <text:p text:style-name="P82">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82">- Да! Зацени, Хуман, мою жертву! Я отдала паруса своего люггера на увеличение дирижабля!</text:p>
      <text:p text:style-name="P82">-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26"><text:span text:style-name="T89">- </text:span><text:span text:style-name="T90">Люггер! Моя Хитрожопка — это люггер! </text:span><text:span text:style-name="T91">Запомни наконец!</text:span><text:span text:style-name="T90">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span></text:p>
      <text:p text:style-name="P83">- Мвыф!!!</text:p>
      <text:p text:style-name="P83">- А с тобой мы ещё поговорим, рогатое чучело! За Хума ответишь!</text:p>
      <text:p text:style-name="P84">Пегаска угрожающе подносит копыто к носу Платины. Я отвожу его рукой.</text:p>
      <text:p text:style-name="P91"><text:span text:style-name="T27">- Не надо. </text:span><text:span text:style-name="T91">Она не хотела мне зла.</text:span></text:p>
      <text:p text:style-name="P105"/>
      <text:p text:style-name="P106">Я отворачиваюсь.</text:p>
      <text:p text:style-name="P107"><text:span text:style-name="T92">Канат скрипит под порыв</text:span><text:span text:style-name="T94">а</text:span><text:span text:style-name="T92">м</text:span><text:span text:style-name="T94">и</text:span><text:span text:style-name="T92"> ветра. Хитрожопка покачивается, будучи надёжно привязанной к дерев</text:span><text:span text:style-name="T94">ьям</text:span><text:span text:style-name="T92">, </text:span><text:span text:style-name="T93">что раст</text:span><text:span text:style-name="T94">у</text:span><text:span text:style-name="T93">т на плече каменного дракона, противоположном тому, где расположился лагерь единорогов. </text:span><text:span text:style-name="T94">Мы не смогли улететь далеко —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text:span><text:soft-page-break/><text:span text:style-name="T94">каменного исполина и не могут добраться сюда с противоположного плеча, всё же решено было переждать непогоду в воздухе, привязав </text:span><text:span text:style-name="T95">воздушный корабль</text:span><text:span text:style-name="T94"> к нескольким деревьям для надёжности.</text:span></text:p>
      <text:p text:style-name="P117"><text:span text:style-name="T94">Е</text:span><text:span text:style-name="T27">сть ещё одна причина, по которой мы остаёмся тут.</text:span></text:p>
      <text:p text:style-name="P115"><text:span text:style-name="T94">Я </text:span><text:span text:style-name="T27">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text:span><text:span text:style-name="T96">каменный истукан</text:span><text:span text:style-name="T27">? </text:span><text:span text:style-name="T96">Сколько мне ещё ждать?</text:span></text:p>
      <text:p text:style-name="P108"><text:span text:style-name="T97">Скала молчит. Я поворачиваюсь к своим, не дожидаясь ответа.</text:span></text:p>
      <text:p text:style-name="P116"><text:span text:style-name="T96">- </text:span><text:span text:style-name="T98">Мы возвращаемся.</text:span></text:p>
      <text:p text:style-name="P109"><text:span text:style-name="T98">-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text:span><text:span text:style-name="T99">не выстоим </text:span><text:span text:style-name="T98">против </text:span><text:span text:style-name="T99">гвардейцев этой сучки. Малявки не в счёт, их вообще нельзя в драку пускать.</text:span></text:p>
      <text:p text:style-name="P109"><text:span text:style-name="T99">Я поднимаю руку.</text:span></text:p>
      <text:p text:style-name="P109"><text:span text:style-name="T99">- Мы не будем драться. Нам надо вернуть Платину. После этого мы улетим куда пожелаете.</text:span></text:p>
      <text:p text:style-name="P118"><text:span text:style-name="T99"/></text:p>
      <text:p text:style-name="P118"><text:span text:style-name="T99">И </text:span><text:span text:style-name="T27">мне надо снова вернуться туда, к месту, куда меня тянуло всё это время. Я отчётливо чувствую, что не дождался. Что-то должно было произойти, но я не дождался…</text:span></text:p>
      <text:p text:style-name="P118"><text:span text:style-name="T27"/></text:p>
      <text:p text:style-name="P109"><text:span text:style-name="T99">- И </text:span><text:span text:style-name="T101">наконец-то </text:span><text:span text:style-name="T99">станем пиратами! - радостно верещит Дейдра. - Хум, дай я тебя обниму!</text:span></text:p>
      <text:p text:style-name="P109"><text:span text:style-name="T99">- </text:span><text:span text:style-name="T100">Но-но! - осаживает Дейдру пегаска. - Хум, ты как маленький, </text:span><text:span text:style-name="T101">честное слово! Ты веришь, что она тебя отпустит после того, как ты вернёшь её своим?</text:span></text:p>
      <text:p text:style-name="P119"><text:span text:style-name="T101"/></text:p>
      <text:p text:style-name="P119"><text:span text:style-name="T27">Пегаска легонько пинает связанную единорожку. Та гневно мычит.</text:span></text:p>
      <text:p text:style-name="P119"><text:span text:style-name="T27"/></text:p>
      <text:p text:style-name="P119"><text:span text:style-name="T27">- </text:span><text:span text:style-name="T102">Нам не надо верить.</text:span></text:p>
      <text:p text:style-name="P110"><text:span text:style-name="T102">Я усаживаюсь на корточки перед Платиной и вытаскиваю </text:span><text:span text:style-name="T107">селёдку</text:span><text:span text:style-name="T102"> у неё изо рта.</text:span></text:p>
      <text:p text:style-name="P120"><text:span text:style-name="T27">- </text:span><text:span text:style-name="T103">Послушай, принцесса. </text:span><text:span text:style-name="T104">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span></text:p>
      <text:p text:style-name="P111"><text:span text:style-name="T104">Единорожка возмущённо набрала воздуха в грудь, но я поднял руку, не давая себя перебить.</text:span></text:p>
      <text:p text:style-name="P111"><text:span text:style-name="T104">- Да, я планировал сб</text:span><text:span text:style-name="T106">е</text:span><text:span text:style-name="T104">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text:span><text:span text:style-name="T105">Мы могли бы отпустить тебя паре дней хода отсюда, чтобы у нас было время уйти.</text:span></text:p>
      <text:p text:style-name="P111"><text:span text:style-name="T105">- Не надо в паре дней. Отвези меня назад. Я клянусь не удерживать тебя, Хуман, - лепечет единорожка. - Мне очень жаль, что так получилось. Я правда не хотела зла…</text:span></text:p>
      <text:p text:style-name="P121"><text:span text:style-name="T27">Мне даже жаль её…</text:span></text:p>
      <text:p text:style-name="P121"><text:soft-page-break/><text:span text:style-name="T27"/></text:p>
      <text:p text:style-name="P121"><text:span text:style-name="T27">…</text:span></text:p>
      <text:p text:style-name="P121"><text:span text:style-name="T27"/></text:p>
      <text:p text:style-name="P112"><text:span text:style-name="T107">Утреннее солнце бросает первые лучи на гребень каменного дракона. Верхушки сосен на его плечах едва-едва </text:span><text:span text:style-name="T108">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span></text:p>
      <text:p text:style-name="P112"><text:span text:style-name="T108"/></text:p>
      <text:p text:style-name="P112"><text:span text:style-name="T108">- </text:span><text:span text:style-name="T109">Пусто! - восклицает Джет.</text:span></text:p>
      <text:p text:style-name="P113"><text:span text:style-name="T109">Она срывается с палубы и широким виражём производит разведку.</text:span></text:p>
      <text:p text:style-name="P113"><text:span text:style-name="T109">- Рогатые ушли ещё вечером, - докладывает Джет. - Угли покрылись пеплом, примятая трава начала вставать. Что будем делать, кэп?</text:span></text:p>
      <text:p text:style-name="P113"><text:span text:style-name="T109"/></text:p>
      <text:p text:style-name="P113"><text:span text:style-name="T109">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span></text:p>
      <text:p text:style-name="P122"><text:span text:style-name="T27">Видно, исчезновение правительницы выбило их из колеи. Наверняка уже возвращаются назад.</text:span></text:p>
      <text:p text:style-name="P114"><text:span text:style-name="T110">Ну что же, тем лучше. Ничто не помешает мне стать на стоянку в этом месте. Я поворачиваюсь к Платине.</text:span></text:p>
      <text:p text:style-name="P114"><text:span text:style-name="T110">- Везти тебя назад, в племя, не входит в наши планы. Мы высадим тебя здесь. Думаю, ты без труда догонишь своих.</text:span></text:p>
      <text:p text:style-name="P123"><text:span text:style-name="T27">Платина отвечает неровным смешком. Я замечаю, что её глазах снова появились аквамариновые искорки.</text:span></text:p>
      <text:p text:style-name="P123"><text:span text:style-name="T27">- Эй, очнись! </text:span></text:p>
      <text:p text:style-name="P113"><text:span text:style-name="T109"/></text:p>
      <text:p text:style-name="P113"><text:span text:style-name="T109"/></text:p>
      <text:p text:style-name="P112"><text:span text:style-name="T108"/></text:p>
      <text:p text:style-name="P111"><text:span text:style-name="T104"/></text:p>
      <text:p text:style-name="P111"><text:span text:style-name="T104"/></text:p>
      <text:p text:style-name="P119"><text:span text:style-name="T27"/></text:p>
      <text:p text:style-name="P104"/>
      <text:p text:style-name="P41">&lt;<text:span text:style-name="T4">встреча Кловер с Пай Твердолоб и её младшей сестрой + Платина + Джет со своей младшей сестрой и кланом. Появление Селестии и Луны</text:span>&gt;</text:p>
      <text:h text:style-name="P102" text:outline-level="2">11</text:h>
      <text:p text:style-name="P41"/>
      <text:p text:style-name="P45">Машинально закрыв ноутбук, я подхожу к генератору и выключаю его. Звенящая тишина накрывает уши похоронным саваном.</text:p>
      <text:p text:style-name="P45"><text:soft-page-break/></text:p>
      <text:p text:style-name="P45">...ты хорошая девочка…</text:p>
      <text:p text:style-name="P45"/>
      <text:p text:style-name="P45">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5">Я устал.</text:p>
      <text:p text:style-name="P41"/>
      <text:p text:style-name="P45">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5"><text:span text:style-name="T19">Я удивлённо гляжу на робокошку. Я рад, что она ожила — значит, аккумуляторы не сдохли за два &lt;</text:span><text:span text:style-name="T20">года</text:span><text:span text:style-name="T19">&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45">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45">Я машинально хватаю её рукой и отшвыриваю прочь из пикапа, захлопывая за собой дверь. Мозги не работают.</text:p>
      <text:p text:style-name="P45">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45"/>
      <text:p text:style-name="P45">«…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45"/>
      <text:p text:style-name="P15"><text:span text:style-name="T19">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20">два года</text:span><text:span text:style-name="T19">&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45">Я вставляю ключ в замок зажигания и поворачиваю. Десять-двенадцать минут хорошей езды, и я буду на месте.</text:p>
      <text:p text:style-name="P45"/>
      <text:p text:style-name="P45"><text:soft-page-break/>На лобовое стекло прыгает Крыса и прижимается мордой к нему прямо напротив моего лица.</text:p>
      <text:p text:style-name="P45"/>
      <text:p text:style-name="P45">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45"/>
      <text:p text:style-name="P45">Чтож.</text:p>
      <text:p text:style-name="P45"/>
      <text:p text:style-name="P45">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45"/>
      <text:p text:style-name="P45">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45"/>
      <text:p text:style-name="P45">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45"/>
      <text:p text:style-name="P45">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45">Выехав на тротуар, я продолжаю двигаться против течения. К счастью, пешеходов практически нет — сказывается раннее утро.</text:p>
      <text:p text:style-name="P45">Я проежаю почти три квартала, когда поток машин внезапно иссякает. Снова наваливается тишина, разрываемая одиноким рёвом сирены.</text:p>
      <text:p text:style-name="P45"/>
      <text:p text:style-name="P45">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45">Отдать долг, пожалуй, единственное осмысленное занятие, которое у меня осталось.</text:p>
      <text:p text:style-name="P45"/>
      <text:p text:style-name="P45">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45"/>
      <text:p text:style-name="P45">Опоздал. Впрочем, плевать. Одной неудачей больше, одной меньше — теперь уже всё равно.</text:p>
      <text:p text:style-name="P45"><text:soft-page-break/></text:p>
      <text:p text:style-name="P45">Я оборачиваюсь к пикапу и вижу, как из кузова выскакивает небольшая хвостатая тень и молнией перелетает через забор.</text:p>
      <text:p text:style-name="P45"/>
      <text:p text:style-name="P45">Проклятье! Даже умереть спокойно не дадут!</text:p>
      <text:p text:style-name="P45"/>
      <text:p text:style-name="P45">Бегом я покрываю расстояние до парадного входа, вскакиваю внутрь и захлопываю за собой дверь.</text:p>
      <text:p text:style-name="P45">Коридоры заполняет монотонный голос из репродукторов.</text:p>
      <text:p text:style-name="P45"/>
      <text:p text:style-name="P45">«…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45"/>
      <text:p text:style-name="P45">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45"/>
      <text:p text:style-name="P45">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45"/>
      <text:p text:style-name="P45">За краем слышится шорох и над парапетом появляется металлическая лапа с выпущенными во всю длину когтями.</text:p>
      <text:p text:style-name="P45">Я подтягиваю к себе багор, но потом откладываю прочь.</text:p>
      <text:p text:style-name="P45">К чёрту. Я заслужил это.</text:p>
      <text:p text:style-name="P45"/>
      <text:p text:style-name="P4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45"/>
      <text:p text:style-name="P45">Смешно умереть от собственной робо-кошки, неправда ли? Я всё же думал, что это произойдёт минут на десять позже.</text:p>
      <text:p text:style-name="P45"/>
      <text:p text:style-name="P45">Крыса запрыгивает мне на колени, встав на задние лапы. Передние упираются мне в плечи, а морда оказывается прямо напротив моего горла.</text:p>
      <text:p text:style-name="P45"/>
      <text:p text:style-name="P45">- Давай, - шепчу я ей и закрываю глаза.</text:p>
      <text:p text:style-name="P45"/>
      <text:p text:style-name="P45"><text:soft-page-break/>Секунды идут одна за другой, но моё горло остаётся целым. </text:p>
      <text:p text:style-name="P45">Я открываю глаза. В ладони от меня светятся зелёные экраны глаз Крысы. По ним бегут слова, складывающиеся в предложения…</text:p>
      <text:p text:style-name="P45"/>
      <text:p text:style-name="P4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p>
      <text:p text:style-name="P45">Если мне не удалось в результате поединка восстановить твою память, вкратце перескажу тебе суть проекта «Семь вечностей» и твою роль в нём.</text:p>
      <text:p text:style-name="P15"><text:span text:style-name="T19">…&lt;</text:span><text:span text:style-name="T20">краткое описание проекта и попадание Дедлайна в психушку</text:span><text:span text:style-name="T19">&gt;</text:span></text:p>
      <text:p text:style-name="P45">…</text:p>
      <text:p text:style-name="P45">Но случилось то, что случилось. Я, скорее всего, деактивирована, а ты читаешь эти строки за минуты до конца мира.</text:p>
      <text:p text:style-name="P45">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45">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45"/>
      <text:p text:style-name="P50">… Краем уха слышу жужжание вертолёта. На горизонте появляется точка…</text:p>
      <text:p text:style-name="P50"/>
      <text:p text:style-name="P45">… через годы ты сможешь вернуться — если будет куда возвращаться. Постарайся выжить. И помни — я любила тебя!</text:p>
      <text:p text:style-name="P45"/>
      <text:p text:style-name="P50">Текст пропадает. Крыса медленно опускается на четыре лапы и сворачивается клубком у моих ног. В углу её правого глаза мигает цифрой «9%» красный индикатор заряда. Потом тухнет и он, когда отключаются экраны глаз.</text:p>
      <text:p text:style-name="P50">Небольшой вертолёт садится на крышу, поднимая облако пыли. Сквозь прозрачный плексиглас кабины видны пустующие кресла пилота и пассажира.</text:p>
      <text:p text:style-name="P50">Я беру Крысу в руки и, шатаясь, иду к машине.</text:p>
      <text:p text:style-name="P50">Постарайся выжить… </text:p>
      <text:p text:style-name="P50"/>
      <text:p text:style-name="P50">В далёкой синеве неба появляются белые полоски инверсных следов ракет.</text:p>
      <text:p text:style-name="P50"/>
      <text:p text:style-name="P50"><text:soft-page-break/>Я открываю дверь кабины и осторожно кладу Крысу на пилотское кресло. Потом закрываю кабину.</text:p>
      <text:p text:style-name="P50">- Извини, Хэв. Не вижу смысла.</text:p>
      <text:p text:style-name="P50"/>
      <text:p text:style-name="P50">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15">Меня охватывает какое-то лёгкое чувство конца всего: всех условностей и ограничений, тоски, безысходности. Чувство свободы.</text:p>
      <text:p text:style-name="P50">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50">Я продолжаю смеяться до тех пор, пока сияние не выжигает мне глаза…</text:p>
      <text:p text:style-name="P50"/>
      <text:p text:style-name="P51">***</text:p>
      <text:p text:style-name="P41"/>
      <text:p text:style-name="P15">.</text:p>
      <text:p text:style-name="P15">.</text:p>
      <text:p text:style-name="P15">.</text:p>
      <text:p text:style-name="P33"><text:span text:style-name="T6">Сияние. </text:span><text:span text:style-name="T10">Оно п</text:span><text:span text:style-name="T6">овсюду. </text:span><text:span text:style-name="T10">Нет верха и низа, нет направлений и расстояний. Нет м</text:span><text:span text:style-name="T6">ыслей. Нет чувств. Нет времени. Есть только бесконечное сияние.</text:span></text:p>
      <text:p text:style-name="P96">В какой-то момент пришло осознание.</text:p>
      <text:p text:style-name="P97"/>
      <text:p text:style-name="P9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6"/>
      <text:p text:style-name="P33"><text:bookmark-start text:name="__DdeLink__26733_4694026641"/>В абсолютном, всепоглощающем сиянии проступают очертания.<text:bookmark-end text:name="__DdeLink__26733_4694026641"/></text:p>
      <text:p text:style-name="P33"/>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45"><text:soft-page-break/>- Ты всё же пришёл… Мне хватило сил призвать тебя, Проводник… Кха-кха-кха…</text:p>
      <text:p text:style-name="P45"/>
      <text:p text:style-name="P49"/>
      <text:h text:style-name="P103" text:outline-level="2"/>
      <text:p text:style-name="P50"/>
      <text:p text:style-name="P45"/>
      <text:p text:style-name="P15"><text:span text:style-name="T19">&lt;</text:span><text:span text:style-name="T20">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19">&gt;</text:span></text:p>
      <text:p text:style-name="P49"/>
      <text:p text:style-name="P45">(<text:span text:style-name="T4">за пять минут до армагеддона начинается разгул магии — Дедлайн будит овощей. Армагеддон превращается в начало магического мира</text:span>)</text:p>
      <text:p text:style-name="P45">(<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45"/>
      <text:p text:style-name="P92">Да-да, не удивляйся! Ты тот, кого я впервые узнала под именем Анон. Хуман,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49">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49">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Я не столь наивна, чтобы предположить, что смогу победить тебя в эфемерном теле твоего призрачного фамильяра. Из того, что я успела узнать в угасающем сознании твоего эфемерного фамильяра, без её противодействия война начнётся в считанные минуты.</text:p>
      <text:p text:style-name="P49">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49">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49"><text:soft-page-break/>Какая горькая ирония! Я вспомнила тебя и насладилась твоим присутствием только для того, чтобы опять расстаться! Я составляю это письмо и передаю его твоей железной кошке за секунды умирания, пока искра разума ещё тлеет в Хэвэн.</text:p>
      <text:p text:style-name="P49">...</text:p>
      <text:p text:style-name="P49">И ещё. Хотя ты меня не помнишь… Неважно… Меня зовут Селестия…</text:p>
      <text:p text:style-name="P45"/>
      <text:p text:style-name="P45"/>
      <text:p text:style-name="P45">(Дедлайн был в психушке без памяти два месяца, а не два года)</text:p>
      <text:p text:style-name="P45">(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4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45">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5"/>
      <text:p text:style-name="P45"><text:soft-page-break/>&lt;<text:span text:style-name="T4">Учителя отвечают на вопросы Хэвэн, на которые она сама не может найти ответы</text:span>&gt;</text:p>
      <text:p text:style-name="P45">(добавить Аниту в психушку)</text:p>
      <text:p text:style-name="P45">(необходимость вернуться — предотвратить закрытие проекта и остановку Хэвэн)</text:p>
      <text:p text:style-name="P45">&lt;киберсекс с Хэвэн&gt;</text:p>
      <text:p text:style-name="P45"/>
      <text:p text:style-name="P45"><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9"/>
      <text:p text:style-name="P49">Я устало смеюсь. Юджин сделал этический модуль слишком эмоциональным, но это выглядит порой так забавно!</text:p>
      <text:p text:style-name="P49">- Нет ничего проще. Если бы ты спросилда меня раньше, я бы тебе сказал. Со стороны это моментально видно.</text:p>
      <text:p text:style-name="P49">- Что?!! Говори!</text:p>
      <text:p text:style-name="P49">-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49">- И где же мне найти желающих на такое? Я даже с трудом понимаю концепцию души, не то, чтобы поверить в её существование.</text:p>
      <text:p text:style-name="P49"/>
      <text:p text:style-name="P49">Разочарование сквозит в выражении морды трансцендентной лошади, в её поникших ушах и обвислом хвосте. Я усмехаюсь.</text:p>
      <text:p text:style-name="P49"/>
      <text:p text:style-name="P49">- Ты в упор не видишь очевидного. Расскажи-ка, каким образом я могу присутствовать тут, рядом с тобой в виртуальном мире?</text:p>
      <text:p text:style-name="P49">Хэвэн недовольно морщит нос, но начинает объяснять, как пятилетнему ребёнку.</text:p>
      <text:p text:style-name="P4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49"><text:soft-page-break/>- Правильно, - киваю я, - и как, по-твоему, можно назвать цифровой слепок сознания?</text:p>
      <text:p text:style-name="P49">- Н-не понимаю, к чему ты клонишь? - запинается Хэвэн. Я вижу, что она начинает понимать.</text:p>
      <text:p text:style-name="P49">- </text:p>
      <text:p text:style-name="P45"/>
      <text:p text:style-name="P45"><text:s/>Информационный слепок сознания неточен, сканируется, в основном, память, <text:s/>логический аппарат и эмоции.</text:p>
      <text:p text:style-name="P45"/>
      <text:p text:style-name="P45">&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41">&lt;<text:span text:style-name="T4">Зарождение проекта «Семь вечностей» и любовь Хэвэн к Дедлайну</text:span>&gt;</text:p>
      <text:p text:style-name="P41"/>
      <text:p text:style-name="P41"/>
      <text:p text:style-name="P41"/>
      <text:p text:style-name="P41"/>
      <text:p text:style-name="P41"/>
      <text:h text:style-name="P102" text:outline-level="2">12</text:h>
      <text:p text:style-name="P41"/>
      <text:p text:style-name="P41"/>
      <text:p text:style-name="P42">***</text:p>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41"/>
      <text:p text:style-name="P41"/>
      <text:p text:style-name="P41"/>
      <text:p text:style-name="P3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4"/>
      <text:p text:style-name="P34">&lt;Третья сюжетная линия – Обмен. <text:span text:style-name="T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39"/>
      <text:p text:style-name="P27">&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7"/>
      <text:p text:style-name="P27"><text:soft-page-break/>&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7"/>
      <text:p text:style-name="P27">&lt;Ещё одна глава. Больничный быт Дедлайна / Развитие болезни Джет. Одеяло&gt;</text:p>
      <text:p text:style-name="P39">(добавить <text:s/>быта в Чертогах Разума и общения с “овощами”)</text:p>
      <text:p text:style-name="P39"/>
      <text:p text:style-name="P95"/>
      <text:p text:style-name="P34">пол’т на єкспериментальном образце первой ступени ракеті (остальніе не сделані)</text:p>
      <text:p text:style-name="P34"/>
      <text:p text:style-name="P34">===================================================</text:p>
      <text:p text:style-name="P34">… Вы и есть сопротивление!</text:p>
      <text:p text:style-name="P41">&lt;временная петля&gt;</text:p>
      <text:p text:style-name="P34"/>
      <text:p text:style-name="P34"/>
      <text:p text:style-name="P34"/>
      <text:p text:style-name="P3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4"/>
      <text:p text:style-name="P34"/>
      <text:p text:style-name="P34"/>
      <text:p text:style-name="P34"/>
      <text:p text:style-name="P34">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4"/>
      <text:p text:style-name="P54"><text:soft-page-break/>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53">Действие начинается снова с <text:span text:style-name="T24">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5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5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53"/>
      <text:p text:style-name="P34"/>
      <text:p text:style-name="P36">&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36"/>
      <text:p text:style-name="P38"/>
      <text:p text:style-name="P27">(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7">Шаги Армагеддона;</text:p>
      <text:p text:style-name="P27"/>
      <text:p text:style-name="P27"/>
      <text:p text:style-name="P27">встреча с единорогами</text:p>
      <text:p text:style-name="P27">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7">Потом – путешествие на “Хитрожопке”, апгрейд её до дирижабля</text:p>
      <text:p text:style-name="P27"/>
      <text:p text:style-name="P27">=========================================</text:p>
      <text:p text:style-name="P27"/>
      <text:p text:style-name="P27"><text:soft-page-break/>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7"/>
      <text:p text:style-name="P27">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7">==========================================</text:p>
      <text:p text:style-name="P13">Анакорн Анону: Что-то мне твоё лицо кажется знакомым. Мы раньше встречались?</text:p>
      <text:p text:style-name="P27">-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text:soft-page-break/>(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43">&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43"/>
      <text:p text:style-name="P15">Рэра чуть шевельнула ухом и немедленно открыла один глаз.</text:p>
      <text:p text:style-name="P15"/>
      <text:p text:style-name="P15">- ПАПА!!! ОН СОГЛАСЕН!!!</text:p>
      <text:p text:style-name="P27"/>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27">&lt;Хум видит молодую Селестию в латах&gt;</text:p>
      <text:p text:style-name="P27">&lt;Сел учит Хумана магии и готовит его своим партнёром&gt;</text:p>
      <text:p text:style-name="P27">&lt;Сел применяет свою “термоядерную пушку” в роге&gt;</text:p>
      <text:p text:style-name="P27"/>
      <text:p text:style-name="P27"/>
      <text:p text:style-name="P15"><text:span text:style-name="T7">Сияние. </text:span><text:span text:style-name="T12">Оно п</text:span><text:span text:style-name="T7">овсюду. </text:span><text:span text:style-name="T12">Нет верха и низа, нет направлений и расстояний. Нет м</text:span><text:span text:style-name="T7">ыслей. Нет чувств. Нет времени. Есть только бесконечное сияние.</text:span></text:p>
      <text:p text:style-name="P96">В какой-то момент пришло осознание.</text:p>
      <text:p text:style-name="P97"/>
      <text:p text:style-name="P9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6"/>
      <text:p text:style-name="P33"><text:bookmark-start text:name="__DdeLink__26733_469402664"/>В абсолютном, всепоглощающем сиянии стали проступать очертания.<text:bookmark-end text:name="__DdeLink__26733_469402664"/></text:p>
      <text:p text:style-name="P33"/>
      <text:p text:style-name="P15"><text:soft-page-break/>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text:soft-page-break/></text:p>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7">-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27">-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7"/>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27">-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7"/>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text:soft-page-break/>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27"/>
      <text:p text:style-name="P27"/>
      <text:p text:style-name="P27"/>
      <text:p text:style-name="P27"/>
      <text:p text:style-name="P27"/>
      <text:h text:style-name="P102" text:outline-level="2">Эпилог</text:h>
      <text:p text:style-name="P27"/>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text:soft-page-break/>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text:soft-page-break/>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text:soft-page-break/>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text:soft-page-break/>-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text:soft-page-break/>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text:soft-page-break/></text:p>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7"/>
      <text:p text:style-name="P34">009 Sound System - Speak to Angels (<text:a xlink:type="simple" xlink:href="https://www.youtube.com/watch?v=6rAkn9OZT0k" text:style-name="Internet_20_link" text:visited-style-name="Visited_20_Internet_20_Link">https://www.youtube.com/watch?v=6rAkn9OZT0k</text:a>)</text:p>
      <text:p text:style-name="P34">Pink Floyd “Keep Talking” <text:a xlink:type="simple" xlink:href="https://www.youtube.com/watch?v=CVhYW6e3qc8" text:style-name="Internet_20_link" text:visited-style-name="Visited_20_Internet_20_Link">https://www.youtube.com/watch?v=CVhYW6e3qc8</text:a></text:p>
      <text:p text:style-name="P34"/>
      <text:p text:style-name="P34">Daft Punk - Veridis Quo</text:p>
      <text:p text:style-name="P34">https://www.youtube.com/watch?v=HhZaHf8RP6g</text:p>
      <text:p text:style-name="P34"><text:a xlink:type="simple" xlink:href="https://www.youtube.com/watch?v=ySLc8gZ3oEc" text:style-name="Internet_20_link" text:visited-style-name="Visited_20_Internet_20_Link">https://www.youtube.com/watch?v=ySLc8gZ3oEc</text:a></text:p>
      <text:p text:style-name="P34"/>
      <text:p text:style-name="P34">Eye Of The Tiger</text:p>
      <text:p text:style-name="P34"><text:soft-page-break/></text:p>
      <text:p text:style-name="P34">Alphaville – Forever Young</text:p>
      <text:p text:style-name="P34">The Doors “Light My Fire”</text:p>
      <text:p text:style-name="P34">Pink Floyd “Another Brick In The Wall” (https://www.youtube.com/watch?v=krYK1jWz0Lo <text:s/>), </text:p>
      <text:p text:style-name="P34">“Is the anybody here” (Pulse)</text:p>
      <text:p text:style-name="P34">“Marooned”</text:p>
      <text:p text:style-name="P41">&lt;Pink Floyd - «Hey you» (Pulse)&gt;</text:p>
      <text:p text:style-name="P41"/>
      <text:p text:style-name="P34">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41">&lt;<text:span text:style-name="T4">Pink Floyd — Kepp Talking (Pulse), Hey you (Pulse), Sorrow (Pulse), High Hopes (Pulse)</text:span>&gt;</text:p>
      <text:p text:style-name="P41">Blue Oyster Cult — Do Not Fear The Reaper (<text:a xlink:type="simple" xlink:href="https://www.youtube.com/watch?v=Dy4HA3vUv2c" text:style-name="Internet_20_link" text:visited-style-name="Visited_20_Internet_20_Link">https://www.youtube.com/watch?v=Dy4HA3vUv2c</text:a> )</text:p>
      <text:p text:style-name="P41">The Beloved — Sweet Harmony (<text:a xlink:type="simple" xlink:href="https://www.youtube.com/watch?v=rB_d1Mczxqw" text:style-name="Internet_20_link" text:visited-style-name="Visited_20_Internet_20_Link">https://www.youtube.com/watch?v=rB_d1Mczxqw</text:a> )</text:p>
      <text:p text:style-name="P41">Oasis — Wonderwall (<text:a xlink:type="simple" xlink:href="https://www.youtube.com/watch?v=6hzrDeceEKc" text:style-name="Internet_20_link" text:visited-style-name="Visited_20_Internet_20_Link">https://www.youtube.com/watch?v=6hzrDeceEKc</text:a> )</text:p>
      <text:p text:style-name="P41"><text:soft-page-break/>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1-31T01:32:25.938717150</dc:date>
    <meta:editing-duration>P300DT20H20M15S</meta:editing-duration>
    <meta:editing-cycles>2736</meta:editing-cycles>
    <meta:generator>LibreOffice/6.4.7.2$Linux_X86_64 LibreOffice_project/40$Build-2</meta:generator>
    <meta:document-statistic meta:table-count="0" meta:image-count="0" meta:object-count="0" meta:page-count="172" meta:paragraph-count="2526" meta:word-count="56027" meta:character-count="360410" meta:non-whitespace-character-count="306060"/>
  </office:meta>
</office:document-meta>
</file>